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family="paragraph" style:master-page-name="rststyle-pagedefault" style:name="P1003" style:parent-style-name="rststyle-title"/>
  </office:automatic-styles>
  <office:body>
    <office:text>
      <text:p text:style-name="P1003">Handling Compiler and other Package Dependencies</text:p>
      <text:p text:style-name="rststyle-textbody">When creating a collection of software (applications and libraries)
for users to use, there is the problem of ensuring that the
user is using the correct builds of everything.  Generally,
if an user is attempting to compile code making use of the system
software collection, you want to ensure that the user is compiling
his code with the same compiler that was used to compile the library.
This tends to be particularly true of C++ and Fortran code using modules,
and parallel codes using MPI libraries.</text:p>
      <text:p text:style-name="rststyle-textbody">As a result, in environments supporting multiple compilers,
software libraries often end up with multiple installs of libraries
and applications of the same version, depending on the compiler
and other libraries used to build them.  Sometimes there are
even additional installs for variants with different threading
models, number formats, level of vectorization support, etc.
This cookbook describes various strategies for handling the modulefiles
to support all these different builds for each package.</text:p>
      <text:p text:style-name="rststyle-textbody">For each strategy, we will provide an overview of how it works,
and then show how an user might interact with it, usually a similar
sequence for each case.  We wish to explore how, and how well, each strategy
succeeds in handling the multiple builds of the same version of a package,
including</text:p>
      <text:list text:style-name="rststyle-enumlist-arabic">
        <text:list-item>
          <text:p text:style-name="rststyle-enumitem">Basic dependency handling: seeing how well the strategy supports
the loading of the correct build of a package depending on the previously
loaded dependencies.  And if no appropriate build is available, they should
error accordingly.</text:p>
        </text:list-item>
        <text:list-item>
          <text:p text:style-name="rststyle-enumitem">The <text:span text:style-name="rststyle-inlineliteral">module switch</text:span> command and more advanced dependency handling: how
well the strategy supports more advanced cases.  E.g. a case wherein several
modules are loaded and the user replaces a module upon which other modules
currently loaded depend.  In general, how well the strategy prevents the
user's set of loaded modules from being incompatible.</text:p>
        </text:list-item>
        <text:list-item>
          <text:p text:style-name="rststyle-enumitem">Visibility into what packages are available.  This includes being able
to readily see all of the packages installed, seeing what versions of packages
are available for a given compiler/MPI/etc combination, and seeing for
which compiler/MPI/etc combinations a specific version of a package is available.</text:p>
        </text:list-item>
        <text:list-item>
          <text:p text:style-name="rststyle-enumitem">How easily the user can navigate the modules for the builds.  This
includes how well partial modulenames (e.g. omitting version, etc) are
handled by the different strategies.</text:p>
        </text:list-item>
      </text:list>
      <text:p text:style-name="rststyle-textbody">We then try to summarize the strengths, weaknesses, and other attributes of
each strategy.  We also try to discuss differences in using on older (3.x)
and newer (4.x) Environmental Modules versions.</text:p>
      <text:p text:style-name="rststyle-textbody">In addition to displaying examples for each strategy in this
document, we have set up a the test environment as a playground in
which you can explore.</text:p>
      <text:section text:name="Section1" text:style-name="Sect1">
        <text:h text:outline-level="1" text:style-name="rststyle-heading1">Contents</text:h>
        <text:list text:style-name="rststyle-enumlist-arabic">
          <text:list-item>
            <text:p text:style-name="rststyle-enumitem">Overview of Examples</text:p>
          </text:list-item>
          <text:list-item>
            <text:p text:style-name="rststyle-enumitem">Flavours Strategy</text:p>
          </text:list-item>
          <text:list-item>
            <text:p text:style-name="rststyle-enumitem">Home-brewed Flavors Strategy</text:p>
          </text:list-item>
          <text:list-item>
            <text:p text:style-name="rststyle-enumitem">Modulerc-based Strategy</text:p>
          </text:list-item>
          <text:list-item>
            <text:p text:style-name="rststyle-enumitem">Modulepath-based Strategy</text:p>
          </text:list-item>
          <text:list-item>
            <text:p text:style-name="rststyle-enumitem">Comparison of Strategies</text:p>
          </text:list-item>
        </text:list>
      </text:section>
      <text:section text:name="Section2" text:style-name="Sect1">
        <text:h text:outline-level="1" text:style-name="rststyle-heading1">Overview of Examples</text:h>
        <text:p text:style-name="rststyle-textbody">The examples are a bit more elaborate than in some other cookbooks, so
the directory structure under <text:span text:style-name="rststyle-inlineliteral">doc/example/compiler-etc-dependencies</text:span>
is similarly more complicated.</text:p>
        <text:section text:name="Section3" text:style-name="Sect2">
          <text:h text:outline-level="2" text:style-name="rststyle-heading2">Example Software Library</text:h>
          <text:p text:style-name="rststyle-textbody">For the purpose of the examples and the playground, we have created
a fake example software library, rooted at the subdirectory
<text:span text:style-name="rststyle-inlineliteral">doc/example/compiler-etc-dependencies/fake-sw-root</text:span> beneath where
you placed the modules source files.  This software tree is intended
to represent some of the features you might see in a real software
tree, which supports various compiler and MPI libraries, and  that has
been added to over time, and not always in the most systematic way.</text:p>
          <text:p text:style-name="rststyle-textbody">The example software library does not contain any real code; there are
dummy scripts for e.g. <text:span text:style-name="rststyle-inlineliteral">gcc</text:span>, <text:span text:style-name="rststyle-inlineliteral">mpirun</text:span>, etc.  which just echo then
name of the code and what version, compiler, etc. it was supposed to be
built for, which is handy to show in the examples that the modulefiles
are working as expected.  It also shows how such a directory tree might
be laid out --- the details of the layout will affect some of the code
in the modulefiles, etc.  The directory structure can be altered to
fit your standards, but would require some minor modification to the
modulefiles, etc.
Note that there are also a bunch of subdirectories named <text:span text:style-name="rststyle-inlineliteral">1</text:span>
containing symlinks, these are for the strategy using the Flavours add-on and are
discussed in that section.</text:p>
          <text:p text:style-name="rststyle-textbody">The software in the example software library consists of:</text:p>
          <text:list text:style-name="rststyle-blockquote-bulletlist">
            <text:list-item>
              <text:p text:style-name="rststyle-blockquote-bulletitem">GNU compiler versions 8.2.0 and 9.1.0</text:p>
            </text:list-item>
            <text:list-item>
              <text:p text:style-name="rststyle-blockquote-bulletitem">Intel Parallel Studio suite, versions 2018 and 2019.</text:p>
              <text:list text:style-name="rststyle-blockquote-bulletlist">
                <text:list-item>
                  <text:p text:style-name="rststyle-blockquote-bulletitem">We assume this includes Intel compilers, Intel MPI, and MKL, and that loading the intel module
will setup the environment for all of the above.</text:p>
                </text:list-item>
              </text:list>
            </text:list-item>
            <text:list-item>
              <text:p text:style-name="rststyle-blockquote-bulletitem">PGI compiler suite versions 18.4 and 19.4</text:p>
            </text:list-item>
            <text:list-item>
              <text:p text:style-name="rststyle-blockquote-bulletitem">OpenMPI version 4.0, built for:</text:p>
              <text:list text:style-name="rststyle-blockquote-bulletlist">
                <text:list-item>
                  <text:p text:style-name="rststyle-blockquote-bulletitem">gcc/9.1.0</text:p>
                </text:list-item>
                <text:list-item>
                  <text:p text:style-name="rststyle-blockquote-bulletitem">intel/2019</text:p>
                </text:list-item>
                <text:list-item>
                  <text:p text:style-name="rststyle-blockquote-bulletitem">pgi/19.4</text:p>
                </text:list-item>
              </text:list>
            </text:list-item>
            <text:list-item>
              <text:p text:style-name="rststyle-blockquote-bulletitem">OpenMPI version 3.1, built for:</text:p>
              <text:list text:style-name="rststyle-blockquote-bulletlist">
                <text:list-item>
                  <text:p text:style-name="rststyle-blockquote-bulletitem">gcc versions 8.2.0 and 9.1.0</text:p>
                </text:list-item>
                <text:list-item>
                  <text:p text:style-name="rststyle-blockquote-bulletitem">intel versions  2018 and 2019</text:p>
                </text:list-item>
                <text:list-item>
                  <text:p text:style-name="rststyle-blockquote-bulletitem">pgi versions 18.4 and 19.4</text:p>
                </text:list-item>
              </text:list>
            </text:list-item>
            <text:list-item>
              <text:p text:style-name="rststyle-blockquote-bulletitem">mvapich version 2.3.1, built for:</text:p>
              <text:list text:style-name="rststyle-blockquote-bulletlist">
                <text:list-item>
                  <text:p text:style-name="rststyle-blockquote-bulletitem">gcc/9.1.0</text:p>
                </text:list-item>
                <text:list-item>
                  <text:p text:style-name="rststyle-blockquote-bulletitem">intel/2019</text:p>
                </text:list-item>
                <text:list-item>
                  <text:p text:style-name="rststyle-blockquote-bulletitem">pgi/19.4</text:p>
                </text:list-item>
              </text:list>
            </text:list-item>
            <text:list-item>
              <text:p text:style-name="rststyle-blockquote-bulletitem">mvapich version 2.1, built for:</text:p>
              <text:list text:style-name="rststyle-blockquote-bulletlist">
                <text:list-item>
                  <text:p text:style-name="rststyle-blockquote-bulletitem">gcc versions 8.2.0 and 9.1.0</text:p>
                </text:list-item>
                <text:list-item>
                  <text:p text:style-name="rststyle-blockquote-bulletitem">intel versions  2018 and 2019</text:p>
                </text:list-item>
                <text:list-item>
                  <text:p text:style-name="rststyle-blockquote-bulletitem">pgi versions 18.4 and 19.4</text:p>
                </text:list-item>
              </text:list>
            </text:list-item>
            <text:list-item>
              <text:p text:style-name="rststyle-blockquote-bulletitem">foo version 2.4, built for:</text:p>
              <text:list text:style-name="rststyle-blockquote-bulletlist">
                <text:list-item>
                  <text:p text:style-name="rststyle-blockquote-bulletitem">gcc/9.1.0 and openmpi/4.0</text:p>
                </text:list-item>
                <text:list-item>
                  <text:p text:style-name="rststyle-blockquote-bulletitem">gcc/9.1.0 and mvapich/2.3.1</text:p>
                </text:list-item>
                <text:list-item>
                  <text:p text:style-name="rststyle-blockquote-bulletitem">gcc/9.1.0 and no MPI</text:p>
                </text:list-item>
                <text:list-item>
                  <text:p text:style-name="rststyle-blockquote-bulletitem">intel/2019 and openmpi/4.0</text:p>
                </text:list-item>
                <text:list-item>
                  <text:p text:style-name="rststyle-blockquote-bulletitem">intel/2019 and mvapich/2.3.1</text:p>
                </text:list-item>
                <text:list-item>
                  <text:p text:style-name="rststyle-blockquote-bulletitem">intel/2019 and intelmpi</text:p>
                </text:list-item>
                <text:list-item>
                  <text:p text:style-name="rststyle-blockquote-bulletitem">intel/2019 and no MPI</text:p>
                </text:list-item>
                <text:list-item>
                  <text:p text:style-name="rststyle-blockquote-bulletitem">pgi/19.4 and openmpi/3.1</text:p>
                </text:list-item>
                <text:list-item>
                  <text:p text:style-name="rststyle-blockquote-bulletitem">pgi/19.4 and no MPI</text:p>
                </text:list-item>
              </text:list>
            </text:list-item>
            <text:list-item>
              <text:p text:style-name="rststyle-blockquote-bulletitem">foo version 1.1, built for:</text:p>
              <text:list text:style-name="rststyle-blockquote-bulletlist">
                <text:list-item>
                  <text:p text:style-name="rststyle-blockquote-bulletitem">gcc/8.2.0 and openmpi/3.1</text:p>
                </text:list-item>
                <text:list-item>
                  <text:p text:style-name="rststyle-blockquote-bulletitem">gcc/8.2.0 and mvapich/2.1</text:p>
                </text:list-item>
                <text:list-item>
                  <text:p text:style-name="rststyle-blockquote-bulletitem">gcc/8.2.0 and no MPI</text:p>
                </text:list-item>
                <text:list-item>
                  <text:p text:style-name="rststyle-blockquote-bulletitem">intel/2018 and openmpi/3.1</text:p>
                </text:list-item>
                <text:list-item>
                  <text:p text:style-name="rststyle-blockquote-bulletitem">intel/2018 and mvapich/2.1</text:p>
                </text:list-item>
                <text:list-item>
                  <text:p text:style-name="rststyle-blockquote-bulletitem">intel/2018 and intelmpi</text:p>
                </text:list-item>
                <text:list-item>
                  <text:p text:style-name="rststyle-blockquote-bulletitem">intel/2018 and no MPI</text:p>
                </text:list-item>
                <text:list-item>
                  <text:p text:style-name="rststyle-blockquote-bulletitem">pgi/18.4 and openmpi/3.1</text:p>
                </text:list-item>
                <text:list-item>
                  <text:p text:style-name="rststyle-blockquote-bulletitem">pgi/18.4 and mvapich/2.1</text:p>
                </text:list-item>
                <text:list-item>
                  <text:p text:style-name="rststyle-blockquote-bulletitem">pgi/18.4 and no MPI</text:p>
                </text:list-item>
              </text:list>
            </text:list-item>
            <text:list-item>
              <text:p text:style-name="rststyle-blockquote-bulletitem">bar version 5.4, built with:</text:p>
            </text:list-item>
          </text:list>
          <text:list text:style-name="rststyle-blockquote-bulletlist">
            <text:list-item>
              <text:p text:style-name="rststyle-blockquote-bulletitem">gcc/9.1.0 and supporting avx2</text:p>
            </text:list-item>
            <text:list-item>
              <text:p text:style-name="rststyle-blockquote-bulletitem">gcc/9.1.0 and supporting avx</text:p>
            </text:list-item>
          </text:list>
          <text:list text:style-name="rststyle-bulletlist">
            <text:list-item>
              <text:p text:style-name="rststyle-bulletitem">bar version 4.7, built for:</text:p>
              <text:list text:style-name="rststyle-bulletlist">
                <text:list-item>
                  <text:p text:style-name="rststyle-bulletitem">gcc/8.2.0 and supporting avx</text:p>
                </text:list-item>
                <text:list-item>
                  <text:p text:style-name="rststyle-bulletitem">gcc/8.2.0 and supporting sse4.1</text:p>
                </text:list-item>
              </text:list>
            </text:list-item>
          </text:list>
          <text:p text:style-name="rststyle-textbody">I.e., we have 3 families of compiler suites with 2 different versions each.  And
two MPI families (openmpi and mvapich) with two versions each, with the
most recent version only built with the latest compiler version of each family,
and the older version built with both versions of each compiler family.
In addition, it is assumed that the intel compiler suites include Intel's MPI
library built for that compiler.  The application foo depends on the compiler and optionally on MPI libraries
and has two versions; the newer version <text:span text:style-name="rststyle-emphasis">mostly</text:span> has builds for the latest compiler
and MPI (for pgi it only supports the latest compiler and older openmpi), and the
older version <text:span text:style-name="rststyle-emphasis">mostly</text:span> has builds for the older compiler and MPI.  The bar application
depends on compiler and has variants depending on size of integers used in the API.</text:p>
          <text:p text:style-name="rststyle-textbody">We also assume that the gcc/8.2.0 compiler is the system default; i.e. it is
the compiler provided by default by the Linux distro used by the system, and
therefore might potentially be available to users without loading any modules.</text:p>
        </text:section>
        <text:section text:name="Section4" text:style-name="Sect2">
          <text:h text:outline-level="2" text:style-name="rststyle-heading2">More directories under doc/example/compiler-etc-dependencies</text:h>
          <text:p text:style-name="rststyle-textbody">The modulefiles for the different strategies do not play well with each
other, in part because we use the same names for many of the modules
between strategies.  So in addition to the <text:span text:style-name="rststyle-inlineliteral">fake-sw-root</text:span> subdirectory,
each strategy has its own modulepath tree subdirectory
underneath <text:span text:style-name="rststyle-inlineliteral">doc/example/compiler-etc-dependencies</text:span>.  There are some minor
differences between the modulefiles for the Modulerc-based strategy
depending on whether Environmental Modules 3.x or 4.x is being used,
so we actually have two trees for that case (modulerc3 and modulerc4).</text:p>
          <text:p text:style-name="rststyle-textbody">As there are a fair number of modulefiles, we make use of various tricks
in the cookbook Tips for Code Reuse
to minimize the amount of repeated
code.  In general, the actual modulefiles are small "stubfiles", setting one or a few
Tcl variables, and then sourcing a <text:span text:style-name="rststyle-inlineliteral">common</text:span> tcl file which does all the
real work.   Symlinks are used where possible to avoid duplicating files.
The Modulerc-based strategy also uses some complicated .modulerc files; these
are fairly generic and to avoid redundancy are symlinked into the appropriate
places in modulepath tree from the <text:span text:style-name="rststyle-inlineliteral">modrc_common</text:span> directory.</text:p>
          <text:p text:style-name="rststyle-textbody">We also in some cases use Tcl procedures; for the sake of the
examples these our sourced in the files as needed, but if one were to
use the strategies needing such in production it would be better to follow
the suggestions in
Expose Procedures and Variables to Modulefiles and
place the required procedures in site config script.
The various tcl procedures are placed in the <text:span text:style-name="rststyle-inlineliteral">tcllib</text:span> sub-directory, outside
of the modulepaths.  These are actually broken up into multiple files
for the purpose of this cookbook (so that smaller chunks of code can be
looked at in this document).</text:p>
          <text:p text:style-name="rststyle-textbody">The <text:span text:style-name="rststyle-inlineliteral">example-sessions</text:span> subdirectory contains various shell scripts
used for the usage examples for each strategy (shell scripts are used
because there are some slight variations required between the strategies),
as well as the outputs of running such scripts.  Subdirectories exist
for each strategy, and beneath them for each of the two Environmental
Modules versions (3.2.10 and 4.3.1) used; for brevity not all of them
are shown in this document, especially as the 3.x and 4.x differences
are often small.  In the example outputs, the Environmental Modules
version and the strategy being employed is indicated in the shell prompt
(e.g. <text:span text:style-name="rststyle-inlineliteral">mod3.2.10-flavours</text:span> or <text:span text:style-name="rststyle-inlineliteral">mod4.3.1 (modulerc)</text:span>).</text:p>
        </text:section>
        <text:section text:name="Section5" text:style-name="Sect2">
          <text:h text:outline-level="2" text:style-name="rststyle-heading2">Using the playground environments</text:h>
          <text:p text:style-name="rststyle-textbody">Although we strive to provide a decent discussion in this cookbook,
you are encouraged to try things out in the playground in order to
get a better feel for things.</text:p>
          <text:p text:style-name="rststyle-textbody">Because we use some modulefile names (e.g. gcc, intel, pgi, openmpi, etc)
that likely are present on your system as well, it is recommended
that if you wish to explore the playground environment that you
spawn a new shell, do a "module purge", and then set your <text:span text:style-name="rststyle-inlineliteral">MODULEPATH</text:span>
environmental variable appropriately for the specific strategy.</text:p>
          <text:p text:style-name="rststyle-textbody">The Flavours strategy, as will be discussed, requires some modifications
to your Environmental Modules installation.  It is recommended that
you you make a copy or new installation (for Flavours, a 3.x install
works best), and then spawn a new shell and initialize the new Flavours
install in that first.  Flavours code is not provided with this cookbook.</text:p>
          <text:p text:style-name="rststyle-textbody">Some of the modulefiles, etc. require knowledge of where they were
installed.  To avoid requiring you to update lines in numerous
files, we require you to set the environmental variable
<text:span text:style-name="rststyle-inlineliteral">MOD_GIT_ROOTDIR</text:span> to location where the modules git working directory
was cloned.  E.g., if you issued the command
<text:span text:style-name="rststyle-inlineliteral">module clone  https://github.com/cea-hpc/modules.git ~/modules.test</text:span>
you should set <text:span text:style-name="rststyle-inlineliteral">MOD_GIT_ROOTDIR</text:span> to <text:span text:style-name="rststyle-inlineliteral">~/modules.test</text:span>.  Please
ensure it is exported (use <text:span text:style-name="rststyle-inlineliteral">setenv</text:span> in csh and related shells,
or <text:span text:style-name="rststyle-inlineliteral">export</text:span> in Bourne derived shells like bash).  This is just
a hack to make the examples work better; if you opt to use one of
these strategies in production, you will want to hard code some
relevant paths; the comments in the modulefiles will describe
what needs to be done.</text:p>
          <text:p text:style-name="rststyle-textbody">Some more detail on setting up the playground is given at the
start of the Examples section for each strategy.</text:p>
        </text:section>
      </text:section>
      <text:section text:name="Section6" text:style-name="Sect1">
        <text:h text:outline-level="1" text:style-name="rststyle-heading1">Flavours Strategy</text:h>
        <text:p text:style-name="rststyle-textbody">The Flavours strategy uses the Flavours extension to Tcl Environmental
Modules from Mark Dixon at the University of Leeds.  The code is available
via git, etc. from <text:span text:style-name="rststyle-inlineliteral">https://sourceforge.net/projects/flavours</text:span>.  Unlike the
other strategies discussed, this requires the separate download and installation
of an extension to Environmental Modules.</text:p>
        <text:section text:name="Section7" text:style-name="Sect2">
          <text:h text:outline-level="2" text:style-name="rststyle-heading2">Installation and Implementation</text:h>
          <text:p text:style-name="rststyle-textbody">More details can be found at the website for this extension, but to install this
you basically just need to:</text:p>
          <text:list text:style-name="rststyle-enumlist-arabic">
            <text:list-item>
              <text:p text:style-name="rststyle-enumitem">Clone the git repo somewhere (<text:span text:style-name="rststyle-inlineliteral">git clone https://git.code.sf.net/p/flavours/code flavours-code</text:span>)</text:p>
            </text:list-item>
            <text:list-item>
              <text:p text:style-name="rststyle-enumitem">Rename the standard Environmental Modules <text:span text:style-name="rststyle-inlineliteral">modulecmd</text:span> file (in the <text:span text:style-name="rststyle-inlineliteral">bin</text:span> subdirectory
under the installation root) to <text:span text:style-name="rststyle-inlineliteral">modulecmd.wrapped</text:span>. (It is recommended that you do this
in a copy of your production installation, or better yet, in a new install of the 3.x Environmental
Modules (as Flavours works best with 3.x))</text:p>
            </text:list-item>
            <text:list-item>
              <text:p text:style-name="rststyle-enumitem">Copy the <text:span text:style-name="rststyle-inlineliteral">modulecmd.wrapper</text:span> file from Flavours to the <text:span text:style-name="rststyle-inlineliteral">bin</text:span> subdirectory above.  Make sure
the <text:span text:style-name="rststyle-inlineliteral">modulecmd.wrapper</text:span> file is executable.</text:p>
            </text:list-item>
            <text:list-item>
              <text:p text:style-name="rststyle-enumitem">Symlink <text:span text:style-name="rststyle-inlineliteral">modulecmd.wrapper</text:span> to <text:span text:style-name="rststyle-inlineliteral">modulecmd</text:span></text:p>
            </text:list-item>
            <text:list-item>
              <text:p text:style-name="rststyle-enumitem">Edit <text:span text:style-name="rststyle-inlineliteral">modulecmd.wrapper</text:span> where indicated to give fully qualified path to <text:span text:style-name="rststyle-inlineliteral">modulecmd.wrapped</text:span></text:p>
            </text:list-item>
            <text:list-item>
              <text:p text:style-name="rststyle-enumitem">Copy the <text:span text:style-name="rststyle-inlineliteral">flavours.tcl</text:span> and <text:span text:style-name="rststyle-inlineliteral">pkgIndex.tcl</text:span> files to some (possibly new) directory under
the modules installation roor, and set TCLLIBPATH to that directory (you probably will want to
add that to the various modules init scripts)</text:p>
            </text:list-item>
          </text:list>
          <text:p text:style-name="rststyle-textbody">The <text:span text:style-name="rststyle-inlineliteral">module</text:span> command invokes <text:span text:style-name="rststyle-inlineliteral">modulecmd</text:span>, which in this case is results
in the Flavours wrapper bash script <text:span text:style-name="rststyle-inlineliteral">modulecmd.wrapper</text:span> being invoked.  This
calls the renamed standard <text:span text:style-name="rststyle-inlineliteral">modulecmd.wrapped</text:span> command.  This wrapper
command catches and processes certain output from the modulefile evaluation
intended for its consumption.</text:p>
          <text:p text:style-name="rststyle-textbody">The modulefiles themselves make use of various commands in the Tcl module <text:span text:style-name="rststyle-inlineliteral">flavours</text:span>.
Many of these are just flavours variants of standard modulefile commands, e.g.
<text:span text:style-name="rststyle-inlineliteral">flavours prepend-path</text:span> versus <text:span text:style-name="rststyle-inlineliteral">prepend-path</text:span>.  Some important flavours
commands:</text:p>
          <text:list text:style-name="rststyle-bulletlist">
            <text:list-item>
              <text:p text:style-name="rststyle-bulletitem">"package require flavours": This loads the Tcl package flavours, and should occur
near the top of your modulefile</text:p>
            </text:list-item>
            <text:list-item>
              <text:p text:style-name="rststyle-bulletitem">"flavours init":  This initializes the flavours package, and should be the first
of the flavours commands issued.  Typically call right after the package load.</text:p>
            </text:list-item>
            <text:list-item>
              <text:p text:style-name="rststyle-bulletitem">"flavours prereq": Like the standard "prereq" command, this declares a prerequisite.
But it also does quite a bit more, as is discussed further below.</text:p>
            </text:list-item>
            <text:list-item>
              <text:p text:style-name="rststyle-bulletitem">"flavours root": This is used to set the root for where the package is actually
installed.  This is used when generating the "flavours path"</text:p>
            </text:list-item>
            <text:list-item>
              <text:p text:style-name="rststyle-bulletitem">"flavours revision": I believe this is intended to allow for changes in the path format in future
versions of flavours.  It is used in constructing the final path to the package.</text:p>
            </text:list-item>
            <text:list-item>
              <text:p text:style-name="rststyle-bulletitem">"flavours conflict": This is similar to the standard "conflict" command, but enhanced
to recognize the "flavours prereqs" above.</text:p>
            </text:list-item>
            <text:list-item>
              <text:p text:style-name="rststyle-bulletitem">"flavours commit": This should be called after the "root", "revision", and "prereq"
subcommands of flavours are called, and before any of the "path" subcommands.
I believe this is responsible for taking all those values to above and constructing the
path to the package.</text:p>
            </text:list-item>
            <text:list-item>
              <text:p text:style-name="rststyle-bulletitem">"flavours path": This returns a string with the path to the specific build of the package.</text:p>
            </text:list-item>
            <text:list-item>
              <text:p text:style-name="rststyle-bulletitem">"flavours prepend-path", "flavour append-path":  These work much like the standard
"prepend-path" and "append-path", except that the value being prepended/appended
to the environmental variable has the path (as returned by flavours path) prepended
to it with the appropriate directory separator.  E.g., to add to the <text:span text:style-name="rststyle-inlineliteral">PATH</text:span> variable the bin subdirectory
of the root directory where the specific build was installed, use "flavours prepend-path PATH bin"</text:p>
            </text:list-item>
            <text:list-item>
              <text:p text:style-name="rststyle-bulletitem">"flavours cleanup": This should be called after all "flavours" subcommands are finished
and before exiting the script to ensure proper cleanup.  Among other things, it ensures
that any packages that depend on this package will get reloaded if this package is switched out.</text:p>
            </text:list-item>
          </text:list>
          <text:p text:style-name="rststyle-textbody">The <text:span text:style-name="rststyle-inlineliteral">flavours prereq</text:span> command accepts the new <text:span text:style-name="rststyle-inlineliteral">-class</text:span> parameter, allowing
it to require a class of packages; e.g. one could use <text:span text:style-name="rststyle-inlineliteral">-class compiler</text:span> to indicate
that it has a prereq on a compiler (any of the modules <text:span text:style-name="rststyle-inlineliteral">gnu</text:span>, <text:span text:style-name="rststyle-inlineliteral">intel</text:span>, or <text:span text:style-name="rststyle-inlineliteral">pgi</text:span>).
The allowable classes, and the package basenames that are in each class, is defined in
<text:span text:style-name="rststyle-inlineliteral">flavours.tcl</text:span> in the Tcl associative array <text:span text:style-name="rststyle-inlineliteral">_class</text:span>.  The ones shipped by default are</text:p>
          <text:list text:style-name="rststyle-bulletlist">
            <text:list-item>
              <text:p text:style-name="rststyle-bulletitem">compiler: consisting of gnu, intel, and pgi</text:p>
            </text:list-item>
            <text:list-item>
              <text:p text:style-name="rststyle-bulletitem">mpi: consisting of openmpi, mvapich2, mvapich, intelmpi</text:p>
            </text:list-item>
            <text:list-item>
              <text:p text:style-name="rststyle-bulletitem">linalg: consisting of mkl, atlas, acml, netlib</text:p>
            </text:list-item>
          </text:list>
          <text:p text:style-name="rststyle-textbody">You will likely want to adjust these if you go with flavours in production.</text:p>
          <text:p text:style-name="rststyle-textbody">The <text:span text:style-name="rststyle-inlineliteral">flavours prereq</text:span> command also accepts the parameter <text:span text:style-name="rststyle-inlineliteral">-optional</text:span>, which declares
optional prerequisites.  Although it sounds a little oxymoronic, this comes into play
with the secondary purpose of the command in declaring the components of the path, as
discussed below.  If a prereq is not optional, the modulefile will complain if nothing
satisfying the prereq has been module loaded previously.  If the prereq is optional,
the modulefile will not complain if it was not loaded, but will use the prereq in
constructing the path to the build of the package if it was loaded.</text:p>
          <text:p text:style-name="rststyle-textbody">The <text:span text:style-name="rststyle-inlineliteral">flavours prereq</text:span> command also defines the components which will comprise the final
path to the directory containing the specific build of the package.  The order of the
prereq commands controls the order of the components in the path.</text:p>
          <text:p text:style-name="rststyle-textbody">The modulefile will check that all non-optional <text:span text:style-name="rststyle-inlineliteral">flavours prereq</text:span> commands are satisfied,
and then construct a path to the installation root for this build of the package using
the packages satisfying the prereqs.  The resultant path is composed of:</text:p>
          <text:list text:style-name="rststyle-bulletlist">
            <text:list-item>
              <text:p text:style-name="rststyle-bulletitem">the value from <text:span text:style-name="rststyle-inlineliteral">flavours root</text:span></text:p>
            </text:list-item>
            <text:list-item>
              <text:p text:style-name="rststyle-bulletitem">directory separator (/)</text:p>
            </text:list-item>
            <text:list-item>
              <text:p text:style-name="rststyle-bulletitem">the value from <text:span text:style-name="rststyle-inlineliteral">flavours revision</text:span></text:p>
            </text:list-item>
            <text:list-item>
              <text:p text:style-name="rststyle-bulletitem">directory separator (/)</text:p>
            </text:list-item>
            <text:list-item>
              <text:p text:style-name="rststyle-bulletitem">a <text:span text:style-name="rststyle-inlineliteral">prefix</text:span> created by concatenating the package names satisfying the prereqs, in order.
The package name and version will be separated by a hypen (-), as will the different
components.</text:p>
            </text:list-item>
          </text:list>
          <text:p text:style-name="rststyle-textbody">So if <text:span text:style-name="rststyle-inlineliteral">flavours root</text:span> was set to <text:span text:style-name="rststyle-inlineliteral">/local/software/foo/1.7</text:span>, <text:span text:style-name="rststyle-inlineliteral">revision</text:span> to 1, and the
package had prereqs compiler and mpi, and gnu/9.1.0 and openmpi/4.0 were loaded, the
resulting path would be <text:span text:style-name="rststyle-inlineliteral">/local/software/foo/1.7/1/gnu-9.1.0-openmpi-4.0</text:span>.</text:p>
          <text:p text:style-name="rststyle-textbody">The modulefile actually will test for the existance of that directory, and if not found will
return an error to the that the package was not built for that combination of prereqs.
You either need to install your packages using the above directory schema, or create
symlinks linking that scheme to where you actually install the packages.</text:p>
        </text:section>
        <text:section text:name="Section8" text:style-name="Sect2">
          <text:h text:outline-level="2" text:style-name="rststyle-heading2">Examples</text:h>
          <text:p text:style-name="rststyle-textbody">We now look at the example modulefiles for flavours.  To use the examples,
you must</text:p>
          <text:list text:style-name="rststyle-enumlist-arabic">
            <text:list-item>
              <text:p text:style-name="rststyle-enumitem">Have Flavours installed.  <text:span text:style-name="rststyle-strong">NOTE</text:span> these examples will NOT work without
the Flavours installed.</text:p>
            </text:list-item>
            <text:list-item>
              <text:p text:style-name="rststyle-enumitem">Set (and export) MOD_GIT_ROOTDIR to where you git-cloned the modules source</text:p>
            </text:list-item>
            <text:list-item>
              <text:p text:style-name="rststyle-enumitem">Do a <text:span text:style-name="rststyle-inlineliteral">module purge</text:span>, and then set your MODULEPATH
to <text:span text:style-name="rststyle-inlineliteral">$MOD_GIT_ROOTDIR/doc/example/compiler-etc-dependencies/flavours</text:span></text:p>
            </text:list-item>
          </text:list>
          <text:p text:style-name="rststyle-textbody">We start with the <text:span text:style-name="rststyle-inlineliteral">module avail</text:span> command:</text:p>
          <ns0:p ns0:style-name="rststyle-codeblock">mod4.3.1-flavours&gt; module avail<ns0:line-break/>- $MOD_GIT_ROOTDIR/doc/example/compiler-etc-dependencies/flavours -<ns0:line-break/>bar/4.7 <ns0:s ns0:c="1"/>foo/2.4 <ns0:s ns0:c="3"/>intel/2018 <ns0:s ns0:c="7"/>mvapich/2.1 <ns0:s ns0:c="3"/>openmpi/4.0 <ns0:s ns0:c="1"/>simd/avx <ns0:s ns0:c="4"/><ns0:line-break/>bar/5.4 <ns0:s ns0:c="1"/>gnu/8.2.0 <ns0:s ns0:c="1"/>intel/2019 <ns0:s ns0:c="7"/>mvapich/2.3.1 <ns0:s ns0:c="1"/>pgi/18.4 <ns0:s ns0:c="4"/>simd/avx2 <ns0:s ns0:c="3"/><ns0:line-break/>foo/1.1 <ns0:s ns0:c="1"/>gnu/9.1.0 <ns0:s ns0:c="1"/>intelmpi/default <ns0:s ns0:c="1"/>openmpi/3.1 <ns0:s ns0:c="3"/>pgi/19.4 <ns0:s ns0:c="4"/>simd/sse4.1 <ns0:s ns0:c="1"/></ns0:p>
          <text:p text:style-name="rststyle-textbody">We note that we only see the package names and versions; e.g. foo/2.4, without any mention
of the compilers and MPI libraries for which it is built.  This terser stype was an intentional
design goal of the authors.  Also of note are the intelmpi and simd packages.  The Flavours
approach relies on seeing what modules have been loaded previously in order to determine what
'flavor' of the requested package should be loaded.  To support the different builds of <text:span text:style-name="rststyle-inlineliteral">bar</text:span>
which depend on the CPU vectorization commands supported, we need to add a "dummy" package <text:span text:style-name="rststyle-inlineliteral">simd</text:span>.
The module definition is quite trivial; a simple stub file like</text:p>
          <ns0:p ns0:style-name="rststyle-codeblock">#%Module########################################################################<ns0:line-break/>##<ns0:line-break/>## Modulefile for CPU vectorization support<ns0:line-break/>##<ns0:line-break/>set simd avx<ns0:line-break/>set moduledir [file dirname $ModulesCurrentModulefile]<ns0:line-break/>source $moduledir/common</ns0:p>
          <text:p text:style-name="rststyle-textbody">and the main content in the <text:span text:style-name="rststyle-inlineliteral">common</text:span> file:</text:p>
          <ns0:p ns0:style-name="rststyle-codeblock">#<ns0:line-break/># Part of "Compiler and other package dependencies" cookbook<ns0:line-break/>#<ns0:line-break/># Common stuff for "simd" modulefiles<ns0:line-break/># Using "flavours" strategy<ns0:line-break/>#<ns0:line-break/># This file expects the following Tcl variable to have been previously defined:<ns0:line-break/># <ns0:s ns0:c="6"/>simd: The level of simd support, eg. avx, avx2, sse4.1<ns0:line-break/><ns0:line-break/># Initialise "flavours"<ns0:line-break/>package require flavours<ns0:line-break/>flavours init<ns0:line-break/><ns0:line-break/>proc ModulesHelp { } {<ns0:line-break/><ns0:s ns0:c="3"/>global simd<ns0:line-break/><ns0:s ns0:c="3"/>puts stderr "<ns0:line-break/>This is a dummy modulefile to indicate that the CPU vectorization<ns0:line-break/>should be set to '$simd' where possible.<ns0:line-break/><ns0:line-break/>Part of cookbook<ns0:line-break/><ns0:s ns0:c="8"/>Handling Compiler and other Package Dependencies<ns0:line-break/><ns0:line-break/>"<ns0:line-break/>}<ns0:line-break/><ns0:line-break/>module-whatis "CPU Vectorization support level: $simd"<ns0:line-break/><ns0:line-break/>#Even in production, this modulefile would not do anything<ns0:line-break/>conflict simd<ns0:line-break/><ns0:line-break/># Reload any modules with this as a prerequisite<ns0:line-break/>flavours cleanup<ns0:line-break/></ns0:p>
          <text:p text:style-name="rststyle-textbody">Basically it just declares a help procedure and whatis text.  This way, an user can
load the appropriate simd module to control which variant of bar they will get.  The
only interesting aspect is that near the beginning of the file we do a
<text:span text:style-name="rststyle-inlineliteral">package require flavours</text:span> and <text:span text:style-name="rststyle-inlineliteral">flavours init</text:span>, and add a  <text:span text:style-name="rststyle-inlineliteral">flavours cleanup</text:span>
near the bottom.  The lines at the beginning instruct Tcl command to load the Flavours
package, and then initialize the package.
The <text:span text:style-name="rststyle-inlineliteral">flavours cleanup</text:span> is required so that if the simd module is switched out,
any modulefiles that depend on it get reloaded.</text:p>
          <text:p text:style-name="rststyle-textbody">In our example, we assumed that the Intel MPI libraries are automatically set up properly if one
were to load the <text:span text:style-name="rststyle-inlineliteral">intel</text:span> module, and we assumed the Intel MPI libraries were not supported
for either the GNU or PGI compilers.  However, we also wished to allow for <text:span text:style-name="rststyle-inlineliteral">foo</text:span> to
be used without any MPI support.  So we need a way to distinguish if someone wants to
use an Intel compiler build of <text:span text:style-name="rststyle-inlineliteral">foo</text:span> without MPI or with the Intel MPI libraries.  Our
choice for this example was to require one to explicitly module load <text:span text:style-name="rststyle-inlineliteral">intelmpi</text:span> if one
wished to use the Intel MPI variant --- we do not bother with a real version number because
assuming the version is determined by the version of <text:span text:style-name="rststyle-inlineliteral">intel</text:span> (the Intel Parallel Studio version).
So the intelmpi modulefile is similar to the simd modulefiles, a dummy modulefile.  Again,
it includes the <text:span text:style-name="rststyle-inlineliteral">flavours init</text:span> and <text:span text:style-name="rststyle-inlineliteral">flavours cleanup</text:span> wrapping to ensure proper reloading
of dependent modules should it be switched out.</text:p>
          <text:p text:style-name="rststyle-textbody">If you were to support Intel MPI for non-intel compilers, you could create your intelmpi
modulefiles as usual, and then add a <text:span text:style-name="rststyle-inlineliteral">default</text:span> or <text:span text:style-name="rststyle-inlineliteral">intel</text:span> "dummy" version to use the
version that is part of the <text:span text:style-name="rststyle-inlineliteral">intel</text:span> Parallel Studio.  Or you could separate the intelmpi
bits from the <text:span text:style-name="rststyle-inlineliteral">intel</text:span> modulefile so both non-intel and intel compilers need to explicitly
module load intelmpi.</text:p>
          <text:p text:style-name="rststyle-textbody">The modulefiles for the various compilers are all pretty much standard, except for the
same three <text:span text:style-name="rststyle-inlineliteral">flavours</text:span> lines as the simd modulefile: <text:span text:style-name="rststyle-inlineliteral">package require flavours</text:span>,
<text:span text:style-name="rststyle-inlineliteral">flavours init</text:span>, and <text:span text:style-name="rststyle-inlineliteral">flavours cleanup</text:span>.  These are required to
ensure dependent modulefiles get reloaded if the compiler is switched out.
We also note that the modulefile for the GNU Compiler Collection is referred to as <text:span text:style-name="rststyle-inlineliteral">gnu</text:span>, not <text:span text:style-name="rststyle-inlineliteral">gcc</text:span>
(this is due to how the <text:span text:style-name="rststyle-inlineliteral">compiler</text:span> class is defined in <text:span text:style-name="rststyle-inlineliteral">flavours.tcl</text:span>, and we did not bother
to change that for the purposes of this cookbook).</text:p>
          <text:p text:style-name="rststyle-textbody">With the openmpi and mvapich MPI libraries, things start to get interesting.  These all
should setup the environment for a different build depending on the compiler loaded.  The
real work is done in the <text:span text:style-name="rststyle-inlineliteral">common</text:span> tcl file, as shown below:</text:p>
          <ns0:p ns0:style-name="rststyle-codeblock">#<ns0:line-break/># Part of "Compiler and other package dependencies" cookbook<ns0:line-break/>#<ns0:line-break/># Common stuff for "openmpi" modulefiles<ns0:line-break/># Using "flavours" strategy<ns0:line-break/>#<ns0:line-break/># Expects the following Tcl variables to have been previously set:<ns0:line-break/># <ns0:s ns0:c="6"/>version: version of openmpi <ns0:line-break/>#<ns0:line-break/><ns0:line-break/># Common parts of modulefile for openmpi<ns0:line-break/><ns0:line-break/># Initialise "flavours"<ns0:line-break/>package require flavours<ns0:line-break/>flavours init<ns0:line-break/><ns0:line-break/>proc ModulesHelp { } {<ns0:line-break/><ns0:s ns0:c="3"/>global version<ns0:line-break/><ns0:s ns0:c="3"/>puts stderr "<ns0:line-break/>openmpi: Test/fake version of OpenMPI $version<ns0:line-break/><ns0:line-break/>For testing packages depending on compilers/MPI<ns0:line-break/><ns0:line-break/>"<ns0:line-break/>}<ns0:line-break/><ns0:line-break/>module-whatis "Fake openmpi $version"<ns0:line-break/><ns0:line-break/># Construct flavour name<ns0:line-break/>flavours prereq -class compiler<ns0:line-break/>flavours conflict openmpi<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flavours root <ns0:s ns0:c="4"/>$swroot/openmpi/$version<ns0:line-break/>flavours revision 1<ns0:line-break/>flavours commit<ns0:line-break/><ns0:line-break/># Set environment variables<ns0:line-break/>setenv MPI_DIR [flavours path]<ns0:line-break/><ns0:line-break/># Prepend to environment variables (paths relative to<ns0:line-break/># the directory containing the flavour)<ns0:line-break/>flavours prepend-path PATH <ns0:s ns0:c="11"/>bin<ns0:line-break/>flavours prepend-path LIBRARY_PATH <ns0:s ns0:c="3"/>lib<ns0:line-break/>flavours prepend-path LD_LIBRARY_PATH lib<ns0:line-break/>flavours prepend-path CPATH <ns0:s ns0:c="10"/>include<ns0:line-break/><ns0:line-break/># Reload any modules with this as a prerequisite<ns0:line-break/>flavours cleanup</ns0:p>
          <text:p text:style-name="rststyle-textbody">Like the previous cases, the file starts with the Tcl command to load the
package, followed by the <text:span text:style-name="rststyle-inlineliteral">flavours init</text:span> command.</text:p>
          <text:p text:style-name="rststyle-textbody">The <text:span text:style-name="rststyle-inlineliteral">flavours prereq</text:span> command states that this package requires a compiler to have been previously
loaded, and that the path to the specific build to use will depend on that.  We note the use
of the <text:span text:style-name="rststyle-inlineliteral">-class</text:span> parameter; the exact definition of the compiler class is in the <text:span text:style-name="rststyle-inlineliteral">compiler</text:span>
field of the Tcl associative hash <text:span text:style-name="rststyle-inlineliteral">_class</text:span> defined in <text:span text:style-name="rststyle-inlineliteral">flavours.tcl</text:span>.</text:p>
          <text:p text:style-name="rststyle-textbody">The <text:span text:style-name="rststyle-inlineliteral">flavours root</text:span> sets the root directory of where the builds for this package is installed.
We use the MOD_GIT_ROOTDIR environment variable for convenience in this example, but in production
you would generally hardcode a path.  The result of all the directives is that the build will be
found in a path named after the compiler (since in this case there is only one <text:span text:style-name="rststyle-inlineliteral">flavour prereq</text:span>);
e.g. for gcc version 9.1.0, we expect to find the build in <text:span text:style-name="rststyle-inlineliteral">$swroot/openmpi/4.0/1/gnu-9.1.0</text:span>.
If you do not use that naming convention for your installation directories, you can use symlinks
to fake it.</text:p>
          <text:p text:style-name="rststyle-textbody">The <text:span text:style-name="rststyle-inlineliteral">flavours path</text:span> command in the <text:span text:style-name="rststyle-inlineliteral">setenv MPI_DIR</text:span> statement sets MPI_DIR to the aforementioned
build path.  The <text:span text:style-name="rststyle-inlineliteral">flavours prepend-path</text:span> commands prepend to the environmental variable specified
by the first argument the result of prepending the <text:span text:style-name="rststyle-inlineliteral">flavours path</text:span> to their second argument.  E.g.,
the first such, assuming openmpi version 4.0 was requested and gnu/9.1.0 loaded, would be basically
the same as a standard Modules</text:p>
          <ns0:p ns0:style-name="rststyle-codeblock">prepend-path PATH $swroot/openmpi/4.0/1/gnu-9.1.0/bin</ns0:p>
          <text:p text:style-name="rststyle-textbody">command.</text:p>
          <text:p text:style-name="rststyle-textbody">The following shows how this would appear to the user:</text:p>
          <ns0:p ns0:style-name="rststyle-codeblock">mod4.3.1-flavours&gt; module purge<ns0:line-break/>mod4.3.1-flavours&gt; module load pgi/19.4<ns0:line-break/>mod4.3.1-flavours&gt; module load openmpi/4.0<ns0:line-break/>mod4.3.1-flavours&gt; module list<ns0:line-break/>Currently Loaded Modulefiles:<ns0:line-break/><ns0:s ns0:c="1"/>1) pgi/19.4 <ns0:s ns0:c="2"/>2) openmpi/4.0 <ns0:s ns0:c="1"/><ns0:line-break/>mod4.3.1-flavours&gt; mpirun<ns0:line-break/>This is fake mpirun (openmpi/4.0, pgi/19.4)<ns0:line-break/>mod4.3.1-flavours&gt; module unload openmpi<ns0:line-break/>mod4.3.1-flavours&gt; module switch pgi intel/2019<ns0:line-break/>mod4.3.1-flavours&gt; module load openmpi/4.0<ns0:line-break/>mod4.3.1-flavours&gt; module list<ns0:line-break/>Currently Loaded Modulefiles:<ns0:line-break/><ns0:s ns0:c="1"/>1) intel/2019 <ns0:s ns0:c="2"/>2) openmpi/4.0 <ns0:s ns0:c="1"/><ns0:line-break/>mod4.3.1-flavours&gt; mpirun<ns0:line-break/>This is fake mpirun (openmpi/4.0, intel/2019)<ns0:line-break/>mod4.3.1-flavours&gt; module unload openmpi<ns0:line-break/>mod4.3.1-flavours&gt; module switch intel gnu/9.1.0<ns0:line-break/>mod4.3.1-flavours&gt; module load openmpi/4.0<ns0:line-break/>mod4.3.1-flavours&gt; mpirun<ns0:line-break/>This is fake mpirun (openmpi/4.0, gcc/9.1.0)<ns0:line-break/>mod4.3.1-flavours&gt; module unload openmpi<ns0:line-break/>mod4.3.1-flavours&gt; module switch gnu gnu/8.2.0<ns0:line-break/>mod4.3.1-flavours&gt; module load openmpi/4.0<ns0:line-break/>openmpi/4.0 - no flavour compatible with modules 'gnu/8.2.0'<ns0:line-break/><ns0:line-break/>Loading openmpi/4.0<ns0:line-break/><ns0:s ns0:c="2"/>ERROR: Module evaluation aborted<ns0:line-break/>mod4.3.1-flavours&gt; module list<ns0:line-break/>Currently Loaded Modulefiles:<ns0:line-break/><ns0:s ns0:c="1"/>1) gnu/8.2.0 <ns0:s ns0:c="1"/></ns0:p>
          <text:p text:style-name="rststyle-textbody">Here we note that once a compiler is loaded, the PATH and the other environmental
variables are set appropriately to point to the bin dir for the particular build of
openmpi/4.0, as evidenced by the output of our fake mpirun command.  At the end, we attempt
to load openmpi/4.0 for gnu/8.2.0, and receive an error because our fake SW library does not contain
a matching build.  This is determined from the <text:span text:style-name="rststyle-inlineliteral">flavours path</text:span>; if the
path does not exist (in this example <text:span text:style-name="rststyle-inlineliteral">$swroot/openmpi/4.0/1/gnu-8.2.0</text:span>) it will
abort in this fashion.</text:p>
          <text:p text:style-name="rststyle-textbody">In the above, we have explicitly unloaded openmpi, switched the compilers, and
then reloaded openmpi.  A nice feature of Flavours is that it can handle the
switching out of compilers or other modulefiles which other modulefiles depend on,
as:</text:p>
          <ns0:p ns0:style-name="rststyle-codeblock">mod3.2.10-flavours&gt; module purge<ns0:line-break/>mod3.2.10-flavours&gt; module load pgi/19.4<ns0:line-break/>mod3.2.10-flavours&gt; module load openmpi<ns0:line-break/>mod3.2.10-flavours&gt; module list<ns0:line-break/>Currently Loaded Modulefiles:<ns0:line-break/><ns0:s ns0:c="2"/>1) pgi/19.4 <ns0:s ns0:c="5"/>2) openmpi/4.0<ns0:line-break/>mod3.2.10-flavours&gt; mpirun<ns0:line-break/>This is fake mpirun (openmpi/4.0, pgi/19.4)<ns0:line-break/>mod3.2.10-flavours&gt; module switch pgi intel/2019<ns0:line-break/>mod3.2.10-flavours&gt; module list<ns0:line-break/>Currently Loaded Modulefiles:<ns0:line-break/><ns0:s ns0:c="2"/>1) intel/2019 <ns0:s ns0:c="3"/>2) openmpi/4.0<ns0:line-break/>mod3.2.10-flavours&gt; mpirun<ns0:line-break/>This is fake mpirun (openmpi/4.0, intel/2019)<ns0:line-break/>mod3.2.10-flavours&gt; module switch intel intel/2018<ns0:line-break/>openmpi/4.0 - no flavour compatible with modules 'intel/2018'<ns0:line-break/>mod3.2.10-flavours&gt; module list<ns0:line-break/>Currently Loaded Modulefiles:<ns0:line-break/><ns0:s ns0:c="2"/>1) intel/2019 <ns0:s ns0:c="3"/>2) openmpi/4.0<ns0:line-break/>mod3.2.10-flavours&gt; mpirun<ns0:line-break/>This is fake mpirun (openmpi/4.0, intel/2019)</ns0:p>
          <text:p text:style-name="rststyle-textbody">Note that when we switched between the pgi and intel compilers above, Flavours
automatically "unloaded" and "reloaded" the openmpi module.  This happens in
the <text:span text:style-name="rststyle-inlineliteral">flavours cleanup</text:span> portion of the compiler modulefiles, and is due to
<text:span text:style-name="rststyle-inlineliteral">openmpi</text:span> declaring a <text:span text:style-name="rststyle-inlineliteral">flavours prereq</text:span> on the compiler class.
<text:span text:style-name="rststyle-strong">NOTE</text:span>: The above behavior with switch was done with version 3.2.10
of Environmental Modules; it does <text:span text:style-name="rststyle-emphasis">not</text:span> appear to work with 4.3.1.
Note that when we further tried to replace version 2019 of the intel compiler with the 2018 version,
the module switch of the compilers failed because openmpi/4.0 was not built with
intel/2018.  Since the user never explicitly requested version 4.0 of openmpi (it was
defaulted in the initial load as the latest version of openmpi available for pgi/19.4),
it would have been nicer had the attempted reload of openmpi allowed it to default to the 3.1
version (as the latest version available for intel/2018).  Nevertheless, it behaved well
in this situation; the module switch failed with a reasonable error message and the resulting
set of modules was still consistent.</text:p>
          <text:p text:style-name="rststyle-textbody">We also note that if we attempt to load openmpi without having previously loading a compiler,
we will get an error:</text:p>
          <ns0:p ns0:style-name="rststyle-codeblock">mod4.3.1-flavours&gt; module purge<ns0:line-break/>mod4.3.1-flavours&gt; module load openmpi/3.1<ns0:line-break/>openmpi/3.1 depends on one of the module(s) 'gnu intel pgi'<ns0:line-break/><ns0:line-break/>Loading openmpi/3.1<ns0:line-break/><ns0:s ns0:c="2"/>ERROR: Module evaluation aborted<ns0:line-break/>mod4.3.1-flavours&gt; module list<ns0:line-break/>No Modulefiles Currently Loaded.<ns0:line-break/>mod4.3.1-flavours&gt; module purge<ns0:line-break/>mod4.3.1-flavours&gt; module load gnu/8.2.0<ns0:line-break/>mod4.3.1-flavours&gt; module load openmpi<ns0:line-break/>openmpi/4.0 - no flavour compatible with modules 'gnu/8.2.0'<ns0:line-break/><ns0:line-break/>Loading openmpi/4.0<ns0:line-break/><ns0:s ns0:c="2"/>ERROR: Module evaluation aborted<ns0:line-break/>mod4.3.1-flavours&gt; module list<ns0:line-break/>Currently Loaded Modulefiles:<ns0:line-break/><ns0:s ns0:c="1"/>1) gnu/8.2.0 <ns0:s ns0:c="1"/></ns0:p>
          <text:p text:style-name="rststyle-textbody">In particular, there is no support for a "default" compiler; if e.g. you wished to make the
distribution supplied gcc the default compiler, you will need to have the initializations
scripts automatically do  a module load of that compiler (possibly
a dummy modulefile like simd/intelmpi if the compiler is already in the user's path)
in your user's start up dot files or similar.  We also note that there is no additional
intelligence in the version defaulting --- in the last example, we have gnu/8.2.0 loaded and if
we try to load openmpi without specifying a version, it defaults to version 4.0
as that is the latest version of openmpi without regard for the fact that there
is no build of openmpi version 4.0 for gnu/8.2.0 (but there is such for openmpi/3.1).</text:p>
          <text:p text:style-name="rststyle-textbody">The situation for <text:span text:style-name="rststyle-inlineliteral">foo</text:span> is more complicated, as it depends both on the compiler and
optionally on the MPI library.  But with Flavours, the modulefile is only slightly more
complicated, e.g. for the common file is:</text:p>
          <ns0:p ns0:style-name="rststyle-codeblock">#<ns0:line-break/># Part of "Compiler and other package dependencies" cookbook<ns0:line-break/>#<ns0:line-break/># Common stuff for "foo" modulefiles<ns0:line-break/># Using "flavours" strategy<ns0:line-break/>#<ns0:line-break/># Expects the following Tcl variables to have been previously set:<ns0:line-break/># <ns0:s ns0:c="6"/>version: version of foo<ns0:line-break/>#<ns0:line-break/><ns0:line-break/># Initialise "flavours"<ns0:line-break/>package require flavours<ns0:line-break/>flavours init<ns0:line-break/><ns0:line-break/>proc ModulesHelp { } {<ns0:line-break/><ns0:s ns0:c="3"/>global version<ns0:line-break/><ns0:s ns0:c="3"/>puts stderr "<ns0:line-break/>foo: Test/fake version of foo $version<ns0:line-break/><ns0:line-break/>For testing packages depending on compilers/MPI<ns0:line-break/><ns0:line-break/>"<ns0:line-break/>}<ns0:line-break/><ns0:line-break/>module-whatis "Fake foo $version"<ns0:line-break/><ns0:line-break/># Construct flavour name<ns0:line-break/>flavours prereq -class compiler<ns0:line-break/>flavours prereq -optional -class mpi<ns0:line-break/>flavours conflict foo<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flavours root <ns0:s ns0:c="4"/>$swroot/foo/$version<ns0:line-break/>flavours revision 1<ns0:line-break/>flavours commit<ns0:line-break/><ns0:line-break/># Set environment variables<ns0:line-break/>setenv FOO_DIR [flavours path]<ns0:line-break/><ns0:line-break/># Prepend to environment variables (paths relative to<ns0:line-break/># the directory containing the flavour)<ns0:line-break/>flavours prepend-path PATH <ns0:s ns0:c="11"/>bin<ns0:line-break/>flavours prepend-path LIBRARY_PATH <ns0:s ns0:c="3"/>lib<ns0:line-break/>flavours prepend-path LD_LIBRARY_PATH lib<ns0:line-break/>flavours prepend-path CPATH <ns0:s ns0:c="10"/>include<ns0:line-break/><ns0:line-break/># Reload any modules with this as a prerequisite<ns0:line-break/>flavours cleanup</ns0:p>
          <text:p text:style-name="rststyle-textbody">Basically, the main difference is the addition of the
line <text:span text:style-name="rststyle-inlineliteral">flavours prereq -optional -class mpi</text:span>.
This instructs Flavours that there is an additional, optional prereq.  The
order of the prereq lines matter, as that controls the resultant <text:span text:style-name="rststyle-inlineliteral">flavors path</text:span>.
With the current configuration, assuming <text:span text:style-name="rststyle-inlineliteral">gnu/9.1.0</text:span> and <text:span text:style-name="rststyle-inlineliteral">openmpi/4.0</text:span> were loaded,
the path would become <text:span text:style-name="rststyle-inlineliteral">$swroot/foo/2.4/1/gnu-9.1.0-openmpi-4.0</text:span>.  If the order were
reversed, the <text:span text:style-name="rststyle-inlineliteral">openmpi-4.0</text:span> would precede the <text:span text:style-name="rststyle-inlineliteral">gnu-9.1.0</text:span>.  Because the MPI requirement
is optional, if <text:span text:style-name="rststyle-inlineliteral">gnu/9.1.0</text:span> was loaded and no MPI library loaded, the path would
evaluate to <text:span text:style-name="rststyle-inlineliteral">$swroot/foo/2.4/1/gnu-9.1.0</text:span>.</text:p>
          <text:p text:style-name="rststyle-textbody">We show how it works below:</text:p>
          <ns0:p ns0:style-name="rststyle-codeblock">mod4.3.1-flavours&gt; module purge<ns0:line-break/>mod4.3.1-flavours&gt; module load pgi/19.4<ns0:line-break/>mod4.3.1-flavours&gt; module load foo/2.4<ns0:line-break/>mod4.3.1-flavours&gt; module list<ns0:line-break/>Currently Loaded Modulefiles:<ns0:line-break/><ns0:s ns0:c="1"/>1) pgi/19.4 <ns0:s ns0:c="2"/>2) foo/2.4 <ns0:s ns0:c="1"/><ns0:line-break/>mod4.3.1-flavours&gt; foo<ns0:line-break/>This is fake foo 2.4 (pgi/19.4, nompi)<ns0:line-break/>mod4.3.1-flavours&gt; module unload foo<ns0:line-break/>mod4.3.1-flavours&gt; module load openmpi/3.1<ns0:line-break/>mod4.3.1-flavours&gt; module load foo/2.4<ns0:line-break/>mod4.3.1-flavours&gt; module list<ns0:line-break/>Currently Loaded Modulefiles:<ns0:line-break/><ns0:s ns0:c="1"/>1) pgi/19.4 <ns0:s ns0:c="2"/>2) openmpi/3.1 <ns0:s ns0:c="2"/>3) foo/2.4 <ns0:s ns0:c="1"/><ns0:line-break/>mod4.3.1-flavours&gt; foo<ns0:line-break/>This is fake foo 2.4 (pgi/19.4, openmpi/3.1)<ns0:line-break/>mod4.3.1-flavours&gt; module unload foo<ns0:line-break/>mod4.3.1-flavours&gt; module unload openmpi<ns0:line-break/>mod4.3.1-flavours&gt; module switch pgi intel/2019<ns0:line-break/>mod4.3.1-flavours&gt; module load foo/2.4<ns0:line-break/>mod4.3.1-flavours&gt; module list<ns0:line-break/>Currently Loaded Modulefiles:<ns0:line-break/><ns0:s ns0:c="1"/>1) intel/2019 <ns0:s ns0:c="2"/>2) foo/2.4 <ns0:s ns0:c="1"/><ns0:line-break/>mod4.3.1-flavours&gt; foo<ns0:line-break/>This is fake foo 2.4 (intel/2019, nompi)<ns0:line-break/>mod4.3.1-flavours&gt; module unload foo<ns0:line-break/>mod4.3.1-flavours&gt; module load intelmpi<ns0:line-break/>mod4.3.1-flavours&gt; module load foo/2.4<ns0:line-break/>mod4.3.1-flavours&gt; module list<ns0:line-break/>Currently Loaded Modulefiles:<ns0:line-break/><ns0:s ns0:c="1"/>1) intel/2019 <ns0:s ns0:c="2"/>2) intelmpi/default <ns0:s ns0:c="2"/>3) foo/2.4 <ns0:s ns0:c="1"/><ns0:line-break/>mod4.3.1-flavours&gt; foo<ns0:line-break/>This is fake foo 2.4 (intel/2019, intelmpi)<ns0:line-break/>mod4.3.1-flavours&gt; module unload foo<ns0:line-break/>mod4.3.1-flavours&gt; module switch intelmpi mvapich/2.3.1<ns0:line-break/>mod4.3.1-flavours&gt; module load foo/2.4<ns0:line-break/>mod4.3.1-flavours&gt; module list<ns0:line-break/>Currently Loaded Modulefiles:<ns0:line-break/><ns0:s ns0:c="1"/>1) intel/2019 <ns0:s ns0:c="2"/>2) mvapich/2.3.1 <ns0:s ns0:c="2"/>3) foo/2.4 <ns0:s ns0:c="1"/><ns0:line-break/>mod4.3.1-flavours&gt; foo<ns0:line-break/>This is fake foo 2.4 (intel/2019, mvapich/2.3.1)<ns0:line-break/>mod4.3.1-flavours&gt; module unload foo<ns0:line-break/>mod4.3.1-flavours&gt; module switch mvapich openmpi/4.0<ns0:line-break/>mod4.3.1-flavours&gt; module load foo/2.4<ns0:line-break/>mod4.3.1-flavours&gt; module list<ns0:line-break/>Currently Loaded Modulefiles:<ns0:line-break/><ns0:s ns0:c="1"/>1) intel/2019 <ns0:s ns0:c="2"/>2) openmpi/4.0 <ns0:s ns0:c="2"/>3) foo/2.4 <ns0:s ns0:c="1"/><ns0:line-break/>mod4.3.1-flavours&gt; foo<ns0:line-break/>This is fake foo 2.4 (intel/2019, openmpi/4.0)<ns0:line-break/>mod4.3.1-flavours&gt; module unload foo<ns0:line-break/>mod4.3.1-flavours&gt; module unload openmpi<ns0:line-break/>mod4.3.1-flavours&gt; module switch intel/2019 gnu/9.1.0<ns0:line-break/>mod4.3.1-flavours&gt; module load foo/2.4<ns0:line-break/>mod4.3.1-flavours&gt; module list<ns0:line-break/>Currently Loaded Modulefiles:<ns0:line-break/><ns0:s ns0:c="1"/>1) gnu/9.1.0 <ns0:s ns0:c="2"/>2) foo/2.4 <ns0:s ns0:c="1"/><ns0:line-break/>mod4.3.1-flavours&gt; foo<ns0:line-break/>This is fake foo 2.4 (gcc/9.1.0, nompi)<ns0:line-break/>mod4.3.1-flavours&gt; module unload foo<ns0:line-break/>mod4.3.1-flavours&gt; module load mvapich/2.3.1<ns0:line-break/>mod4.3.1-flavours&gt; module load foo/2.4<ns0:line-break/>mod4.3.1-flavours&gt; module list<ns0:line-break/>Currently Loaded Modulefiles:<ns0:line-break/><ns0:s ns0:c="1"/>1) gnu/9.1.0 <ns0:s ns0:c="2"/>2) mvapich/2.3.1 <ns0:s ns0:c="2"/>3) foo/2.4 <ns0:s ns0:c="1"/><ns0:line-break/>mod4.3.1-flavours&gt; foo<ns0:line-break/>This is fake foo 2.4 (gcc/9.1.0, mvapich/2.3.1)<ns0:line-break/>mod4.3.1-flavours&gt; module unload foo<ns0:line-break/>mod4.3.1-flavours&gt; module switch mvapich openmpi/4.0<ns0:line-break/>mod4.3.1-flavours&gt; module load foo/2.4<ns0:line-break/>mod4.3.1-flavours&gt; module list<ns0:line-break/>Currently Loaded Modulefiles:<ns0:line-break/><ns0:s ns0:c="1"/>1) gnu/9.1.0 <ns0:s ns0:c="2"/>2) openmpi/4.0 <ns0:s ns0:c="2"/>3) foo/2.4 <ns0:s ns0:c="1"/><ns0:line-break/>mod4.3.1-flavours&gt; foo<ns0:line-break/>This is fake foo 2.4 (gcc/9.1.0, openmpi/4.0)</ns0:p>
          <text:p text:style-name="rststyle-textbody">So basically, if the user loads a compiler, the
the environment variables (PATH, etc) are set up for the correct build of foo.
If no MPI library was loaded, a version of foo built without MPI will be loaded,
otherwise, a version of foo built with the loaded MPI library will be loaded.
This is shown by the output of the <text:span text:style-name="rststyle-inlineliteral">foo</text:span> command.  Note
also how we use the dummy <text:span text:style-name="rststyle-inlineliteral">intelmpi</text:span> package to indicate a desire for the
intelmpi enabled version.</text:p>
          <text:p text:style-name="rststyle-textbody">The 3.x version of Environmental Modules supports using the switch command on
either the compiler or MPI library, and will result in reloading of foo and the MPI
library.</text:p>
          <ns0:p ns0:style-name="rststyle-codeblock">mod3.2.10-flavours&gt; module purge<ns0:line-break/>mod3.2.10-flavours&gt; module load pgi/18.4<ns0:line-break/>mod3.2.10-flavours&gt; module load openmpi/3.1<ns0:line-break/>mod3.2.10-flavours&gt; module load foo/1.1<ns0:line-break/>mod3.2.10-flavours&gt; module list<ns0:line-break/>Currently Loaded Modulefiles:<ns0:line-break/><ns0:s ns0:c="2"/>1) pgi/18.4 <ns0:s ns0:c="5"/>2) openmpi/3.1 <ns0:s ns0:c="2"/>3) foo/1.1<ns0:line-break/>mod3.2.10-flavours&gt; foo<ns0:line-break/>This is fake foo 1.1 (pgi/18.4, openmpi/3.1)<ns0:line-break/>mod3.2.10-flavours&gt; module switch pgi intel/2018<ns0:line-break/>mod3.2.10-flavours&gt; module list<ns0:line-break/>Currently Loaded Modulefiles:<ns0:line-break/><ns0:s ns0:c="2"/>1) intel/2018 <ns0:s ns0:c="3"/>2) openmpi/3.1 <ns0:s ns0:c="2"/>3) foo/1.1<ns0:line-break/>mod3.2.10-flavours&gt; foo<ns0:line-break/>This is fake foo 1.1 (intel/2018, openmpi/3.1)<ns0:line-break/>mod3.2.10-flavours&gt; mpirun<ns0:line-break/>This is fake mpirun (openmpi/3.1, intel/2018)<ns0:line-break/>mod3.2.10-flavours&gt; module purge<ns0:line-break/>mod3.2.10-flavours&gt; module load intel/2019<ns0:line-break/>mod3.2.10-flavours&gt; module load foo<ns0:line-break/>mod3.2.10-flavours&gt; module list<ns0:line-break/>Currently Loaded Modulefiles:<ns0:line-break/><ns0:s ns0:c="2"/>1) intel/2019 <ns0:s ns0:c="2"/>2) foo/2.4<ns0:line-break/>mod3.2.10-flavours&gt; foo<ns0:line-break/>This is fake foo 2.4 (intel/2019, nompi)<ns0:line-break/>mod3.2.10-flavours&gt; module load openmpi<ns0:line-break/>mod3.2.10-flavours&gt; module list<ns0:line-break/>Currently Loaded Modulefiles:<ns0:line-break/><ns0:s ns0:c="2"/>1) intel/2019 <ns0:s ns0:c="3"/>2) foo/2.4 <ns0:s ns0:c="6"/>3) openmpi/4.0<ns0:line-break/>mod3.2.10-flavours&gt; foo<ns0:line-break/>This is fake foo 2.4 (intel/2019, openmpi/4.0)</ns0:p>
          <text:p text:style-name="rststyle-textbody">In particular note the final case, wherein we load intel/2019 then foo, and get the
version of foo built without MPI. When we subsequently load openmpi, foo is reloaded
to be the openmpi version (this is because the hooks to reload foo are in the <text:span text:style-name="rststyle-inlineliteral">flavours cleanup</text:span>
part of the openmpi modulefile, and foo declared its optional dependency on MPI).
Also, we don't bother showing it, but if you were to attempt to load foo without
at least a compiler loaded, it would display an error.</text:p>
          <text:p text:style-name="rststyle-textbody">Our final example for flavours is the <text:span text:style-name="rststyle-inlineliteral">bar</text:span> command.  Here in addition to the
compiler dependency, we have versions for different SIMD vectorization supported.
Again, the difference in the modulefile is small, e.g.</text:p>
          <ns0:p ns0:style-name="rststyle-codeblock">#<ns0:line-break/># Part of "Compiler and other package dependencies" cookbook<ns0:line-break/>#<ns0:line-break/># Common stuff for "bar" modulefiles<ns0:line-break/># Using "flavours" strategy<ns0:line-break/>#<ns0:line-break/># Expects the following Tcl variables to have been previously set:<ns0:line-break/># <ns0:s ns0:c="6"/>version: version of bar<ns0:line-break/>#<ns0:line-break/><ns0:line-break/># Initialise "flavours"<ns0:line-break/>package require flavours<ns0:line-break/>flavours init<ns0:line-break/><ns0:line-break/>proc ModulesHelp { } {<ns0:line-break/><ns0:s ns0:c="3"/>global version<ns0:line-break/><ns0:s ns0:c="3"/>puts stderr "<ns0:line-break/>bar: Test/fake version of bar $version<ns0:line-break/><ns0:line-break/>For testing packages depending on compilers/MPI<ns0:line-break/><ns0:line-break/>"<ns0:line-break/>}<ns0:line-break/><ns0:line-break/>module-whatis "Fake bar $version"<ns0:line-break/><ns0:line-break/># Construct flavour name<ns0:line-break/>flavours prereq -class compiler<ns0:line-break/>flavours prereq simd<ns0:line-break/>flavours conflict bar<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flavours root <ns0:s ns0:c="4"/>$swroot/bar/$version<ns0:line-break/>flavours revision 1<ns0:line-break/>flavours commit<ns0:line-break/><ns0:line-break/># Set environment variables<ns0:line-break/>setenv BAR_DIR [flavours path]<ns0:line-break/><ns0:line-break/># Prepend to environment variables (paths relative to<ns0:line-break/># the directory containing the flavour)<ns0:line-break/>flavours prepend-path PATH <ns0:s ns0:c="11"/>bin<ns0:line-break/>flavours prepend-path LIBRARY_PATH <ns0:s ns0:c="3"/>lib<ns0:line-break/>flavours prepend-path LD_LIBRARY_PATH lib<ns0:line-break/>flavours prepend-path CPATH <ns0:s ns0:c="10"/>include<ns0:line-break/><ns0:line-break/># Reload any modules with this as a prerequisite<ns0:line-break/>flavours cleanup</ns0:p>
          <text:p text:style-name="rststyle-textbody">Basically, the optional <text:span text:style-name="rststyle-inlineliteral">flavours prereq</text:span> on the mpi class from the <text:span text:style-name="rststyle-inlineliteral">foo</text:span> package
is replaced by a (mandatory) <text:span text:style-name="rststyle-inlineliteral">flavours prereq</text:span> on the <text:span text:style-name="rststyle-inlineliteral">simd</text:span> dummy package.
We note that Flavours package knows nothing about our <text:span text:style-name="rststyle-inlineliteral">simd</text:span> dummy package until
we add it as a prereq for bar.  (This is in contrast to the compiler and mpi classes).
Usage would be like:</text:p>
          <ns0:p ns0:style-name="rststyle-codeblock">mod4.3.1-flavours&gt; module purge<ns0:line-break/>mod4.3.1-flavours&gt; module load gnu/9.1.0<ns0:line-break/>mod4.3.1-flavours&gt; module load simd/avx2<ns0:line-break/>mod4.3.1-flavours&gt; module load bar/5.4<ns0:line-break/>mod4.3.1-flavours&gt; module list<ns0:line-break/>Currently Loaded Modulefiles:<ns0:line-break/><ns0:s ns0:c="1"/>1) gnu/9.1.0 <ns0:s ns0:c="2"/>2) simd/avx2 <ns0:s ns0:c="2"/>3) bar/5.4 <ns0:s ns0:c="1"/><ns0:line-break/>mod4.3.1-flavours&gt; bar<ns0:line-break/>This is fake bar 5.4 (gcc/9.1.0, avx2)<ns0:line-break/>mod4.3.1-flavours&gt; module unload bar<ns0:line-break/>mod4.3.1-flavours&gt; module switch simd simd/avx<ns0:line-break/>mod4.3.1-flavours&gt; module load bar/5.4<ns0:line-break/>mod4.3.1-flavours&gt; module list<ns0:line-break/>Currently Loaded Modulefiles:<ns0:line-break/><ns0:s ns0:c="1"/>1) gnu/9.1.0 <ns0:s ns0:c="2"/>2) simd/avx <ns0:s ns0:c="2"/>3) bar/5.4 <ns0:s ns0:c="1"/><ns0:line-break/>mod4.3.1-flavours&gt; bar<ns0:line-break/>This is fake bar 5.4 (gcc/9.1.0, avx)<ns0:line-break/>mod4.3.1-flavours&gt; module unload bar<ns0:line-break/>mod4.3.1-flavours&gt; module switch simd simd/sse4.1<ns0:line-break/>mod4.3.1-flavours&gt; module load bar/5.4<ns0:line-break/>bar/5.4 - no flavour compatible with modules 'gnu/9.1.0 simd/sse4.1'<ns0:line-break/><ns0:line-break/>Loading bar/5.4<ns0:line-break/><ns0:s ns0:c="2"/>ERROR: Module evaluation aborted<ns0:line-break/>mod4.3.1-flavours&gt; module list<ns0:line-break/>Currently Loaded Modulefiles:<ns0:line-break/><ns0:s ns0:c="1"/>1) gnu/9.1.0 <ns0:s ns0:c="2"/>2) simd/sse4.1 <ns0:s ns0:c="1"/></ns0:p>
          <text:p text:style-name="rststyle-textbody">Here we note that as both the compiler and simd prereqs are non-optional, it complains
unless both have been previously loaded.  When both have been loaded, the PATH and
other environmental variables are set appropriately for the requested build; and if
it does not exist and error is produced.</text:p>
        </text:section>
        <text:section text:name="Section9" text:style-name="Sect2">
          <text:h text:outline-level="2" text:style-name="rststyle-heading2">Summary of Flavours</text:h>
          <text:list text:style-name="rststyle-bulletlist">
            <text:list-item>
              <text:p text:style-name="rststyle-bulletitem">It is an external extension to Environmental Modules, requiring additional installation steps.</text:p>
            </text:list-item>
            <text:list-item>
              <text:p text:style-name="rststyle-bulletitem">The git repository appears to have been last updated in 2013; although I believe this means
that it has not been updated for Environmental Modules 4.x, my (albeit minimal) experimentation
indicates that it still works, with the exception of automatic reloading of a module if any of
the modules it depends on are switched.
However, the Flavours package does not appear to be actively supported.</text:p>
            </text:list-item>
            <text:list-item>
              <text:p text:style-name="rststyle-bulletitem">The Flavours package (using Environmental Modules 3.x) fully supports the <text:span text:style-name="rststyle-inlineliteral">module switch</text:span> syntax,
with the switching out of a dependency (e.g. a compiler) causing the reload of all modulefiles depending on it.
(I have not had success with this using Environmental Modules 4.x.)</text:p>
            </text:list-item>
            <text:list-item>
              <text:p text:style-name="rststyle-bulletitem">The syntax for modulefiles is elegant, and one can easily extend the basic compiler dependency
modulefile to add additional dependencies.  Even for packages/dummy packages that the Flavours
extension knows nothing about (e.g. simd in the above example).</text:p>
            </text:list-item>
            <text:list-item>
              <text:p text:style-name="rststyle-bulletitem">The Flavours package will provide a shorter module avail output, only e.g. giving package name and
version and not listing a separate modulefile for each combination of package, version, compiler+version,
MPI library+version, etc.</text:p>
            </text:list-item>
            <text:list-item>
              <text:p text:style-name="rststyle-bulletitem">The Flavours package will fail with an error message if user tries to load a package which was
not built for the values of the depenency packages loaded.</text:p>
            </text:list-item>
            <text:list-item>
              <text:p text:style-name="rststyle-bulletitem">The Flavours package will fail to load with an error message if any dependent package is not
already loaded.  In particular, it will not attempt to default these.  So if such defaults are
desired, you will need to have initialization scripts automatically load the appropriate modules.</text:p>
            </text:list-item>
            <text:list-item>
              <text:p text:style-name="rststyle-bulletitem">The Flavours package does not include any mechanism for more intelligent defaulting.  I.e., if an
user requests to load a package without specifying the version desired, the version will be defaulted
to the latest version (or whatever the <text:span text:style-name="rststyle-inlineliteral">.modulerc</text:span> file specifies) without regard for which versions
support the versions of the compiler and other prereq-ed packages the user has loaded.  While one
could write custom .modulerc files for such, Flavours does not provide any tools for simplifying
such.</text:p>
            </text:list-item>
          </text:list>
        </text:section>
      </text:section>
      <text:section text:name="Section10" text:style-name="Sect1">
        <text:h text:outline-level="1" text:style-name="rststyle-heading1">Home-brewed Flavors Strategy</text:h>
        <text:p text:style-name="rststyle-textbody">Although the "Flavours" extension described above has an elegance about it,
one can achieve much of the same functionality in modulefiles using standard
Environmental Modules and Tcl commands.  This can be facilitated by the definition
of some useful Tcl procedures.  For lack of a better name, we will refer to
this strategy as "home-brewed flavors".</text:p>
        <text:section text:name="Section11" text:style-name="Sect2">
          <text:h text:outline-level="2" text:style-name="rststyle-heading2">Implementation</text:h>
          <text:p text:style-name="rststyle-textbody">This strategy just makes use of standard Environmental Modules and Tcl procedures
to query what modules of a given type are loaded and to construct the path to the
software package accordingly.  To avoid needless (and error prone) repetition of
code, we collect these into several Tcl procedures of our own.  Ideally, these
should be placed in a site configuration Tcl file and exposed to modulefiles
as explained in the cookbook
Expose Procedures and Variables to Modulefiles.
However, to avoid the need for that in these examples, we instead have placed them
into a file and use the <text:span text:style-name="rststyle-inlineliteral">MOD_GIT_ROOTDIR</text:span> to locate and source that file in the
relevant modulefiles.  (Actually, we have a single tcl file that is sourced both
for this and some other strategies, and it sources several files so that we can
break up the discussion of the the Tcl procedures.  All of that is just for the
purposes of this cookbook; normally you just put the procedures you need in the
one site config file).</text:p>
          <text:p text:style-name="rststyle-textbody">We discuss the various Tcl procedures here, as they are what provide most of the
functionality.  We start with the routines for generic loaded modules:</text:p>
          <ns0:p ns0:style-name="rststyle-codeblock">## ======= <ns0:s ns0:c="1"/>Generic queries of loaded modules =====<ns0:line-break/><ns0:line-break/>#--------------------------------------------------------------------<ns0:line-break/># GetLoadedModules<ns0:line-break/>#<ns0:line-break/># Returns a tcl list of all modules loaded. <ns0:s ns0:c="1"/>From $ENV{LOADEDMODULES}<ns0:line-break/>#<ns0:line-break/>proc GetLoadedModules { } {<ns0:line-break/><ns0:s ns0:c="3"/>global env<ns0:line-break/><ns0:s ns0:c="3"/>#Handle case if no modules loaded<ns0:line-break/><ns0:s ns0:c="3"/>if { [info exists env(LOADEDMODULES)] == 0 } {<ns0:line-break/><ns0:s ns0:c="6"/>#No modules loaded, return empty list<ns0:line-break/><ns0:s ns0:c="6"/>return [ list ]<ns0:line-break/><ns0:s ns0:c="3"/>}<ns0:line-break/><ns0:s ns0:c="3"/>set loadedenv $env(LOADEDMODULES)<ns0:line-break/><ns0:s ns0:c="3"/>set loaded [ split $loadedenv : ]<ns0:line-break/><ns0:s ns0:c="3"/>return $loaded<ns0:line-break/>}<ns0:line-break/><ns0:line-break/>#<ns0:line-break/>#--------------------------------------------------------------------<ns0:line-break/># GetTagOfModuleLoaded(pkg)<ns0:line-break/>#<ns0:line-break/># Looks for a loaded module matching ^$pkg/, and returns the tag matched.<ns0:line-break/># Returns {} if no tags matched (i.e. module pkg not loaded)<ns0:line-break/>#<ns0:line-break/>proc GetTagOfModuleLoaded { mymodule } {<ns0:line-break/><ns0:s ns0:c="3"/>set loadedlist [ GetLoadedModules ]<ns0:line-break/><ns0:s ns0:c="3"/>set regex "^$mymodule/"<ns0:line-break/><ns0:s ns0:c="3"/>set fndidx [ lsearch -regex $loadedlist $regex ]<ns0:line-break/><ns0:s ns0:c="3"/>if { <ns0:s ns0:c="1"/>$fndidx == -1 } <ns0:s ns0:c="1"/>{ return {} }<ns0:line-break/><ns0:s ns0:c="3"/>set found [ lindex $loadedlist $fndidx ]<ns0:line-break/><ns0:s ns0:c="3"/>return $found<ns0:line-break/>}<ns0:line-break/><ns0:line-break/></ns0:p>
          <text:p text:style-name="rststyle-textbody">This defines the two Tcl procedures:</text:p>
          <text:list text:style-name="rststyle-bulletlist">
            <text:list-item>
              <text:p text:style-name="rststyle-bulletitem"><text:span text:style-name="rststyle-strong">GetLoadedModules</text:span> : this returns the list of loaded modules, from the LOADEDMODULES</text:p>
            </text:list-item>
            <text:list-item>
              <text:p text:style-name="rststyle-bulletitem"><text:span text:style-name="rststyle-strong">GetTagOfModuleLoaded</text:span> : this takes as argument the base name of a package,
and returns the first full spec for the matching package, or an empty
string if no matching package found.</text:p>
            </text:list-item>
          </text:list>
          <text:p text:style-name="rststyle-textbody">The Tcl procedure <text:span text:style-name="rststyle-strong">GetTagOfModuleLoaded</text:span> can be used to find out what version
of a given package is loaded, and is enough for many packages.  However, for
compilers, and similar, a bit more is needed.  For compilers:</text:p>
          <ns0:p ns0:style-name="rststyle-codeblock">## ======= <ns0:s ns0:c="1"/>Utilities related to which compiler is loaded, etc =========<ns0:line-break/><ns0:line-break/>#--------------------------------------------------------------------<ns0:line-break/># GetDefaultCompiler:<ns0:line-break/>#<ns0:line-break/># Returns the default compiler, gcc/8.2.0<ns0:line-break/>proc GetDefaultCompiler { } {<ns0:line-break/><ns0:s ns0:c="3"/>return "gcc/8.2.0"<ns0:line-break/>}<ns0:line-break/><ns0:line-break/>#--------------------------------------------------------------------<ns0:line-break/># RequireCompiler:<ns0:line-break/>#<ns0:line-break/># Does a module load of specified compiler $mycomp.<ns0:line-break/># Includes special handling if $mycomp is the default compiler<ns0:line-break/>proc RequireCompiler { mycomp } {<ns0:line-break/><ns0:s ns0:c="3"/># If your module tree is set up so that there is no module for the<ns0:line-break/><ns0:s ns0:c="3"/># default compiler (because e.g. it is available w/out loading a module<ns0:line-break/><ns0:s ns0:c="3"/># anyway), you can uncomment the following block which will cause<ns0:line-break/><ns0:s ns0:c="3"/># RequireCompiler to do nothing if mycomp is the default compiler<ns0:line-break/><ns0:s ns0:c="3"/>#set defComp [GetDefaultCompiler]<ns0:line-break/><ns0:s ns0:c="3"/>#if { $mycomp eq $defComp } {<ns0:line-break/><ns0:s ns0:c="6"/>#return<ns0:line-break/><ns0:s ns0:c="3"/>#}<ns0:line-break/><ns0:s ns0:c="3"/>module load $mycomp<ns0:line-break/>}<ns0:line-break/><ns0:line-break/>#--------------------------------------------------------------------<ns0:line-break/># GetKnownCompilerFamilies:<ns0:line-break/>#<ns0:line-break/># Returns a list of recognized compiler family names<ns0:line-break/>#E.g. gcc, intel, pgi<ns0:line-break/>proc GetKnownCompilerFamilies { } {<ns0:line-break/><ns0:s ns0:c="3"/>set cfamilies {gcc intel pgi}<ns0:line-break/><ns0:s ns0:c="3"/>return $cfamilies<ns0:line-break/>}<ns0:line-break/><ns0:line-break/>#--------------------------------------------------------------------<ns0:line-break/># GetLoadedCompiler:<ns0:line-break/>#<ns0:line-break/># Returns the string for the compiler we are using (i.e. was previously<ns0:line-break/># module loaded). <ns0:s ns0:c="1"/>E.g., gcc/8.2.0<ns0:line-break/># If no compiler was previously loaded, then if the optional parameter<ns0:line-break/># $pathDefault is set, it will look for a compiler family and<ns0:line-break/># version in the last components to the path to the current modulefile or<ns0:line-break/># .modulerc, and if found, uses that.<ns0:line-break/># If still no path found, it will return the value of [GetDefaultCompiler]<ns0:line-break/># if $useDefault is set.<ns0:line-break/># Otherwise, returns empty string.<ns0:line-break/>#<ns0:line-break/># Takes the following arguments:<ns0:line-break/># <ns0:s ns0:c="6"/>pathDefault: boolean, default false. <ns0:s ns0:c="1"/>If set, attempt to determine<ns0:line-break/># <ns0:s ns0:c="14"/>the compiler from the full path to the modulefile if<ns0:line-break/># <ns0:s ns0:c="14"/>no compiler was loaded.<ns0:line-break/># <ns0:s ns0:c="6"/>useDefault: boolean, default false. <ns0:s ns0:c="1"/>If set, return the value of<ns0:line-break/># <ns0:s ns0:c="14"/>GetDefaultCompiler if no compiler is loaded or found from<ns0:line-break/># <ns0:s ns0:c="14"/>path (if $pathDefault).<ns0:line-break/># <ns0:s ns0:c="6"/>loadIt: boolean, default false. <ns0:s ns0:c="1"/>If set and a compiler<ns0:line-break/># <ns0:s ns0:c="14"/>was defaulted from path of GetDefaultCompiler, we will<ns0:line-break/># <ns0:s ns0:c="14"/>module load that compiler.<ns0:line-break/># <ns0:s ns0:c="14"/>Ignored unless either pathDefault or useDefault is set<ns0:line-break/># <ns0:s ns0:c="6"/>requireIt: boolean, default false. <ns0:s ns0:c="1"/>If set, we will prereq the<ns0:line-break/># <ns0:s ns0:c="14"/>compiler before returning.<ns0:line-break/><ns0:line-break/>proc GetLoadedCompiler {{pathDefault 0} { useDefault 0} <ns0:line-break/><ns0:s ns0:c="3"/>{loadIt 0 } { requireIt 0 } } {<ns0:line-break/><ns0:s ns0:c="3"/>global ModulesCurrentModulefile<ns0:line-break/><ns0:s ns0:c="3"/>set ctag {}<ns0:line-break/><ns0:s ns0:c="3"/>set cfams [ GetKnownCompilerFamilies ]<ns0:line-break/><ns0:s ns0:c="3"/>foreach cfam $cfams {<ns0:line-break/><ns0:s ns0:c="6"/>if { [ is-loaded $cfam ] } {<ns0:line-break/><ns0:s ns0:c="9"/>set ctag [ GetTagOfModuleLoaded $cfam <ns0:s ns0:c="1"/>]<ns0:line-break/><ns0:s ns0:c="9"/>if { $requireIt } { prereq $ctag }<ns0:line-break/><ns0:s ns0:c="9"/>return $ctag<ns0:line-break/><ns0:s ns0:c="6"/>}<ns0:line-break/><ns0:s ns0:c="3"/>}<ns0:line-break/><ns0:line-break/><ns0:s ns0:c="3"/># No loaded compiler found, try to default from path to modulefile?<ns0:line-break/><ns0:s ns0:c="3"/>if { $pathDefault} {<ns0:line-break/><ns0:s ns0:c="6"/>set moduledir [file dirname $ModulesCurrentModulefile ]<ns0:line-break/><ns0:s ns0:c="6"/>set cversion [file tail $moduledir]<ns0:line-break/><ns0:s ns0:c="6"/>set tmppath [file dirname $moduledir]<ns0:line-break/><ns0:s ns0:c="6"/>set cfamily [file tail $tmppath]<ns0:line-break/><ns0:line-break/><ns0:s ns0:c="6"/>if { [lsearch $cfams $cfamily] &gt; -1 } {<ns0:line-break/><ns0:s ns0:c="9"/># We matched a known compiler family in our path<ns0:line-break/><ns0:s ns0:c="9"/>set ctag "$cfamily/$cversion"<ns0:line-break/><ns0:s ns0:c="9"/>if { $loadIt } { RequireCompiler $ctag }<ns0:line-break/><ns0:s ns0:c="9"/>if { $requireIt } { prereq $ctag }<ns0:line-break/><ns0:s ns0:c="9"/>return $ctag<ns0:line-break/><ns0:s ns0:c="6"/>}<ns0:line-break/><ns0:s ns0:c="3"/>}<ns0:line-break/><ns0:s ns0:c="9"/><ns0:line-break/><ns0:s ns0:c="3"/># Still no compiler, default to GetDefaultCompiler&gt;<ns0:line-break/><ns0:s ns0:c="3"/>if { $useDefault } {<ns0:line-break/><ns0:s ns0:c="6"/>set ctag [ GetDefaultCompiler ]<ns0:line-break/><ns0:s ns0:c="6"/>if { $loadIt } { RequireCompiler $ctag }<ns0:line-break/><ns0:s ns0:c="6"/>if { $requireIt } { prereq $ctag }<ns0:line-break/><ns0:s ns0:c="6"/>return $ctag<ns0:line-break/><ns0:s ns0:c="3"/>}<ns0:line-break/><ns0:line-break/><ns0:s ns0:c="3"/>#Nothing found, and not defaulting<ns0:line-break/><ns0:s ns0:c="3"/>return $ctag<ns0:line-break/>}<ns0:line-break/></ns0:p>
          <text:p text:style-name="rststyle-textbody">We defined four procedures above:</text:p>
          <text:list text:style-name="rststyle-bulletlist">
            <text:list-item>
              <text:p text:style-name="rststyle-bulletitem"><text:span text:style-name="rststyle-strong">GetDefaultCompiler</text:span> : this simply returns the name of our default compiler, which for
this example is gcc/8.2.0</text:p>
            </text:list-item>
            <text:list-item>
              <text:p text:style-name="rststyle-bulletitem"><text:span text:style-name="rststyle-strong">RequireCompiler</text:span> : this simply does a module load on the specified compiler.
It is kept as a separate procedure just in case you wish to intercept and prevent
the loading of the default compiler (e.g. because no modulefile exists for it).
In our example, there is a modulefile for it and so it is just a wrapper for <text:span text:style-name="rststyle-inlineliteral">module load</text:span>.</text:p>
            </text:list-item>
            <text:list-item>
              <text:p text:style-name="rststyle-bulletitem"><text:span text:style-name="rststyle-strong">GetKnownCompilerFamilies</text:span> : this simply returns a Tcl list of known
compiler families.</text:p>
            </text:list-item>
            <text:list-item>
              <text:p text:style-name="rststyle-bulletitem"><text:span text:style-name="rststyle-strong">GetLoadedCompiler</text:span>: this is the procedure that does the main work, and is
described in detail below.</text:p>
            </text:list-item>
          </text:list>
          <text:p text:style-name="rststyle-textbody">The <text:span text:style-name="rststyle-strong">GetLoadedCompiler</text:span> procedure basically checks if any packages matching
the names in <text:span text:style-name="rststyle-strong">GetKnownCompilerFamilies</text:span> have been previously loaded.  If so,
it returns the modulefile specification for the first one found, and returns.
If not, if <text:span text:style-name="rststyle-inlineliteral">pathDefault</text:span> is set and there is a recognized compiler name and version
in the last two components of the module specification, it will return
that compiler. Otherwise, if the optional flag <text:span text:style-name="rststyle-inlineliteral">useDefault</text:span> is set, it will return the
value from <text:span text:style-name="rststyle-strong">GetDefaultCompiler</text:span>.  If all else fails, returns the empty string.</text:p>
          <text:p text:style-name="rststyle-textbody">If the optional parameter <text:span text:style-name="rststyle-inlineliteral">loadIt</text:span> is set, if a compiler was defaulted (i.e.
not returned because it was already loaded), the procedure will call <text:span text:style-name="rststyle-inlineliteral">RequireCompiler</text:span>
to module load it.</text:p>
          <text:p text:style-name="rststyle-textbody">If the optional parameter <text:span text:style-name="rststyle-inlineliteral">requireIt</text:span> is set, we invoke <text:span text:style-name="rststyle-inlineliteral">prereq</text:span> on the compiler
found before returning.</text:p>
          <text:p text:style-name="rststyle-textbody">A similar set of procedures exist for the MPI libraries, namely:</text:p>
          <ns0:p ns0:style-name="rststyle-codeblock">## ======= <ns0:s ns0:c="1"/>Utilities related to which MPI library is loaded, etc =========<ns0:line-break/><ns0:line-break/>#--------------------------------------------------------------------<ns0:line-break/># RequireMPI:<ns0:line-break/>#<ns0:line-break/># Does a module load of specified MPI library $mympi<ns0:line-break/># Includes special handling if $mympi is nompi or intelmpi (or one of its aliases)<ns0:line-break/># If $mympi is nompi, nothing is loaded.<ns0:line-break/># If the optional parameter noLoadIntel is set (default false), and if <ns0:line-break/># $mympi is intelmpi (or intel or impi), then we do not load module if<ns0:line-break/># the loaded compiler is intel (as we assume that provides intel MPI as well)<ns0:line-break/>proc RequireMPI { mympi {noLoadIntel 0} } {<ns0:line-break/><ns0:s ns0:c="3"/># We do not do anything if mympi is nompi<ns0:line-break/><ns0:s ns0:c="3"/>if { $mympi eq {nompi} } { return }<ns0:line-break/><ns0:s ns0:c="3"/>if { $noLoadIntel } {<ns0:line-break/><ns0:s ns0:c="6"/># Get the basename of requested MPI library<ns0:line-break/><ns0:s ns0:c="6"/>set mympiSplit [ split $mympi / ]<ns0:line-break/><ns0:s ns0:c="6"/>set mympiBase [ lindex $mympiSplit 0 ]<ns0:line-break/><ns0:s ns0:c="6"/># Check if we requested an intel MPI<ns0:line-break/><ns0:s ns0:c="6"/>set intelList "intelmpi impi intel intelmpi-mt impi-mt intel-mt"<ns0:line-break/><ns0:s ns0:c="6"/>if { [lsearch $intelList $mympiBase ] &gt; -1 } {<ns0:line-break/><ns0:s ns0:c="9"/># We requested intelmpi in some form<ns0:line-break/><ns0:s ns0:c="9"/># Check if an intel compiler was loaded<ns0:line-break/><ns0:s ns0:c="9"/>set curComp [ GetLoadedCompiler 1]<ns0:line-break/><ns0:s ns0:c="9"/>if { $curComp ne {} } {<ns0:line-break/><ns0:s ns0:c="12"/>set curCompSplit [ split $curComp / ]<ns0:line-break/><ns0:s ns0:c="12"/>set curCompBase [ lindex $curCompSplit 0 ]<ns0:line-break/><ns0:s ns0:c="12"/>if { $curCompBase eq {intel} } { <ns0:line-break/><ns0:s ns0:c="15"/># $noLoadIntel is set, requested MPI is intel MPI, and intel compiler loaded<ns0:line-break/><ns0:s ns0:c="15"/>return<ns0:line-break/><ns0:s ns0:c="12"/>}<ns0:line-break/><ns0:s ns0:c="9"/>}<ns0:line-break/><ns0:s ns0:c="6"/>}<ns0:line-break/><ns0:s ns0:c="3"/>}<ns0:line-break/><ns0:s ns0:c="3"/>module load $mympi<ns0:line-break/>}<ns0:line-break/><ns0:line-break/>#--------------------------------------------------------------------<ns0:line-break/># GetKnownMpiFamilies:<ns0:line-break/>#<ns0:line-break/># Returns a list of recognized MPI library family names<ns0:line-break/>#E.g. gcc, intel, pgi<ns0:line-break/>proc GetKnownMpiFamilies { } {<ns0:line-break/><ns0:s ns0:c="3"/>set mfamilies {openmpi mpavich intelmpi}<ns0:line-break/><ns0:s ns0:c="3"/>return $mfamilies<ns0:line-break/>}<ns0:line-break/><ns0:line-break/>#--------------------------------------------------------------------<ns0:line-break/># GetLoadedMPI:<ns0:line-break/>#<ns0:line-break/># Returns the string for the MPI library we are using (i.e. was previously<ns0:line-break/># module loaded), or empty string if nothing loaded (from is-loaded command)<ns0:line-break/># E.g., intel/2013.1.117<ns0:line-break/># Takes an optional argument, <ns0:line-break/># <ns0:s ns0:c="6"/>useIntel: boolean, default false. <ns0:s ns0:c="1"/>If set, returns 'intelmpi' if<ns0:line-break/># <ns0:s ns0:c="14"/>no MPI library is loaded but intel compiler is loaded<ns0:line-break/># <ns0:s ns0:c="6"/>forceIt: boolean, default false. <ns0:s ns0:c="1"/>If set, prereq MPI lib before returning.<ns0:line-break/># <ns0:s ns0:c="6"/>requireIt: boolean, default false. <ns0:s ns0:c="1"/>If set, prereq the MPI library<ns0:line-break/>proc GetLoadedMPI { { useIntel 0} {forceIt 0} {requireIt 0} } {<ns0:line-break/><ns0:s ns0:c="3"/>set mtag {}<ns0:line-break/><ns0:s ns0:c="3"/>foreach mfam [ GetKnownMpiFamilies ] {<ns0:line-break/><ns0:s ns0:c="6"/>if { [ is-loaded $mfam ] } {<ns0:line-break/><ns0:s ns0:c="9"/>set mtag [ GetTagOfModuleLoaded $mfam <ns0:s ns0:c="1"/>]<ns0:line-break/><ns0:s ns0:c="9"/>if { $requireIt } { prereq $ctag }<ns0:line-break/><ns0:s ns0:c="9"/>return $mtag<ns0:line-break/><ns0:s ns0:c="6"/>}<ns0:line-break/><ns0:s ns0:c="3"/>}<ns0:line-break/><ns0:s ns0:c="3"/># No loaded compiler found, should we check for Intel compiler and return intelmpi?<ns0:line-break/><ns0:s ns0:c="3"/>if { $useIntel } {<ns0:line-break/><ns0:s ns0:c="6"/>#Yes<ns0:line-break/><ns0:s ns0:c="6"/>set ctag [ GetCompilerLoaded ]<ns0:line-break/><ns0:s ns0:c="6"/>set cSplit [ split $ctag / ]<ns0:line-break/><ns0:s ns0:c="6"/>set cBase [ lindex $cSplit 0 ]<ns0:line-break/><ns0:s ns0:c="6"/>if { $cBase eq intel } { return intelmpi }<ns0:line-break/><ns0:s ns0:c="3"/>}<ns0:line-break/><ns0:s ns0:c="3"/>return $mtag<ns0:line-break/>}<ns0:line-break/></ns0:p>
          <text:p text:style-name="rststyle-textbody">The three procedures here are analogues of the compiler versions:</text:p>
          <text:list text:style-name="rststyle-bulletlist">
            <text:list-item>
              <text:p text:style-name="rststyle-bulletitem"><text:span text:style-name="rststyle-strong">RequireMPI</text:span> : this basically does a module load of the specified MPI library.  It
has some added logic so that it will not do a module load if the MPI library is <text:span text:style-name="rststyle-inlineliteral">nompi</text:span>.
Also, if the optional parameter <text:span text:style-name="rststyle-inlineliteral">noLoadIntel</text:span> is set, if the MPI library is <text:span text:style-name="rststyle-inlineliteral">intelmpi</text:span>
(or a variant of that name) and the loaded compiler in <text:span text:style-name="rststyle-inlineliteral">intel</text:span>, we assume that no
additional module needs to be loaded.  For this strategy, we want to load <text:span text:style-name="rststyle-inlineliteral">intelmpi</text:span>
modules, because, just like in the <text:span text:style-name="rststyle-inlineliteral">Flavours</text:span> strategy, we need to provide dummy
<text:span text:style-name="rststyle-inlineliteral">intelmpi</text:span> modules to allow one to request the use of the Intel MPI library.</text:p>
            </text:list-item>
            <text:list-item>
              <text:p text:style-name="rststyle-bulletitem"><text:span text:style-name="rststyle-strong">GetKnownMpiFamilies</text:span> : this returns a list of known MPI library family names.
Used in <text:span text:style-name="rststyle-strong">GetLoadedMPI</text:span></text:p>
            </text:list-item>
            <text:list-item>
              <text:p text:style-name="rststyle-bulletitem"><text:span text:style-name="rststyle-strong">GetLoadedMPI</text:span> : This is the analogue of <text:span text:style-name="rststyle-strong">GetLoadedCompiler</text:span>.  If an MPI library is
loaded, it will return the name of that module.  If the optional <text:span text:style-name="rststyle-inlineliteral">requireIt</text:span> flag
is set, it will do a <text:span text:style-name="rststyle-inlineliteral">prereq</text:span> on the MPI library before returning.  The first optional
argument, <text:span text:style-name="rststyle-inlineliteral">useIntel</text:span>, indicates whether this module should return <text:span text:style-name="rststyle-inlineliteral">intelmpi</text:span> if no
MPI library is loaded but an Intel compiler is loaded.</text:p>
            </text:list-item>
          </text:list>
          <text:p text:style-name="rststyle-textbody">The modulefiles for the compilers are basically standard; unlike the
<text:span text:style-name="rststyle-inlineliteral">Flavours</text:span> strategy there is nothing special needed in these.  Likewise
for the dummy <text:span text:style-name="rststyle-inlineliteral">simd</text:span> and <text:span text:style-name="rststyle-inlineliteral">intelmpi</text:span> modules (the latter is only this
basic because we assume intelmpi is only available if an Intel compiler
is loaded.  If one allowed for intelmpi with other compilers, it would
more closely resemble the other MPI libraries).</text:p>
          <text:p text:style-name="rststyle-textbody">We also define some Tcl procedures for generating warning and error messages, namely</text:p>
          <ns0:p ns0:style-name="rststyle-codeblock">## ======= <ns0:s ns0:c="1"/>Utilities for printing warning/error messages, <ns0:s ns0:c="1"/>etc =========<ns0:line-break/><ns0:line-break/>#--------------------------------------------------------------------<ns0:line-break/># PrintIfLoading: <ns0:line-break/>#<ns0:line-break/># Prints supplied text to stderr but only if in "load" mode<ns0:line-break/>#<ns0:line-break/>proc PrintIfLoading { args } {<ns0:line-break/><ns0:s ns0:c="3"/>if [ module-info mode load ] {<ns0:line-break/><ns0:s ns0:c="6"/>set tmp [ join $args ]<ns0:line-break/><ns0:s ns0:c="6"/>puts stderr "$tmp"<ns0:line-break/><ns0:s ns0:c="3"/>}<ns0:line-break/>}<ns0:line-break/><ns0:line-break/>#--------------------------------------------------------------------<ns0:line-break/># PrintLoadInfo:<ns0:line-break/>#<ns0:line-break/># Prints supplied text to stderr as informational message, but only<ns0:line-break/># if actually trying to load the module.<ns0:line-break/>#<ns0:line-break/>proc PrintLoadInfo { args } {<ns0:line-break/><ns0:s ns0:c="3"/>set tmp [ join $args ]<ns0:line-break/><ns0:s ns0:c="3"/>PrintIfLoading "<ns0:line-break/>\[INFO\] $tmp<ns0:line-break/>"<ns0:line-break/>}<ns0:line-break/><ns0:line-break/>#--------------------------------------------------------------------<ns0:line-break/># PrintLoadWarning:<ns0:line-break/>#<ns0:line-break/># Prints supplied text to stderr as warning message, but only<ns0:line-break/># if actually trying to load the module.<ns0:line-break/>#<ns0:line-break/>proc PrintLoadWarning { args } {<ns0:line-break/><ns0:s ns0:c="3"/>set tmp [ join $args ]<ns0:line-break/><ns0:s ns0:c="3"/>PrintIfLoading "<ns0:line-break/><ns0:line-break/>WARNING:<ns0:line-break/>$tmp<ns0:line-break/><ns0:line-break/><ns0:line-break/>"<ns0:line-break/>}<ns0:line-break/><ns0:line-break/>#--------------------------------------------------------------------<ns0:line-break/># PrintLoadError:<ns0:line-break/>#<ns0:line-break/># Like PrintLoadWarning, but as error message and does a "break"<ns0:line-break/>#<ns0:line-break/>proc PrintLoadError { args } {<ns0:line-break/><ns0:s ns0:c="3"/>set tmp [ join $args ]<ns0:line-break/><ns0:s ns0:c="3"/>PrintIfLoading "<ns0:line-break/><ns0:line-break/>**** ERROR *****:<ns0:line-break/>$tmp<ns0:line-break/><ns0:line-break/><ns0:line-break/>"<ns0:line-break/><ns0:s ns0:c="3"/>if [ module-info mode load ] {<ns0:line-break/><ns0:s ns0:c="6"/>break<ns0:line-break/><ns0:s ns0:c="3"/>}<ns0:line-break/>}<ns0:line-break/></ns0:p>
          <text:p text:style-name="rststyle-textbody">These procedures:</text:p>
          <text:list text:style-name="rststyle-bulletlist">
            <text:list-item>
              <text:p text:style-name="rststyle-bulletitem"><text:span text:style-name="rststyle-strong">PrintIfLoading</text:span>: will print supplied text to stderr only when in <text:span text:style-name="rststyle-inlineliteral">load</text:span> mode</text:p>
            </text:list-item>
            <text:list-item>
              <text:p text:style-name="rststyle-bulletitem"><text:span text:style-name="rststyle-strong">PrintLoadInfo</text:span>: will print supplied text as informational text, but only when trying to load a module</text:p>
            </text:list-item>
            <text:list-item>
              <text:p text:style-name="rststyle-bulletitem"><text:span text:style-name="rststyle-strong">PrintLoadWarning</text:span>: will print supplied text as warning text, but only when trying to load a module</text:p>
            </text:list-item>
            <text:list-item>
              <text:p text:style-name="rststyle-bulletitem"><text:span text:style-name="rststyle-strong">PrintLoadError</text:span>: will print supplied text as error text and abort, but only when trying to load a module</text:p>
            </text:list-item>
          </text:list>
          <text:p text:style-name="rststyle-textbody">The gist of this is that we might wish to print errors if an user tries to
load an incompatible modulefile, but do not wish to print errors if they are merely
doing a help, display, or whatis command.</text:p>
          <text:p text:style-name="rststyle-textbody">The interesting bit begins with the openmpi and mvapich modulefiles.  These
both depend on the compiler, we show the main part of the openmpi modulefile
below:</text:p>
          <ns0:p ns0:style-name="rststyle-codeblock"># Common modulefile for openmpi<ns0:line-break/># Using "homebrewed flavors" strategy<ns0:line-break/># Expects the following variables to have been<ns0:line-break/># previously defined:<ns0:line-break/># <ns0:s ns0:c="6"/>version: version of openmpi<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 Also get location of and load common procedures<ns0:line-break/># This is a hack for the cookbook examples, in production<ns0:line-break/># one should either<ns0:line-break/># 1) declare the procedures in a site config file (preferred)<ns0:line-break/># 2) hardcode the path to $tcllibdir and common_utilities.tcl<ns0:line-break/>set tcllibdir $rootdir/doc/example/compiler-etc-dependencies/tcllib<ns0:line-break/>source $tcllibdir/common_utilities.tcl<ns0:line-break/><ns0:line-break/>proc ModulesHelp { } {<ns0:line-break/><ns0:s ns0:c="3"/>global version<ns0:line-break/><ns0:s ns0:c="3"/>puts stderr "<ns0:line-break/>openmpi: Test/fake version of OpenMPI $version<ns0:line-break/><ns0:line-break/>For testing packages depending on compilers/MPI<ns0:line-break/><ns0:line-break/>"<ns0:line-break/>}<ns0:line-break/><ns0:line-break/>module-whatis "Fake openmpi $version"<ns0:line-break/><ns0:line-break/># Figure out what compiler we have loaded<ns0:line-break/># Optional args ensure will default to and load/prereq default compiler<ns0:line-break/># if no compiler currently loaded<ns0:line-break/>set ctag [ GetLoadedCompiler 1 1 1 ]<ns0:line-break/><ns0:line-break/>#Compute the installation prefix<ns0:line-break/>set pkgroot $swroot/openmpi<ns0:line-break/>set vroot $pkgroot/$version<ns0:line-break/>set prefix $vroot/$ctag<ns0:line-break/><ns0:line-break/>#Make sure there is a build for this openmpi version/compiler<ns0:line-break/>#I.e. that the prefix exists<ns0:line-break/>if ![ file exists $prefix ] {<ns0:line-break/><ns0:s ns0:c="3"/>#Not built for this compiler, alert user and abort<ns0:line-break/><ns0:s ns0:c="3"/>PrintLoadError "<ns0:line-break/>openmpi/$version does not appear to be built for compiler $ctag<ns0:line-break/><ns0:line-break/>Please select a different openmpi version or different compiler.<ns0:line-break/>"<ns0:line-break/>}<ns0:line-break/><ns0:line-break/>#We need to prereq the compiler to allow autohandling to work<ns0:line-break/>prereq $ctag<ns0:line-break/><ns0:line-break/># Set environment variables<ns0:line-break/>setenv MPI_DIR $prefix<ns0:line-break/><ns0:line-break/>set bindir $prefix/bin<ns0:line-break/>set libdir $prefix/lib<ns0:line-break/>set incdir $prefix/include<ns0:line-break/><ns0:line-break/>prepend-path PATH <ns0:s ns0:c="11"/>$bindir<ns0:line-break/>prepend-path LIBRARY_PATH <ns0:s ns0:c="3"/>$libdir<ns0:line-break/>prepend-path LD_LIBRARY_PATH $libdir<ns0:line-break/>prepend-path CPATH <ns0:s ns0:c="10"/>$incdir<ns0:line-break/></ns0:p>
          <text:p text:style-name="rststyle-textbody">We begin by sourcing the <text:span text:style-name="rststyle-inlineliteral">common_utilities</text:span> file which defined the previously
described Tcl procedures.  Normally it is recommended that you put those
procedures in a site config Tcl script and expose them to the modulefiles
using the techniques described in the cookbook
Expose Procedures and Variables to Modulefiles.
Even if you opt against that and decide to source a Tcl file, it is recommended
to hard code the path.</text:p>
          <text:p text:style-name="rststyle-textbody">The next interesting bit comes when we set the local Tcl variable <text:span text:style-name="rststyle-inlineliteral">ctag</text:span>
by calling the <text:span text:style-name="rststyle-inlineliteral">GetLoadedCompiler</text:span> procedure.  We allow the procedure to
default the compiler, and because we have a default compiler defined we
should always get a value.  (If no default compiler was defined, one would
have to handle the error if no compiler was loaded/defaulted.)  We then use
the value of <text:span text:style-name="rststyle-inlineliteral">ctag</text:span> to set the path to the build of the package.  To ensure
that the package is built for this compiler, we do a quick check that the
package installation path exists.</text:p>
          <text:p text:style-name="rststyle-textbody">The modulefile for <text:span text:style-name="rststyle-inlineliteral">foo</text:span> is a bit more complex:</text:p>
          <ns0:p ns0:style-name="rststyle-codeblock">#<ns0:line-break/># Common stuff for "foo" modulefiles<ns0:line-break/># Part of "Compiler and other package dependencies" cookbook<ns0:line-break/># Using "homebrewed flavors" strategy<ns0:line-break/>#<ns0:line-break/># This file expects the following Tcl variables to have been<ns0:line-break/># previously set:<ns0:line-break/># <ns0:s ns0:c="6"/>version: version of foo<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 Also get location of and load common procedures<ns0:line-break/># This is a hack for the cookbook examples, in production<ns0:line-break/># one should either<ns0:line-break/># 1) declare the procedures in a site config file (preferred)<ns0:line-break/># 2) hardcode the path to $tcllibdir and common_utilities.tcl<ns0:line-break/>set tcllibdir $rootdir/doc/example/compiler-etc-dependencies/tcllib<ns0:line-break/>source $tcllibdir/common_utilities.tcl<ns0:line-break/><ns0:line-break/>proc ModulesHelp { } {<ns0:line-break/><ns0:s ns0:c="3"/>global version<ns0:line-break/><ns0:s ns0:c="3"/>puts stderr "<ns0:line-break/>foo: Test/fake version of foo $version<ns0:line-break/><ns0:line-break/>For testing packages depending on compilers/MPI<ns0:line-break/><ns0:line-break/>"<ns0:line-break/>}<ns0:line-break/><ns0:line-break/>module-whatis "Fake foo $version"<ns0:line-break/><ns0:line-break/># Figure out what compiler we have loaded<ns0:line-break/># Will default to and load default compiler if none loaded<ns0:line-break/>set ctag [ GetLoadedCompiler 1 1 1 ]<ns0:line-break/><ns0:line-break/># Figure out what MPI we have loaded<ns0:line-break/># We do NOT want to default to intelmpi if intel compiler loaded<ns0:line-break/>set mtag [ GetLoadedMPI ]<ns0:line-break/># Set mtag it nompi if no MPI library found loaded<ns0:line-break/>if { $mtag eq {} } { set mtag nompi }<ns0:line-break/># Set mtag to intelmpi if intelmpi/default found loaded<ns0:line-break/>if { $mtag eq {intelmpi/default} } { set mtag intelmpi }<ns0:line-break/><ns0:line-break/># Compute the installation prefix<ns0:line-break/>set pkgroot $swroot/foo<ns0:line-break/>set vroot $pkgroot/$version<ns0:line-break/>set prefix $vroot/$ctag/$mtag<ns0:line-break/><ns0:line-break/># Make sure there is a build for this foo version/compiler/MPI library<ns0:line-break/># I.e. that the prefix exists<ns0:line-break/>if ![ file exists $prefix ] {<ns0:line-break/><ns0:s ns0:c="3"/># Not built for this compiler/MPI, alert user and abort<ns0:line-break/><ns0:s ns0:c="3"/>PrintLoadError "<ns0:line-break/>foo/$version does not appear to be built for compiler $ctag and MPI $mtag<ns0:line-break/><ns0:line-break/>Please select a different openmpi version or different compiler/MPI library combination.<ns0:line-break/>"<ns0:line-break/>}<ns0:line-break/><ns0:line-break/># We need to prereq the compiler to allow autohandling to work<ns0:line-break/>prereq $ctag<ns0:line-break/># and the MPI library if used<ns0:line-break/>if { $mtag ne {nompi} } {<ns0:line-break/><ns0:s ns0:c="3"/># We currently require one to load intelmpi to use Intel MPI with <ns0:line-break/><ns0:s ns0:c="3"/># intel compilers. So we prereq on intelmpi as well<ns0:line-break/><ns0:s ns0:c="3"/># But if not, we could place the prereq below in an if-then block<ns0:line-break/><ns0:s ns0:c="3"/># so is only executed if mtag != intelmpi<ns0:line-break/><ns0:s ns0:c="3"/>prereq $mtag<ns0:line-break/>}<ns0:line-break/><ns0:line-break/># Set environment variables<ns0:line-break/>setenv FOO_DIR $prefix<ns0:line-break/><ns0:line-break/>set bindir $prefix/bin<ns0:line-break/>set libdir $prefix/lib<ns0:line-break/>set incdir $prefix/include<ns0:line-break/><ns0:line-break/>prepend-path PATH <ns0:s ns0:c="11"/>$bindir<ns0:line-break/>prepend-path LIBRARY_PATH <ns0:s ns0:c="3"/>$libdir<ns0:line-break/>prepend-path LD_LIBRARY_PATH $libdir<ns0:line-break/>prepend-path CPATH <ns0:s ns0:c="10"/>$incdir<ns0:line-break/><ns0:line-break/>conflict foo<ns0:line-break/></ns0:p>
          <text:p text:style-name="rststyle-textbody">The main difference between this modulefile, depending on both compiler and
optionally MPI, and the openmpi modilefile above, is that in addition to
detecting which compiler is loaded, we call <text:span text:style-name="rststyle-inlineliteral">GetLoadedMPI</text:span> to determine
the MPI library which was loaded, and use both of them in constructing the
prefix to the installed foo.</text:p>
        </text:section>
        <text:section text:name="Section12" text:style-name="Sect2">
          <text:h text:outline-level="2" text:style-name="rststyle-heading2">Examples</text:h>
          <text:p text:style-name="rststyle-textbody">We now look at the example modulefiles for the homebrewed flavors strategies.
To use the examples, you must
#. Set (and export) MOD_GIT_ROOTDIR to where you git-cloned the modules source
#. Do a <text:span text:style-name="rststyle-inlineliteral">module purge</text:span>, and then set your MODULEPATH to:</text:p>
          <ns0:p ns0:style-name="rststyle-codeblock">$MOD_GIT_ROOTDIR/doc/example/compiler-etc-dependencies/homebrewed</ns0:p>
          <text:p text:style-name="rststyle-textbody">The <text:span text:style-name="rststyle-inlineliteral">homebrewed flavors</text:span> strategy behaves much like the <text:span text:style-name="rststyle-inlineliteral">Flavours</text:span>
strategy in practice.  The module avail command,</text:p>
          <ns0:p ns0:style-name="rststyle-codeblock">mod4.3.1 (homebrewed)&gt; module avail<ns0:line-break/>- $MOD_GIT_ROOTDIR/doc/example/compiler-etc-dependencies/homebrewed -<ns0:line-break/>bar/4.7 <ns0:s ns0:c="1"/>foo/2.4 <ns0:s ns0:c="3"/>intel/2018 <ns0:s ns0:c="7"/>mvapich/2.1 <ns0:s ns0:c="3"/>openmpi/4.0 <ns0:s ns0:c="1"/>simd/avx <ns0:s ns0:c="4"/><ns0:line-break/>bar/5.4 <ns0:s ns0:c="1"/>gcc/8.2.0 <ns0:s ns0:c="1"/>intel/2019 <ns0:s ns0:c="7"/>mvapich/2.3.1 <ns0:s ns0:c="1"/>pgi/18.4 <ns0:s ns0:c="4"/>simd/avx2 <ns0:s ns0:c="3"/><ns0:line-break/>foo/1.1 <ns0:s ns0:c="1"/>gcc/9.1.0 <ns0:s ns0:c="1"/>intelmpi/default <ns0:s ns0:c="1"/>openmpi/3.1 <ns0:s ns0:c="3"/>pgi/19.4 <ns0:s ns0:c="4"/>simd/sse4.1 <ns0:s ns0:c="1"/></ns0:p>
          <text:p text:style-name="rststyle-textbody">looks basically the same, showing the a concise listing of packages and
versions without information on the compilers and MPI libraries they were
built with.</text:p>
          <ns0:p ns0:style-name="rststyle-codeblock">mod4.3.1 (homebrewed)&gt; module purge<ns0:line-break/>mod4.3.1 (homebrewed)&gt; module load pgi/19.4<ns0:line-break/>mod4.3.1 (homebrewed)&gt; module load openmpi/4.0<ns0:line-break/>mod4.3.1 (homebrewed)&gt; module list<ns0:line-break/>Currently Loaded Modulefiles:<ns0:line-break/><ns0:s ns0:c="1"/>1) pgi/19.4 <ns0:s ns0:c="2"/>2) openmpi/4.0 <ns0:s ns0:c="1"/><ns0:line-break/>mod4.3.1 (homebrewed)&gt; mpirun<ns0:line-break/>This is fake mpirun (openmpi/4.0, pgi/19.4)<ns0:line-break/>mod4.3.1 (homebrewed)&gt; module unload openmpi<ns0:line-break/>mod4.3.1 (homebrewed)&gt; module switch --auto pgi intel/2019<ns0:line-break/>mod4.3.1 (homebrewed)&gt; module load openmpi/4.0<ns0:line-break/>mod4.3.1 (homebrewed)&gt; module list<ns0:line-break/>Currently Loaded Modulefiles:<ns0:line-break/><ns0:s ns0:c="1"/>1) intel/2019 <ns0:s ns0:c="2"/>2) openmpi/4.0 <ns0:s ns0:c="1"/><ns0:line-break/>mod4.3.1 (homebrewed)&gt; mpirun<ns0:line-break/>This is fake mpirun (openmpi/4.0, intel/2019)<ns0:line-break/>mod4.3.1 (homebrewed)&gt; module unload openmpi<ns0:line-break/>mod4.3.1 (homebrewed)&gt; module switch --auto intel gcc/9.1.0<ns0:line-break/>mod4.3.1 (homebrewed)&gt; module load openmpi/4.0<ns0:line-break/>mod4.3.1 (homebrewed)&gt; mpirun<ns0:line-break/>This is fake mpirun (openmpi/4.0, gcc/9.1.0)<ns0:line-break/>mod4.3.1 (homebrewed)&gt; module unload openmpi<ns0:line-break/>mod4.3.1 (homebrewed)&gt; module switch --auto gcc gcc/8.2.0<ns0:line-break/>mod4.3.1 (homebrewed)&gt; module load openmpi/4.0<ns0:line-break/><ns0:line-break/><ns0:line-break/>**** ERROR *****:<ns0:line-break/><ns0:line-break/>openmpi/4.0 does not appear to be built for compiler gcc/8.2.0<ns0:line-break/><ns0:line-break/>Please select a different openmpi version or different compiler.<ns0:line-break/><ns0:line-break/><ns0:line-break/><ns0:line-break/><ns0:line-break/><ns0:line-break/>Loading openmpi/4.0<ns0:line-break/><ns0:s ns0:c="2"/>ERROR: Module evaluation aborted<ns0:line-break/>mod4.3.1 (homebrewed)&gt; module list<ns0:line-break/>Currently Loaded Modulefiles:<ns0:line-break/><ns0:s ns0:c="1"/>1) gcc/8.2.0 <ns0:s ns0:c="1"/></ns0:p>
          <text:p text:style-name="rststyle-textbody">Again, once a compiler is loaded, loading openmpi will set the PATH, etc. for
the correct build of openmpi, as evidenced by the output of the fake
mpirun command.  Notice that the <text:span text:style-name="rststyle-inlineliteral">module list</text:span> command only shows
the version of openmpi loaded, and contains no information about what
compiler it was built with (you just have to assume it matches the loaded
compiler).  And again we note that if one attempts to load a version
of openmpi (e.g. 4.0) that was not built for the specified compiler (e.g.
gcc/8.2.0), an error is generated.</text:p>
          <text:p text:style-name="rststyle-textbody">Unlike in <text:span text:style-name="rststyle-inlineliteral">Flavours</text:span>, we did not put any code in the modulefiles to cause
dependent modulefiles to be reloaded if a module they depend on gets switched
out.  However, starting with Environmental Modules 4.2.0, a feature called
automated module handling was added.  Without this feature, attempting to
switch out a module upon which other modules depended could be problematic,
as evidenced in this sequence below (using Environmental Modules 3.2.10 and
so without automatic module handling):</text:p>
          <ns0:p ns0:style-name="rststyle-codeblock">mod3.2.10 (homebrewed)&gt; module purge<ns0:line-break/>mod3.2.10 (homebrewed)&gt; module load pgi/19.4<ns0:line-break/>mod3.2.10 (homebrewed)&gt; module load openmpi<ns0:line-break/>mod3.2.10 (homebrewed)&gt; module list<ns0:line-break/>Currently Loaded Modulefiles:<ns0:line-break/><ns0:s ns0:c="2"/>1) pgi/19.4 <ns0:s ns0:c="5"/>2) openmpi/4.0<ns0:line-break/>mod3.2.10 (homebrewed)&gt; mpirun<ns0:line-break/>This is fake mpirun (openmpi/4.0, pgi/19.4)<ns0:line-break/>mod3.2.10 (homebrewed)&gt; module switch pgi intel/2019<ns0:line-break/>mod3.2.10 (homebrewed)&gt; module list<ns0:line-break/>Currently Loaded Modulefiles:<ns0:line-break/><ns0:s ns0:c="2"/>1) intel/2019 <ns0:s ns0:c="3"/>2) openmpi/4.0<ns0:line-break/>mod3.2.10 (homebrewed)&gt; mpirun<ns0:line-break/>This is fake mpirun (openmpi/4.0, pgi/19.4)</ns0:p>
          <text:p text:style-name="rststyle-textbody">Here we note that we were able to switch out the pgi compiler for the intel compiler,
but the openmpi module was not reloaded and the environment is still set for openmpi
compiled with the pgi compiler, and that this inconsistency is not readily determined
from the module list command.</text:p>
          <text:p text:style-name="rststyle-textbody">Environmental Modules 4.x, even with automatic module handling disabled, is better ---
in a command sequence as above the module switch from pgi to intel would fail due to the
prereq module.  However, with the automatic module handling enabled (this feature is
still <text:span text:style-name="rststyle-emphasis">experimental</text:span> and disabled by default; we add the <text:span text:style-name="rststyle-inlineliteral">--auto</text:span> flag to the module
switch command as one way to enable it), things work much better, as evidenced below:</text:p>
          <ns0:p ns0:style-name="rststyle-codeblock">mod4.3.1 (homebrewed)&gt; module purge<ns0:line-break/>mod4.3.1 (homebrewed)&gt; module load pgi/19.4<ns0:line-break/>mod4.3.1 (homebrewed)&gt; module load openmpi<ns0:line-break/>mod4.3.1 (homebrewed)&gt; module list<ns0:line-break/>Currently Loaded Modulefiles:<ns0:line-break/><ns0:s ns0:c="1"/>1) pgi/19.4 <ns0:s ns0:c="2"/>2) openmpi/4.0 <ns0:s ns0:c="1"/><ns0:line-break/>mod4.3.1 (homebrewed)&gt; mpirun<ns0:line-break/>This is fake mpirun (openmpi/4.0, pgi/19.4)<ns0:line-break/>mod4.3.1 (homebrewed)&gt; module switch --auto pgi intel/2019<ns0:line-break/>Switching from pgi/19.4 to intel/2019<ns0:line-break/><ns0:s ns0:c="2"/>Unloading dependent: openmpi/4.0<ns0:line-break/><ns0:s ns0:c="2"/>Reloading dependent: openmpi/4.0<ns0:line-break/>mod4.3.1 (homebrewed)&gt; module list<ns0:line-break/>Currently Loaded Modulefiles:<ns0:line-break/><ns0:s ns0:c="1"/>1) intel/2019 <ns0:s ns0:c="2"/>2) openmpi/4.0 <ns0:s ns0:c="1"/><ns0:line-break/>mod4.3.1 (homebrewed)&gt; mpirun<ns0:line-break/>This is fake mpirun (openmpi/4.0, intel/2019)<ns0:line-break/>mod4.3.1 (homebrewed)&gt; module switch --auto intel intel/2018<ns0:line-break/><ns0:line-break/><ns0:line-break/>**** ERROR *****:<ns0:line-break/><ns0:line-break/>openmpi/4.0 does not appear to be built for compiler intel/2018<ns0:line-break/><ns0:line-break/>Please select a different openmpi version or different compiler.<ns0:line-break/><ns0:line-break/><ns0:line-break/><ns0:line-break/><ns0:line-break/><ns0:line-break/>Loading openmpi/4.0<ns0:line-break/><ns0:s ns0:c="2"/>ERROR: Module evaluation aborted<ns0:line-break/><ns0:line-break/>Switching from intel/2019 to intel/2018<ns0:line-break/><ns0:s ns0:c="2"/>WARNING: Reload of dependent openmpi/4.0 failed<ns0:line-break/><ns0:s ns0:c="2"/>Unloading dependent: openmpi/4.0<ns0:line-break/>mod4.3.1 (homebrewed)&gt; module list<ns0:line-break/>Currently Loaded Modulefiles:<ns0:line-break/><ns0:s ns0:c="1"/>1) intel/2018 <ns0:s ns0:c="1"/><ns0:line-break/>mod4.3.1 (homebrewed)&gt; mpirun<ns0:line-break/>$MOD_GIT_ROOTDIR/doc/example/compiler-etc-dependencies/example-sessions/common_code.sh: line 35: mpirun: command not found</ns0:p>
          <text:p text:style-name="rststyle-textbody">When we switch out the pgi compiler for the intel/2019 compiler, the openmpi
module is automatically unloaded before the compiler switch and reload afterwards,
so we end up with the correct build of openmpi for the newly loaded intel/2019
compiler.  If one then switches out intel/2019 replacing it with intel/2018,
the openmpi module is first unloaded, the compilers are switched, and as there
is no openmpi/4.0 build for intel/2018, a warning is given and the openmpi module
is left unloaded.  Since the user never specifically requested version 4.0 of openmpi
(it was defaulted in the original module load of openmpi as that was the latest version
available for pgi/19.4), it would have been nicer if on the switch of intel compiler
versions the reload only attempted a <text:span text:style-name="rststyle-inlineliteral">module load openmpi</text:span> instead of <text:span text:style-name="rststyle-inlineliteral">module load openmpi/4.0</text:span>,
but nevertheless this well behaved.  The openmpi module is dropped with a warning and the
user has a consistent set of modules loaded.</text:p>
          <text:p text:style-name="rststyle-textbody">We note that the modulefile is able to
default the compiler, so when we attempt to load openmpi without having
previously loaded a compiler, as in</text:p>
          <ns0:p ns0:style-name="rststyle-codeblock">mod4.3.1 (homebrewed)&gt; module purge<ns0:line-break/>mod4.3.1 (homebrewed)&gt; module load openmpi/3.1<ns0:line-break/>Loading openmpi/3.1<ns0:line-break/><ns0:s ns0:c="2"/>Loading requirement: gcc/8.2.0<ns0:line-break/>mod4.3.1 (homebrewed)&gt; module list<ns0:line-break/>Currently Loaded Modulefiles:<ns0:line-break/><ns0:s ns0:c="1"/>1) gcc/8.2.0 <ns0:s ns0:c="2"/>2) openmpi/3.1 <ns0:s ns0:c="1"/><ns0:line-break/>mod4.3.1 (homebrewed)&gt; mpirun<ns0:line-break/>This is fake mpirun (openmpi/3.1, gcc/8.2.0)<ns0:line-break/>mod4.3.1 (homebrewed)&gt; module purge<ns0:line-break/>mod4.3.1 (homebrewed)&gt; module load gcc/8.2.0<ns0:line-break/>mod4.3.1 (homebrewed)&gt; module load openmpi<ns0:line-break/><ns0:line-break/><ns0:line-break/>**** ERROR *****:<ns0:line-break/><ns0:line-break/>openmpi/4.0 does not appear to be built for compiler gcc/8.2.0<ns0:line-break/><ns0:line-break/>Please select a different openmpi version or different compiler.<ns0:line-break/><ns0:line-break/><ns0:line-break/><ns0:line-break/><ns0:line-break/><ns0:line-break/>Loading openmpi/4.0<ns0:line-break/><ns0:s ns0:c="2"/>ERROR: Module evaluation aborted<ns0:line-break/>mod4.3.1 (homebrewed)&gt; module list<ns0:line-break/>Currently Loaded Modulefiles:<ns0:line-break/><ns0:s ns0:c="1"/>1) gcc/8.2.0 <ns0:s ns0:c="1"/></ns0:p>
          <text:p text:style-name="rststyle-textbody">it will default to the default compiler, gcc/8.2.0.  Note however, that if
one does not specify version 3.1 of openmpi, it will still default to 4.0
and fail to load as there is no build of openmpi/4.0 for gcc/8.2.0.</text:p>
          <text:p text:style-name="rststyle-textbody">The situation is similar for foo:</text:p>
          <ns0:p ns0:style-name="rststyle-codeblock">mod4.3.1 (homebrewed)&gt; module purge<ns0:line-break/>mod4.3.1 (homebrewed)&gt; module load pgi/19.4<ns0:line-break/>mod4.3.1 (homebrewed)&gt; module load foo/2.4<ns0:line-break/>mod4.3.1 (homebrewed)&gt; module list<ns0:line-break/>Currently Loaded Modulefiles:<ns0:line-break/><ns0:s ns0:c="1"/>1) pgi/19.4 <ns0:s ns0:c="2"/>2) foo/2.4 <ns0:s ns0:c="1"/><ns0:line-break/>mod4.3.1 (homebrewed)&gt; foo<ns0:line-break/>This is fake foo 2.4 (pgi/19.4, nompi)<ns0:line-break/>mod4.3.1 (homebrewed)&gt; module unload foo<ns0:line-break/>mod4.3.1 (homebrewed)&gt; module load openmpi/3.1<ns0:line-break/>mod4.3.1 (homebrewed)&gt; module load foo/2.4<ns0:line-break/>mod4.3.1 (homebrewed)&gt; module list<ns0:line-break/>Currently Loaded Modulefiles:<ns0:line-break/><ns0:s ns0:c="1"/>1) pgi/19.4 <ns0:s ns0:c="2"/>2) openmpi/3.1 <ns0:s ns0:c="2"/>3) foo/2.4 <ns0:s ns0:c="1"/><ns0:line-break/>mod4.3.1 (homebrewed)&gt; foo<ns0:line-break/>This is fake foo 2.4 (pgi/19.4, openmpi/3.1)<ns0:line-break/>mod4.3.1 (homebrewed)&gt; module unload foo<ns0:line-break/>mod4.3.1 (homebrewed)&gt; module unload openmpi<ns0:line-break/>mod4.3.1 (homebrewed)&gt; module switch --auto pgi intel/2019<ns0:line-break/>mod4.3.1 (homebrewed)&gt; module load foo/2.4<ns0:line-break/>mod4.3.1 (homebrewed)&gt; module list<ns0:line-break/>Currently Loaded Modulefiles:<ns0:line-break/><ns0:s ns0:c="1"/>1) intel/2019 <ns0:s ns0:c="2"/>2) foo/2.4 <ns0:s ns0:c="1"/><ns0:line-break/>mod4.3.1 (homebrewed)&gt; foo<ns0:line-break/>This is fake foo 2.4 (intel/2019, nompi)<ns0:line-break/>mod4.3.1 (homebrewed)&gt; module unload foo<ns0:line-break/>mod4.3.1 (homebrewed)&gt; module load intelmpi<ns0:line-break/>mod4.3.1 (homebrewed)&gt; module load foo/2.4<ns0:line-break/>mod4.3.1 (homebrewed)&gt; module list<ns0:line-break/>Currently Loaded Modulefiles:<ns0:line-break/><ns0:s ns0:c="1"/>1) intel/2019 <ns0:s ns0:c="2"/>2) intelmpi/default <ns0:s ns0:c="2"/>3) foo/2.4 <ns0:s ns0:c="1"/><ns0:line-break/>mod4.3.1 (homebrewed)&gt; foo<ns0:line-break/>This is fake foo 2.4 (intel/2019, intelmpi)<ns0:line-break/>mod4.3.1 (homebrewed)&gt; module unload foo<ns0:line-break/>mod4.3.1 (homebrewed)&gt; module switch --auto intelmpi mvapich/2.3.1<ns0:line-break/>mod4.3.1 (homebrewed)&gt; module load foo/2.4<ns0:line-break/>mod4.3.1 (homebrewed)&gt; module list<ns0:line-break/>Currently Loaded Modulefiles:<ns0:line-break/><ns0:s ns0:c="1"/>1) intel/2019 <ns0:s ns0:c="2"/>2) mvapich/2.3.1 <ns0:s ns0:c="2"/>3) foo/2.4 <ns0:s ns0:c="1"/><ns0:line-break/>mod4.3.1 (homebrewed)&gt; foo<ns0:line-break/>This is fake foo 2.4 (intel/2019, nompi)<ns0:line-break/>mod4.3.1 (homebrewed)&gt; module unload foo<ns0:line-break/>mod4.3.1 (homebrewed)&gt; module switch --auto mvapich openmpi/4.0<ns0:line-break/>mod4.3.1 (homebrewed)&gt; module load foo/2.4<ns0:line-break/>mod4.3.1 (homebrewed)&gt; module list<ns0:line-break/>Currently Loaded Modulefiles:<ns0:line-break/><ns0:s ns0:c="1"/>1) intel/2019 <ns0:s ns0:c="2"/>2) openmpi/4.0 <ns0:s ns0:c="2"/>3) foo/2.4 <ns0:s ns0:c="1"/><ns0:line-break/>mod4.3.1 (homebrewed)&gt; foo<ns0:line-break/>This is fake foo 2.4 (intel/2019, openmpi/4.0)<ns0:line-break/>mod4.3.1 (homebrewed)&gt; module unload foo<ns0:line-break/>mod4.3.1 (homebrewed)&gt; module unload openmpi<ns0:line-break/>mod4.3.1 (homebrewed)&gt; module switch --auto intel/2019 gcc/9.1.0<ns0:line-break/>mod4.3.1 (homebrewed)&gt; module load foo/2.4<ns0:line-break/>mod4.3.1 (homebrewed)&gt; module list<ns0:line-break/>Currently Loaded Modulefiles:<ns0:line-break/><ns0:s ns0:c="1"/>1) gcc/9.1.0 <ns0:s ns0:c="2"/>2) foo/2.4 <ns0:s ns0:c="1"/><ns0:line-break/>mod4.3.1 (homebrewed)&gt; foo<ns0:line-break/>This is fake foo 2.4 (gcc/9.1.0, nompi)<ns0:line-break/>mod4.3.1 (homebrewed)&gt; module unload foo<ns0:line-break/>mod4.3.1 (homebrewed)&gt; module load mvapich/2.3.1<ns0:line-break/>mod4.3.1 (homebrewed)&gt; module load foo/2.4<ns0:line-break/>mod4.3.1 (homebrewed)&gt; module list<ns0:line-break/>Currently Loaded Modulefiles:<ns0:line-break/><ns0:s ns0:c="1"/>1) gcc/9.1.0 <ns0:s ns0:c="2"/>2) mvapich/2.3.1 <ns0:s ns0:c="2"/>3) foo/2.4 <ns0:s ns0:c="1"/><ns0:line-break/>mod4.3.1 (homebrewed)&gt; foo<ns0:line-break/>This is fake foo 2.4 (gcc/9.1.0, nompi)<ns0:line-break/>mod4.3.1 (homebrewed)&gt; module unload foo<ns0:line-break/>mod4.3.1 (homebrewed)&gt; module switch --auto mvapich openmpi/4.0<ns0:line-break/>mod4.3.1 (homebrewed)&gt; module load foo/2.4<ns0:line-break/>mod4.3.1 (homebrewed)&gt; module list<ns0:line-break/>Currently Loaded Modulefiles:<ns0:line-break/><ns0:s ns0:c="1"/>1) gcc/9.1.0 <ns0:s ns0:c="2"/>2) openmpi/4.0 <ns0:s ns0:c="2"/>3) foo/2.4 <ns0:s ns0:c="1"/><ns0:line-break/>mod4.3.1 (homebrewed)&gt; foo<ns0:line-break/>This is fake foo 2.4 (gcc/9.1.0, openmpi/4.0)</ns0:p>
          <text:p text:style-name="rststyle-textbody">Again, one can load a compiler without an MPI library to get the non-MPI version
of foo, or a compiler and MPI library to get the MPI version.  The dummy
intelmpi modulefile is used to allow one to indicate that the Intel MPI library
is desired.  The automatic module handling can again allow the switch
functionality work properly, as in</text:p>
          <ns0:p ns0:style-name="rststyle-codeblock">mod4.3.1 (homebrewed)&gt; module purge<ns0:line-break/>mod4.3.1 (homebrewed)&gt; module load pgi/18.4<ns0:line-break/>mod4.3.1 (homebrewed)&gt; module load openmpi/3.1<ns0:line-break/>mod4.3.1 (homebrewed)&gt; module load foo/1.1<ns0:line-break/>mod4.3.1 (homebrewed)&gt; module list<ns0:line-break/>Currently Loaded Modulefiles:<ns0:line-break/><ns0:s ns0:c="1"/>1) pgi/18.4 <ns0:s ns0:c="2"/>2) openmpi/3.1 <ns0:s ns0:c="2"/>3) foo/1.1 <ns0:s ns0:c="1"/><ns0:line-break/>mod4.3.1 (homebrewed)&gt; foo<ns0:line-break/>This is fake foo 1.1 (pgi/18.4, openmpi/3.1)<ns0:line-break/>mod4.3.1 (homebrewed)&gt; module switch --auto pgi intel/2018<ns0:line-break/>Switching from pgi/18.4 to intel/2018<ns0:line-break/><ns0:s ns0:c="2"/>Unloading dependent: foo/1.1 openmpi/3.1<ns0:line-break/><ns0:s ns0:c="2"/>Reloading dependent: openmpi/3.1 foo/1.1<ns0:line-break/>mod4.3.1 (homebrewed)&gt; module list<ns0:line-break/>Currently Loaded Modulefiles:<ns0:line-break/><ns0:s ns0:c="1"/>1) intel/2018 <ns0:s ns0:c="2"/>2) openmpi/3.1 <ns0:s ns0:c="2"/>3) foo/1.1 <ns0:s ns0:c="1"/><ns0:line-break/>mod4.3.1 (homebrewed)&gt; foo<ns0:line-break/>This is fake foo 1.1 (intel/2018, openmpi/3.1)<ns0:line-break/>mod4.3.1 (homebrewed)&gt; mpirun<ns0:line-break/>This is fake mpirun (openmpi/3.1, intel/2018)<ns0:line-break/>mod4.3.1 (homebrewed)&gt; module purge<ns0:line-break/>mod4.3.1 (homebrewed)&gt; module load intel/2019<ns0:line-break/>mod4.3.1 (homebrewed)&gt; module load foo<ns0:line-break/>mod4.3.1 (homebrewed)&gt; module list<ns0:line-break/>Currently Loaded Modulefiles:<ns0:line-break/><ns0:s ns0:c="1"/>1) intel/2019 <ns0:s ns0:c="2"/>2) foo/2.4 <ns0:s ns0:c="1"/><ns0:line-break/>mod4.3.1 (homebrewed)&gt; foo<ns0:line-break/>This is fake foo 2.4 (intel/2019, nompi)<ns0:line-break/>mod4.3.1 (homebrewed)&gt; module load openmpi<ns0:line-break/>mod4.3.1 (homebrewed)&gt; module list<ns0:line-break/>Currently Loaded Modulefiles:<ns0:line-break/><ns0:s ns0:c="1"/>1) intel/2019 <ns0:s ns0:c="2"/>2) foo/2.4 <ns0:s ns0:c="2"/>3) openmpi/4.0 <ns0:s ns0:c="1"/><ns0:line-break/>mod4.3.1 (homebrewed)&gt; foo<ns0:line-break/>This is fake foo 2.4 (intel/2019, nompi)</ns0:p>
          <text:p text:style-name="rststyle-textbody">Here we note a deficiency in the switch support as compared to <text:span text:style-name="rststyle-inlineliteral">Flavours</text:span>.  In the last example
after loading intel/2019 and foo, we have the non-MPI build of foo as expected.  However, upon
subsequently loading the openmpi module, we still have the non-MPI version of foo loaded, as evidenced
by the output of the fake foo command.  I.e., the foo package was <text:span text:style-name="rststyle-emphasis">not</text:span> automatically reloaded, as
there was no prereq in the foo modulefile on an MPI library (as in the non-MPI build there is no MPI
library to prereq).  Also note that module list does not really inform one of this fact.</text:p>
          <ns0:p ns0:style-name="rststyle-codeblock">mod4.3.1 (homebrewed)&gt; module purge<ns0:line-break/>mod4.3.1 (homebrewed)&gt; module load foo<ns0:line-break/><ns0:line-break/><ns0:line-break/>**** ERROR *****:<ns0:line-break/><ns0:line-break/>foo/2.4 does not appear to be built for compiler gcc/8.2.0 and MPI nompi<ns0:line-break/><ns0:line-break/>Please select a different openmpi version or different compiler/MPI library combination.<ns0:line-break/><ns0:line-break/><ns0:line-break/><ns0:line-break/><ns0:line-break/><ns0:line-break/>Loading foo/2.4<ns0:line-break/><ns0:s ns0:c="2"/>ERROR: Module evaluation aborted<ns0:line-break/>mod4.3.1 (homebrewed)&gt; module list<ns0:line-break/>No Modulefiles Currently Loaded.<ns0:line-break/>mod4.3.1 (homebrewed)&gt; module purge<ns0:line-break/>mod4.3.1 (homebrewed)&gt; module load foo/1.1<ns0:line-break/>Loading foo/1.1<ns0:line-break/><ns0:s ns0:c="2"/>Loading requirement: gcc/8.2.0<ns0:line-break/>mod4.3.1 (homebrewed)&gt; module list<ns0:line-break/>Currently Loaded Modulefiles:<ns0:line-break/><ns0:s ns0:c="1"/>1) gcc/8.2.0 <ns0:s ns0:c="2"/>2) foo/1.1 <ns0:s ns0:c="1"/><ns0:line-break/>mod4.3.1 (homebrewed)&gt; foo<ns0:line-break/>This is fake foo 1.1 (gcc/8.2.0, nompi)<ns0:line-break/>mod4.3.1 (homebrewed)&gt; module purge<ns0:line-break/>mod4.3.1 (homebrewed)&gt; module load pgi/18.4<ns0:line-break/>mod4.3.1 (homebrewed)&gt; module load foo<ns0:line-break/><ns0:line-break/><ns0:line-break/>**** ERROR *****:<ns0:line-break/><ns0:line-break/>foo/2.4 does not appear to be built for compiler pgi/18.4 and MPI nompi<ns0:line-break/><ns0:line-break/>Please select a different openmpi version or different compiler/MPI library combination.<ns0:line-break/><ns0:line-break/><ns0:line-break/><ns0:line-break/><ns0:line-break/><ns0:line-break/>Loading foo/2.4<ns0:line-break/><ns0:s ns0:c="2"/>ERROR: Module evaluation aborted<ns0:line-break/>mod4.3.1 (homebrewed)&gt; module list<ns0:line-break/>Currently Loaded Modulefiles:<ns0:line-break/><ns0:s ns0:c="1"/>1) pgi/18.4 <ns0:s ns0:c="1"/></ns0:p>
          <text:p text:style-name="rststyle-textbody">Above, we see once more that the compiler can be defaulted, but that the
defaulting mechanism is not smart enough to default the version of foo based
on the compiler loaded (or defaulted to).</text:p>
          <text:p text:style-name="rststyle-textbody">The situation with bar is basically the same; with a compiler and simd
module loaded, the environment for the appropriate build of bar is loaded
when you module load bar.</text:p>
          <ns0:p ns0:style-name="rststyle-codeblock">mod4.3.1 (homebrewed)&gt; module purge<ns0:line-break/>mod4.3.1 (homebrewed)&gt; module load gcc/9.1.0<ns0:line-break/>mod4.3.1 (homebrewed)&gt; module load simd/avx2<ns0:line-break/>mod4.3.1 (homebrewed)&gt; module load bar/5.4<ns0:line-break/>mod4.3.1 (homebrewed)&gt; module list<ns0:line-break/>Currently Loaded Modulefiles:<ns0:line-break/><ns0:s ns0:c="1"/>1) gcc/9.1.0 <ns0:s ns0:c="2"/>2) simd/avx2 <ns0:s ns0:c="2"/>3) bar/5.4 <ns0:s ns0:c="1"/><ns0:line-break/>mod4.3.1 (homebrewed)&gt; bar<ns0:line-break/>This is fake bar 5.4 (gcc/9.1.0, avx2)<ns0:line-break/>mod4.3.1 (homebrewed)&gt; module unload bar<ns0:line-break/>mod4.3.1 (homebrewed)&gt; module switch --auto simd simd/avx<ns0:line-break/>mod4.3.1 (homebrewed)&gt; module load bar/5.4<ns0:line-break/>mod4.3.1 (homebrewed)&gt; module list<ns0:line-break/>Currently Loaded Modulefiles:<ns0:line-break/><ns0:s ns0:c="1"/>1) gcc/9.1.0 <ns0:s ns0:c="2"/>2) simd/avx <ns0:s ns0:c="2"/>3) bar/5.4 <ns0:s ns0:c="1"/><ns0:line-break/>mod4.3.1 (homebrewed)&gt; bar<ns0:line-break/>This is fake bar 5.4 (gcc/9.1.0, avx)<ns0:line-break/>mod4.3.1 (homebrewed)&gt; module unload bar<ns0:line-break/>mod4.3.1 (homebrewed)&gt; module switch --auto simd simd/sse4.1<ns0:line-break/>mod4.3.1 (homebrewed)&gt; module load bar/5.4<ns0:line-break/><ns0:line-break/><ns0:line-break/>**** ERROR *****:<ns0:line-break/><ns0:line-break/>foo/5.4 does not appear to be built for compiler gcc/9.1.0 and simd/sse4.1<ns0:line-break/><ns0:line-break/>Please select a different openmpi version or different compiler/simd combination.<ns0:line-break/><ns0:line-break/><ns0:line-break/><ns0:line-break/><ns0:line-break/><ns0:line-break/>Loading bar/5.4<ns0:line-break/><ns0:s ns0:c="2"/>ERROR: Module evaluation aborted<ns0:line-break/>mod4.3.1 (homebrewed)&gt; module list<ns0:line-break/>Currently Loaded Modulefiles:<ns0:line-break/><ns0:s ns0:c="1"/>1) gcc/9.1.0 <ns0:s ns0:c="2"/>2) simd/sse4.1 <ns0:s ns0:c="1"/></ns0:p>
          <text:p text:style-name="rststyle-textbody">And an error is generated if there is no build for that combination of
compiler and simd.  The automatic handling of modules again allows the
switch command to work as expected:</text:p>
          <ns0:p ns0:style-name="rststyle-codeblock">mod4.3.1 (homebrewed)&gt; module purge<ns0:line-break/>mod4.3.1 (homebrewed)&gt; module load gcc/9.1.0<ns0:line-break/>mod4.3.1 (homebrewed)&gt; module load simd/avx<ns0:line-break/>mod4.3.1 (homebrewed)&gt; module load bar/5.4<ns0:line-break/>mod4.3.1 (homebrewed)&gt; module list<ns0:line-break/>Currently Loaded Modulefiles:<ns0:line-break/><ns0:s ns0:c="1"/>1) gcc/9.1.0 <ns0:s ns0:c="2"/>2) simd/avx <ns0:s ns0:c="2"/>3) bar/5.4 <ns0:s ns0:c="1"/><ns0:line-break/>mod4.3.1 (homebrewed)&gt; bar<ns0:line-break/>This is fake bar 5.4 (gcc/9.1.0, avx)<ns0:line-break/>mod4.3.1 (homebrewed)&gt; module switch --auto simd simd/avx2<ns0:line-break/>Switching from simd/avx to simd/avx2<ns0:line-break/><ns0:s ns0:c="2"/>Unloading dependent: bar/5.4<ns0:line-break/><ns0:s ns0:c="2"/>Reloading dependent: bar/5.4<ns0:line-break/>mod4.3.1 (homebrewed)&gt; module list<ns0:line-break/>Currently Loaded Modulefiles:<ns0:line-break/><ns0:s ns0:c="1"/>1) gcc/9.1.0 <ns0:s ns0:c="2"/>2) simd/avx2 <ns0:s ns0:c="2"/>3) bar/5.4 <ns0:s ns0:c="1"/><ns0:line-break/>mod4.3.1 (homebrewed)&gt; bar<ns0:line-break/>This is fake bar 5.4 (gcc/9.1.0, avx2)</ns0:p>
          <text:p text:style-name="rststyle-textbody">and both the simd level and compiler can be defaulted, but one still has
to choose a version of bar which supports the defaults.</text:p>
          <ns0:p ns0:style-name="rststyle-codeblock">mod4.3.1 (homebrewed)&gt; module purge<ns0:line-break/>mod4.3.1 (homebrewed)&gt; module load bar<ns0:line-break/><ns0:line-break/>[INFO] Setting simd to simd/sse4.1<ns0:line-break/><ns0:line-break/><ns0:line-break/><ns0:line-break/>**** ERROR *****:<ns0:line-break/><ns0:line-break/>foo/5.4 does not appear to be built for compiler gcc/8.2.0 and simd/sse4.1<ns0:line-break/><ns0:line-break/>Please select a different openmpi version or different compiler/simd combination.<ns0:line-break/><ns0:line-break/><ns0:line-break/><ns0:line-break/><ns0:line-break/><ns0:line-break/>Loading bar/5.4<ns0:line-break/><ns0:s ns0:c="2"/>ERROR: Module evaluation aborted<ns0:line-break/>mod4.3.1 (homebrewed)&gt; module list<ns0:line-break/>No Modulefiles Currently Loaded.<ns0:line-break/>mod4.3.1 (homebrewed)&gt; module purge<ns0:line-break/>mod4.3.1 (homebrewed)&gt; module load bar/4.7<ns0:line-break/><ns0:line-break/>[INFO] Setting simd to simd/sse4.1<ns0:line-break/><ns0:line-break/><ns0:line-break/>Loading bar/4.7<ns0:line-break/><ns0:s ns0:c="2"/>Loading requirement: gcc/8.2.0 simd/sse4.1<ns0:line-break/>mod4.3.1 (homebrewed)&gt; module list<ns0:line-break/>Currently Loaded Modulefiles:<ns0:line-break/><ns0:s ns0:c="1"/>1) gcc/8.2.0 <ns0:s ns0:c="2"/>2) simd/sse4.1 <ns0:s ns0:c="2"/>3) bar/4.7 <ns0:s ns0:c="1"/><ns0:line-break/>mod4.3.1 (homebrewed)&gt; bar<ns0:line-break/>This is fake bar 4.7 (gcc/8.2.0, sse4.1)</ns0:p>
        </text:section>
        <text:section text:name="Section13" text:style-name="Sect2">
          <text:h text:outline-level="2" text:style-name="rststyle-heading2">Summary of homebrewed flavors strategy</text:h>
          <text:list text:style-name="rststyle-bulletlist">
            <text:list-item>
              <text:p text:style-name="rststyle-bulletitem">The automated module handling feature (introduced in Environmental Modules
4.2.0) allows for the switching out of a dependency (e.g. a compiler)
to cause the reload of all modulefiles depending on it.  Without the
automated module handling (as is default for 4.x, and the only option for
3.x), the switching of a compiler only changes the compiler and leaves the
modulefiles that depend on the compiler unchanged.</text:p>
            </text:list-item>
            <text:list-item>
              <text:p text:style-name="rststyle-bulletitem">The various Tcl procedures make
it somewhat easy to determine which compiler, MPI, etc. modules have been
loaded and set the paths appropriately.  Not as elegant or easy to use
as <text:span text:style-name="rststyle-inlineliteral">Flavours</text:span>, but not difficult</text:p>
            </text:list-item>
            <text:list-item>
              <text:p text:style-name="rststyle-bulletitem">Like the Flavours package, the module avail output is concise, only e.g.
giving package name and version rather than listing a separate modulefile
for each combination of package, version, compiler+version,
MPI library+version, etc.</text:p>
            </text:list-item>
            <text:list-item>
              <text:p text:style-name="rststyle-bulletitem">Modules will fail with an error message if user tries to load a package
which was not built for the values of the depenency packages loaded.</text:p>
            </text:list-item>
            <text:list-item>
              <text:p text:style-name="rststyle-bulletitem">In general, a module will fail to load with an error message if any
dependent package is not already loaded.  However, it has a limited ability
for defaulting the compiler, etc.  One can also have initialization scripts
automatically load the "default" modules.</text:p>
            </text:list-item>
            <text:list-item>
              <text:p text:style-name="rststyle-bulletitem">It does not include any mechanism for more intelligent defaulting.  I.e., if
an user requests to load a package without specifying the version desired,
the version will be defaulted to the latest version (or whatever
the <text:span text:style-name="rststyle-inlineliteral">.modulerc</text:span> file specifies) without regard for which versions
support the versions of the compiler and other prereq-ed packages the user
has loaded.</text:p>
            </text:list-item>
          </text:list>
        </text:section>
      </text:section>
      <text:section text:name="Section14" text:style-name="Sect1">
        <text:h text:outline-level="1" text:style-name="rststyle-heading1">Modulerc-based Strategy</text:h>
        <text:p text:style-name="rststyle-textbody">The previous two strategies used additional code in the modulefile to
determine which compiler, etc. was loaded and adjust the values for
PATH, etc. accordingly.  The <text:span text:style-name="rststyle-inlineliteral">modulerc-based</text:span> strategy instead uses
<text:span text:style-name="rststyle-inlineliteral">.modulerc</text:span> files to direct the module command to the proper modulefile
depending on what compiler, etc. was previously loaded.  Because of
this, there are a number of differences in behavior and what is seen
by the user, most notably many, many more modulefiles.  Whether this is good
or bad is a matter of taste.</text:p>
        <text:section text:name="Section15" text:style-name="Sect2">
          <text:h text:outline-level="2" text:style-name="rststyle-heading2">Implementation</text:h>
          <text:p text:style-name="rststyle-textbody">Whereas the <text:span text:style-name="rststyle-inlineliteral">homebrewed flavors</text:span> strategy had the modulefile invoke
a Tcl procedure to determine which, if any, version of a module like a compiler
was loaded and then adjust paths, the <text:span text:style-name="rststyle-inlineliteral">modulerc-based</text:span> strategy instead
uses the same Tcl procedures to default the modulefile which will be loaded.
This implies that there is a distinct modulefile for every build of the package,
and an immediate consequence is that this strategy has many more modulefiles
than the others.  We make use of the techniques in the cookbook
Tips for Code Reuse to reduce the total amount of code; the actual modulefiles
for each build are typically small stubfiles defining a couple of Tcl variables
and then sourcing a <text:span text:style-name="rststyle-inlineliteral">common</text:span> script (unique to each package) which does all
the real work.</text:p>
          <text:p text:style-name="rststyle-textbody">The modules will be named with components for the different dependencies,
so the one for openmpi version 4.0 built with gcc version 9.1.0 would
be <text:span text:style-name="rststyle-inlineliteral">openmpi/4.0/gcc/9.1.0</text:span>; similarly the module for foo version 1.1
built for pgi version 18.4 and mvapich 2.1 would be
<text:span text:style-name="rststyle-inlineliteral">foo/1.1/pgi/18.4/mvapich/2.1</text:span>.</text:p>
          <text:p text:style-name="rststyle-textbody">The <text:span text:style-name="rststyle-inlineliteral">.modulerc</text:span> files themselves are not trivial, but these
can generally be written in a generic fashion, usable by multiple packages,
and can just be symlinked to the appropriate locations.
We define five such files which can be linked as <text:span text:style-name="rststyle-inlineliteral">.modulerc</text:span>:</text:p>
          <text:p text:style-name="rststyle-textbody">Two of these files  can be linked in the module tree
at various places as <text:span text:style-name="rststyle-inlineliteral">.modulerc</text:span> for defaulting the compiler.  One to
default to the family portion of the compiler (e.g. gcc, intel, or pgi),
and one for the version.  For the family portion of the compiler,
we have the file <text:span text:style-name="rststyle-inlineliteral">modulerc.select_compiler_family</text:span> as below:</text:p>
          <ns0:p ns0:style-name="rststyle-codeblock">#%Module########################################################################<ns0:line-break/>##<ns0:line-break/>## Choose compiler family<ns0:line-break/>##<ns0:line-break/>## This check if any compiler was previously "module loaded", or if no compiler<ns0:line-break/>## previously loaded, will use the default compiler. <ns0:s ns0:c="1"/>Either way, it will check<ns0:line-break/>## if there is a subdirectory matching the compiler family name, and if so<ns0:line-break/>## will default to that.<ns0:line-break/>##<ns0:line-break/>## If no subdirectory matching compiler family name is found, we just return<ns0:line-break/>## without defaulting. <ns0:s ns0:c="1"/>The modulecmd will default based on its internal rules,<ns0:line-break/>## and it is up to the resulting module file to either load an appropriate <ns0:line-break/>## compiler if no compiler is loaded or to abort with appropriate error<ns0:line-break/>## messages if it wants an incompatible compiler.<ns0:line-break/>## <ns0:line-break/>## Usage:<ns0:line-break/>## In most cases, can simply symlink .modulerc to this file<ns0:line-break/>##<ns0:line-break/>## In more complicated cases, .modulerc can source this file, and can<ns0:line-break/>## then test the variable _did_default, which will be true if we set<ns0:line-break/>## a default for modules for the next level, or false otherwise (in which<ns0:line-break/>## case your .modulerc can set one)<ns0:line-break/>##<ns0:line-break/><ns0:line-break/># Source some required Tcl procedures here. <ns0:s ns0:c="1"/>Hack for cookbook<ns0:line-break/># making use of environmental variable for location.<ns0:line-break/># In production, this should ideally be in a site config file.<ns0:line-break/># At minimum, hardcode the path<ns0:line-break/>set rootdir $::env(MOD_GIT_ROOTDIR)<ns0:line-break/>set tcllibdir $rootdir/doc/example/compiler-etc-dependencies/tcllib<ns0:line-break/>source $tcllibdir/common_utilities.tcl<ns0:line-break/><ns0:line-break/>set moduledir [file dirname $ModulesCurrentModulefile]<ns0:line-break/>set baseComponent [ file tail $moduledir ]<ns0:line-break/><ns0:line-break/># Get the currently loaded compiler, or default comp. <ns0:s ns0:c="1"/>Don't module load/prereq it<ns0:line-break/>set fullCompilerTag [ GetLoadedCompiler 1 1 ]<ns0:line-break/>set tmpCompTag [ GetPackageFamilyVersion $fullCompilerTag ]<ns0:line-break/>set compilerFamily [ lindex $tmpCompTag 0 ]<ns0:line-break/>set compFamList "$compilerFamily"<ns0:line-break/><ns0:line-break/># Allow either gnu or gcc for GCC compilers<ns0:line-break/>if { $compilerFamily eq {gcc} || $compilerFamily <ns0:s ns0:c="1"/>eq {gnu} } {<ns0:line-break/><ns0:s ns0:c="3"/>set compFamList "gnu gcc"<ns0:line-break/>}<ns0:line-break/><ns0:line-break/># _did_default will be true if we actually default something<ns0:line-break/># Useful in case a .modulerc sources us, and wants to set a default if we<ns0:line-break/># did not<ns0:line-break/>set _did_default false<ns0:line-break/><ns0:line-break/>if { $compilerFamily ne {} } {<ns0:line-break/><ns0:s ns0:c="3"/># Default to the family of currently loaded compiler<ns0:line-break/><ns0:s ns0:c="3"/>set firstChild [ FirstChildModuleInList $compFamList ]<ns0:line-break/><ns0:s ns0:c="3"/>if { $firstChild ne {} } {<ns0:line-break/><ns0:s ns0:c="6"/># Compiler family found, so default to it<ns0:line-break/><ns0:s ns0:c="6"/>module-version $baseComponent/$firstChild default<ns0:line-break/><ns0:s ns0:c="6"/>set _did_default true<ns0:line-break/><ns0:s ns0:c="3"/>}<ns0:line-break/>} <ns0:line-break/></ns0:p>
          <text:p text:style-name="rststyle-textbody">The file starts by sourcing a set of useful Tcl procedures. For the purpose
of the example for this cookbook this is done based on the MOD_GIT_ROOTDIR
environmental variable.  If you were to use this in production, it is
recommended that the Tcl procedures be placed in a site configuration script
and exposed to modulefiles via the techniques described in the cookbook
Expose Procedures and Variables to Modulefiles.
At the minimum, it is
recommended to hardcode the path to the <text:span text:style-name="rststyle-inlineliteral">common_utilities.tcl</text:span> file.</text:p>
          <text:p text:style-name="rststyle-textbody">The modulerc script then determines the directory it is in using the
Tcl variable <text:span text:style-name="rststyle-inlineliteral">ModulesCurrentModulefile</text:span>.  It then uses the
<text:span text:style-name="rststyle-inlineliteral">GetLoadedCompiler</text:span> Tcl procedure (which was discussed in the section
on the <text:span text:style-name="rststyle-inlineliteral">homebrewed</text:span> strategy.  We then parse the resulting module
name into family and version pieces (we will discuss the procedure
<text:span text:style-name="rststyle-inlineliteral">GetPackageFamilyVersion</text:span> later; for now suffice to say it takes
a module name and returns a Tcl list with family and version).</text:p>
          <text:p text:style-name="rststyle-textbody">We do some trickery to supportathe use of  either gcc or gnu as family names for
the GNU compiler suite, and then see if there is a directory or modulefile
underneath the directory containing the .modulerc file, and if so defaults
to it.  For this purpose, we use the Tcl procedure <text:span text:style-name="rststyle-inlineliteral">FirstChildModuleInList</text:span>
(defined in <text:span text:style-name="rststyle-inlineliteral">common_utilities.tcl</text:span>).  This and a related procedure are
defined as:</text:p>
          <ns0:p ns0:style-name="rststyle-codeblock">## ======= <ns0:s ns0:c="1"/>Information re modules beneath current dir =====<ns0:line-break/><ns0:line-break/>#--------------------------------------------------------------------<ns0:line-break/># FirstChildModuleInList<ns0:line-break/>#<ns0:line-break/># Given a list of names of modulefile components, returns the<ns0:line-break/># first one found in the directory of the current modulefile<ns0:line-break/># (typically a .modulerc file). <ns0:s ns0:c="1"/>Returns empty string if none<ns0:line-break/># of them were found.<ns0:line-break/># NOTE: we do NOT check for module magic signature or even that symlink <ns0:line-break/># targets exist.<ns0:line-break/>#<ns0:line-break/>proc FirstChildModuleInList { modlist } {<ns0:line-break/><ns0:s ns0:c="3"/>global ModulesCurrentModulefile<ns0:line-break/><ns0:s ns0:c="3"/># Get directory for current modulefile<ns0:line-break/><ns0:s ns0:c="3"/>set moduledir [ file dirname $ModulesCurrentModulefile ]<ns0:line-break/><ns0:s ns0:c="3"/># See if any names in $modlist in moduledir<ns0:line-break/><ns0:s ns0:c="3"/>foreach mcomp $modlist {<ns0:line-break/><ns0:s ns0:c="6"/>if [ file exists $moduledir/$mcomp ] { return $mcomp }<ns0:line-break/><ns0:s ns0:c="3"/>}<ns0:line-break/><ns0:s ns0:c="3"/># Nothing found<ns0:line-break/><ns0:s ns0:c="3"/>return<ns0:line-break/>}<ns0:line-break/><ns0:line-break/>#--------------------------------------------------------------------<ns0:line-break/># ChildModuleExists<ns0:line-break/>#<ns0:line-break/># Takes a module path component, and returns true if that path component<ns0:line-break/># exists beneath the current level, i.e. in the directory from which<ns0:line-break/># this .modulerc file was called. <ns0:s ns0:c="1"/><ns0:line-break/># NOTE: we do NOT check for module magic signature or even that symlink <ns0:line-break/># targets exist.<ns0:line-break/>proc ChildModuleExists { pathcomponent } {<ns0:line-break/><ns0:s ns0:c="3"/>global ModulesCurrentModulefile<ns0:line-break/><ns0:s ns0:c="3"/># Get directory for current modulefile<ns0:line-break/><ns0:s ns0:c="3"/>set moduledir [ file dirname $ModulesCurrentModulefile ]<ns0:line-break/><ns0:s ns0:c="3"/># See if file exists in moduledir<ns0:line-break/><ns0:s ns0:c="3"/>return [ file exists $moduledir/$pathcomponent ]<ns0:line-break/>}</ns0:p>
          <text:p text:style-name="rststyle-textbody">and basically make use of the Tcl variable <text:span text:style-name="rststyle-inlineliteral">ModulesCurrentModulefile</text:span>.  They
are limited, however, in that they will not work properly if the module is
split across multiple modulepaths.  That is, <text:span text:style-name="rststyle-inlineliteral">ChildModuleExists</text:span> and
<text:span text:style-name="rststyle-inlineliteral">FirstChildModuleInList</text:span> will only detect children in the same directory
as the modulerc file they are called from; e.g., if two paths in the MODULEPATH
both have directories for openmpi, one with an intel subdirectory and one
with a pgi subdirectory and the modulerc invoking <text:span text:style-name="rststyle-inlineliteral">ChildModuleExists</text:span>, the
ChildModuleExists procedure will not see the intel directory.</text:p>
          <text:p text:style-name="rststyle-textbody">The <text:span text:style-name="rststyle-inlineliteral">modulerc.select_compiler_version</text:span> file is similar,</text:p>
          <ns0:p ns0:style-name="rststyle-codeblock">#%Module########################################################################<ns0:line-break/>##<ns0:line-break/>## Choose compiler version<ns0:line-break/>##<ns0:line-break/>## This check if any compiler was previously "module loaded", or if no compiler<ns0:line-break/>## previously loaded, will use the default compiler. <ns0:s ns0:c="1"/>Either way, it will check<ns0:line-break/>## if there is a subdirectory matching the compiler family name, and if so<ns0:line-break/>## will default to that.<ns0:line-break/>##<ns0:line-break/>## If no subdirectory matching compiler family name is found, we just return<ns0:line-break/>## without defaulting. <ns0:s ns0:c="1"/>The modulecmd will default based on its internal rules,<ns0:line-break/>## and it is up to the resulting module file to either load an appropriate <ns0:line-break/>## compiler if no compiler is loaded or to abort with appropriate error<ns0:line-break/>## messages if it wants an incompatible compiler.<ns0:line-break/>## <ns0:line-break/>## Usage:<ns0:line-break/>## In most cases, can simply symlink .modulerc to this file<ns0:line-break/>##<ns0:line-break/>## In more complicated cases, .modulerc can source this file, and can<ns0:line-break/>## then test the variable _did_default, which will be true if we set<ns0:line-break/>## a default for modules for the next level, or false otherwise (in which<ns0:line-break/>## case your .modulerc can set one)<ns0:line-break/>##<ns0:line-break/><ns0:line-break/># Source some required Tcl procedures here. <ns0:s ns0:c="1"/>Hack for cookbook<ns0:line-break/># making use of environmental variable for location.<ns0:line-break/># In production, this should ideally be in a site config file.<ns0:line-break/># At minimum, hardcode the path<ns0:line-break/>set rootdir $::env(MOD_GIT_ROOTDIR)<ns0:line-break/>set tcllibdir $rootdir/doc/example/compiler-etc-dependencies/tcllib<ns0:line-break/>source $tcllibdir/common_utilities.tcl<ns0:line-break/><ns0:line-break/>set moduledir [file dirname $ModulesCurrentModulefile]<ns0:line-break/>set parentdir [ file tail $moduledir ]<ns0:line-break/><ns0:line-break/># _did_default will be true if we actually default something<ns0:line-break/># Useful in case a .modulerc sources us, and wants to set a default if we<ns0:line-break/># did not<ns0:line-break/>set _did_default false<ns0:line-break/><ns0:line-break/># Get the currently loaded compiler or default, but do not load/prereq it<ns0:line-break/>set compilerTag [ GetLoadedCompiler 1 1 ]<ns0:line-break/><ns0:line-break/><ns0:line-break/>if { $compilerTag ne {} } {<ns0:line-break/><ns0:s ns0:c="3"/># Compiler loaded or defaulted<ns0:line-break/><ns0:s ns0:c="3"/># Make sure it matches our parent dir<ns0:line-break/><ns0:s ns0:c="3"/>set tmpCompTag [ GetPackageFamilyVersion $compilerTag ]<ns0:line-break/><ns0:s ns0:c="3"/>set compilerFamily [ lindex $tmpCompTag 0 ]<ns0:line-break/><ns0:s ns0:c="3"/>set compilerVersion [ lindex $tmpCompTag 1 ]<ns0:line-break/><ns0:line-break/><ns0:s ns0:c="3"/># Convert any gnus to gccs<ns0:line-break/><ns0:s ns0:c="3"/>set tmp1 $compilerFamily<ns0:line-break/><ns0:s ns0:c="3"/>if { $tmp1 eq {gnu} } { set tmp1 gcc }<ns0:line-break/><ns0:s ns0:c="3"/>set tmp2 $parentdir<ns0:line-break/><ns0:s ns0:c="3"/>if { $tmp2 eq {gnu} } { set tmp2 gcc }<ns0:line-break/><ns0:line-break/><ns0:s ns0:c="3"/>if { $tmp1 eq $tmp2 } {<ns0:line-break/><ns0:s ns0:c="6"/># If reach here, our parent dir agrees with <ns0:line-break/><ns0:s ns0:c="6"/># the family of our loaded/defaulted compiler<ns0:line-break/><ns0:s ns0:c="6"/>if { $compilerVersion ne {} } {<ns0:line-break/><ns0:s ns0:c="9"/># We have a version, does a modulefile/dir exist for it<ns0:line-break/><ns0:s ns0:c="9"/>if [ ChildModuleExists $compilerVersion ] {<ns0:line-break/><ns0:s ns0:c="12"/># There is a modulefile/dir for this compiler version, default to it<ns0:line-break/><ns0:s ns0:c="12"/>module-version $compilerFamily/$compilerVersion default<ns0:line-break/><ns0:s ns0:c="12"/>set _did_default true<ns0:line-break/><ns0:s ns0:c="9"/>}<ns0:line-break/><ns0:s ns0:c="6"/>} <ns0:line-break/><ns0:s ns0:c="3"/>}<ns0:line-break/>}</ns0:p>
          <text:p text:style-name="rststyle-textbody">Again, we source the <text:span text:style-name="rststyle-inlineliteral">common_utitilies.tcl</text:span> file and use
<text:span text:style-name="rststyle-inlineliteral">ModulesCurrentModulefile</text:span> to get the directory in which the .modulerc
script resides.  It thens uses <text:span text:style-name="rststyle-inlineliteral">GetLoadedCompiler</text:span> to determine what
if any compiler was loaded.  If one was, we split into family and version,
and ensure that the directory containing the .modulerc file matches the
family name.  If so, it checks if there is a directory or modulefile in that
directory matching the version name, and if so defaults to it.</text:p>
          <text:p text:style-name="rststyle-textbody">For both of the .modulerc scripts we examined, we note that in case of
errors, etc., the script just exits without defaulting.  One might be
tempted to have the .modulerc script actually return an error in such
cases (perhaps using <text:span text:style-name="rststyle-inlineliteral">module-info mode</text:span> to only have it output during
load operations).  This, however, runs into issues:</text:p>
          <text:list text:style-name="rststyle-bulletlist">
            <text:list-item>
              <text:p text:style-name="rststyle-bulletitem">For Environmental Modules 3.x: for some reason, when modulecmd processes
.modulerc scripts, <text:span text:style-name="rststyle-inlineliteral">module-info mode load</text:span> always returns true.  Because
of this, users would get spurious errors when doing a <text:span text:style-name="rststyle-inlineliteral">module avail</text:span>
if the .modulerc scripts errored, because they all get processed regardless
of what compiler is loaded.</text:p>
            </text:list-item>
            <text:list-item>
              <text:p text:style-name="rststyle-bulletitem">For versions 4.x: the modulecmd process tends to process all .modulerc
files underneath the package root during a load, which will similarly
generate spurious errors if the .modulerc scripts throw errors.</text:p>
            </text:list-item>
          </text:list>
          <text:p text:style-name="rststyle-textbody">Because of this, if an user explicitly requests a modulefile that conflicts
with the loaded compiler (e.g. the user does a <text:span text:style-name="rststyle-inlineliteral">module load pgi/19.4</text:span>
followed by a <text:span text:style-name="rststyle-inlineliteral">module load openmpi/4.0/intel/2019</text:span>), the modulefile needs
to detect this and error appropriately.  A similar situation can happen if
one of the .modulerc scripts fail to default, presumably because there is no
apropriate build for the requested package; the modulecmd will default to
something, but likely not what is wanted.  To facilitate this, we define
the Tcl procedure <text:span text:style-name="rststyle-inlineliteral">LoadedCompilerMatches</text:span>:</text:p>
          <ns0:p ns0:style-name="rststyle-codeblock">#--------------------------------------------------------------------<ns0:line-break/># LoadedCompilerMatches:<ns0:line-break/>#<ns0:line-break/># Takes the tag of the desired compiler $wanted (in form of FAMILY/VERSION)<ns0:line-break/># Checks if any compiler is loaded, and will throw error if one is<ns0:line-break/># loaded and it does not match $wanted.<ns0:line-break/># If compilers match, it will prereq the compiler if $requireIt set<ns0:line-break/># If no compiler is loaded, will load if optional boolean parameter<ns0:line-break/># $loadIt is set (default unset), and prereq if $requireIt is set, and<ns0:line-break/># then return.<ns0:line-break/># Option parameters: <ns0:line-break/># requireIt: boolean, default false. If set, require $wanted<ns0:line-break/># loadIt: boolean, default false. <ns0:s ns0:c="1"/>If set, load $wanted if no compiler <ns0:line-break/># <ns0:s ns0:c="6"/>already loaded<ns0:line-break/># modTag: string, defaults go [module-info specified]. <ns0:s ns0:c="1"/>Used in error messages<ns0:line-break/><ns0:line-break/>proc LoadedCompilerMatches { wanted {requireIt 0} { loadIt 0 } {modTag {} } } {<ns0:line-break/><ns0:s ns0:c="3"/># Default modTag<ns0:line-break/><ns0:s ns0:c="3"/>if { $modTag eq {} } { set modTag [ module-info specified ] }<ns0:line-break/><ns0:s ns0:c="3"/># If no compiler given in $wanted, just return<ns0:line-break/><ns0:s ns0:c="3"/>if { $wanted eq {} } { return }<ns0:line-break/><ns0:line-break/><ns0:s ns0:c="3"/># Get loaded compiler (w/out defaults) <ns0:line-break/><ns0:s ns0:c="3"/>set loaded [ GetLoadedCompiler 0 <ns0:s ns0:c="1"/>0 ]<ns0:line-break/><ns0:s ns0:c="3"/># If no compiler is loaded, then require it if asked, and return<ns0:line-break/><ns0:s ns0:c="3"/>if { $loaded eq {} } {<ns0:line-break/><ns0:s ns0:c="6"/>if { $loadIt } { <ns0:line-break/><ns0:s ns0:c="9"/>RequireCompiler $wanted <ns0:line-break/><ns0:s ns0:c="9"/>if { $requireIt } { prereq $wanted }<ns0:line-break/><ns0:s ns0:c="6"/>}<ns0:line-break/><ns0:s ns0:c="6"/>return<ns0:line-break/><ns0:s ns0:c="3"/>}<ns0:line-break/><ns0:line-break/><ns0:s ns0:c="3"/># Have a loaded compiler, split into family and version<ns0:line-break/><ns0:s ns0:c="3"/>set tmpLoaded [ GetPackageFamilyVersion $loaded ]<ns0:line-break/><ns0:s ns0:c="3"/>set loadedFam [ lindex $tmpLoaded 0 ]<ns0:line-break/><ns0:s ns0:c="3"/>set loadedVer [ lindex $tmpLoaded 1 ]<ns0:line-break/><ns0:s ns0:c="3"/># Always use 'gcc' not 'gnu'<ns0:line-break/><ns0:s ns0:c="3"/>if { $loadedFam eq {gnu} } { set loadedFam gcc }<ns0:line-break/><ns0:line-break/><ns0:s ns0:c="3"/># Split wanted into family and version<ns0:line-break/><ns0:s ns0:c="3"/>set tmpWanted [ split $wanted / ]<ns0:line-break/><ns0:s ns0:c="3"/>set wantedLen [ llength $tmpWanted ]<ns0:line-break/><ns0:s ns0:c="3"/>#Nothing to do if no components to wanted<ns0:line-break/><ns0:s ns0:c="3"/>if { $wantedLen &lt; 1 } { return }<ns0:line-break/><ns0:line-break/><ns0:s ns0:c="3"/>set wantedFam [ lindex $tmpWanted 0 ]<ns0:line-break/><ns0:s ns0:c="3"/># Always use 'gcc' not 'gnu'<ns0:line-break/><ns0:s ns0:c="3"/>if { $wantedFam eq {gnu} } { set wantedFam gcc }<ns0:line-break/><ns0:line-break/><ns0:s ns0:c="3"/># Ensure families match<ns0:line-break/><ns0:s ns0:c="3"/>if { $loadedFam ne $wantedFam } {<ns0:line-break/><ns0:s ns0:c="6"/>PrintLoadError "<ns0:line-break/>Compiler Mismatch<ns0:line-break/><ns0:line-break/>Package $modTag does not appear to be built for currently<ns0:line-break/>loaded compiler $loaded.<ns0:line-break/>"<ns0:line-break/><ns0:s ns0:c="3"/>}<ns0:line-break/><ns0:line-break/><ns0:s ns0:c="3"/># OK, families match<ns0:line-break/><ns0:s ns0:c="3"/># If no version specified in $wanted, we are basically done<ns0:line-break/><ns0:s ns0:c="3"/>if { $wantedLen &lt; 2 } { <ns0:line-break/><ns0:s ns0:c="6"/>if { $requireIt } { prereq $wanted }<ns0:line-break/><ns0:s ns0:c="6"/>return <ns0:line-break/><ns0:s ns0:c="3"/>}<ns0:line-break/><ns0:line-break/><ns0:s ns0:c="3"/># Ensure versions match<ns0:line-break/><ns0:s ns0:c="3"/>set wantedVer [ lindex $tmpWanted 1 ]<ns0:line-break/><ns0:s ns0:c="3"/>if { $loadedVer eq $wantedVer } { <ns0:line-break/><ns0:s ns0:c="6"/>if { $requireIt } { prereq $wanted }<ns0:line-break/><ns0:s ns0:c="6"/>return <ns0:line-break/><ns0:s ns0:c="3"/>}<ns0:line-break/><ns0:s ns0:c="3"/># Versions don't match<ns0:line-break/><ns0:s ns0:c="3"/>PrintLoadError "<ns0:line-break/>Compiler Mismatch<ns0:line-break/><ns0:line-break/>Package $modTag does not appear to be built for currently<ns0:line-break/>loaded compiler $loaded.<ns0:line-break/>"<ns0:line-break/>}<ns0:line-break/></ns0:p>
          <text:p text:style-name="rststyle-textbody">The procedure takes a string for the family and version of the compiler
that the modulefile expects, and ensures that if a compiler is loaded, they
match.  If they match, the procedure just returns, and if not, it spits out
an error indicating a compiler mismatch.  It also takes optional boolean flags:
<text:span text:style-name="rststyle-inlineliteral">requireIt</text:span> to determine if the procedure should <text:span text:style-name="rststyle-inlineliteral">prereq</text:span> the compiler
before returning, and <text:span text:style-name="rststyle-inlineliteral">loadIt</text:span> to determine if, when no compiler was
previously loaded, whether the procedure should load it (using
<text:span text:style-name="rststyle-inlineliteral">RequireCompiler</text:span> so it can properly handle the default compiler specially
if needed).  The <text:span text:style-name="rststyle-inlineliteral">requireIt</text:span> flag should generally be set for Environmental
Modules 4.x (as that will allow the automatic handling of modules to
properly recognize dependencies, even though as we will see that does not
work too well for this strategy as yet), and should not be set for versions
3.x (as the loading of modules with <text:span text:style-name="rststyle-inlineliteral">loadIt</text:span> does not occur until <text:span text:style-name="rststyle-emphasis">after</text:span>
the <text:span text:style-name="rststyle-inlineliteral">prereq</text:span>, causing module loads to fail).</text:p>
          <text:p text:style-name="rststyle-textbody">The resulting modulefile for something depending only on the compiler,
using mvapich as an example, then would look like:</text:p>
          <ns0:p ns0:style-name="rststyle-codeblock"># Common modulefile for mvapich<ns0:line-break/># Using "modulerc based" strategy<ns0:line-break/># Expects the following variables to have been<ns0:line-break/># previously defined:<ns0:line-break/># <ns0:s ns0:c="6"/>version: version of mvapich<ns0:line-break/># <ns0:s ns0:c="6"/>compilerTag: the compiler to use <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 Also get location of and load common procedures<ns0:line-break/># This is a hack for the cookbook examples, in production<ns0:line-break/># one should either<ns0:line-break/># 1) declare the procedures in a site config file (preferred)<ns0:line-break/># 2) hardcode the path to $tcllibdir and common_utilities.tcl<ns0:line-break/>set tcllibdir $rootdir/doc/example/compiler-etc-dependencies/tcllib<ns0:line-break/>source $tcllibdir/common_utilities.tcl<ns0:line-break/><ns0:line-break/>proc ModulesHelp { } {<ns0:line-break/><ns0:s ns0:c="3"/>global version compilerTag<ns0:line-break/><ns0:s ns0:c="3"/>puts stderr "<ns0:line-break/>mvapich: Test/fake version of mvapich $version<ns0:line-break/><ns0:line-break/>mvapich version: $version<ns0:line-break/>Compiler: $compilerTag<ns0:line-break/><ns0:line-break/>For testing packages depending on compilers/MPI<ns0:line-break/><ns0:line-break/>"<ns0:line-break/>}<ns0:line-break/><ns0:line-break/>module-whatis "Fake mvapich $version (built for $compilerTag)"<ns0:line-break/><ns0:line-break/># Make sure loadedCompiler matches what we want. <ns0:s ns0:c="1"/>And<ns0:line-break/># load compiler if no compiler loaded<ns0:line-break/>LoadedCompilerMatches $compilerTag 1 1<ns0:line-break/># For Env Modules 3.x, set requireIt to 0<ns0:line-break/>#LoadedCompilerMatches $compilerTag 0 1<ns0:line-break/><ns0:line-break/>#Compute the installation prefix<ns0:line-break/>set pkgroot $swroot/mvapich<ns0:line-break/>set vroot $pkgroot/$version<ns0:line-break/>set prefix $vroot/$compilerTag<ns0:line-break/><ns0:line-break/># Set environment variables<ns0:line-break/>setenv MPI_DIR $prefix<ns0:line-break/><ns0:line-break/>set bindir $prefix/bin<ns0:line-break/>set libdir $prefix/lib<ns0:line-break/>set incdir $prefix/include<ns0:line-break/><ns0:line-break/>prepend-path PATH <ns0:s ns0:c="11"/>$bindir<ns0:line-break/>prepend-path LIBRARY_PATH <ns0:s ns0:c="3"/>$libdir<ns0:line-break/>prepend-path LD_LIBRARY_PATH $libdir<ns0:line-break/>prepend-path CPATH <ns0:s ns0:c="10"/>$incdir<ns0:line-break/></ns0:p>
          <text:p text:style-name="rststyle-textbody">Basically, the modulefile knows what compiler it wants (in the above example,
that is set by the stubfile and passed as the Tcl variable <text:span text:style-name="rststyle-inlineliteral">compilerTag</text:span> into the common
script above), and then calls the <text:span text:style-name="rststyle-inlineliteral">LoadedCompilerMatches</text:span> procedure
above to ensure the loaded compiler matches what the modulefile wants (and
to load it if no compiler is loaded).</text:p>
          <text:p text:style-name="rststyle-textbody">So the mvapich directory in the MODULEPATH consists of subdirectories for
each version of mvapich supported (e.g. 2.1 and 2.3.1).  In each of the
version subdirectories, we symlink <text:span text:style-name="rststyle-inlineliteral">modulerc.select_compiler_family</text:span> as
<text:span text:style-name="rststyle-inlineliteral">.modulerc</text:span>, and create an additional layer of subdirectories, one for
each compiler family for which the version of mvapich is built (e.g.
gcc, intel, pgi).  In each compiler family directory under each mvapich
version, we symlink <text:span text:style-name="rststyle-inlineliteral">modulerc.select_compiler_version</text:span> as <text:span text:style-name="rststyle-inlineliteral">.modulerc</text:span>,
and create a stub modulefile named for the compiler version.  The stub
modulefile then defines some Tcl variables for the version of mvapich
and the compiler family/version, and sources the <text:span text:style-name="rststyle-inlineliteral">common</text:span> file above.
E.g., for <text:span text:style-name="rststyle-inlineliteral">mvapich/2.3.1/intel/2019</text:span>, the stubfile would look like</text:p>
          <ns0:p ns0:style-name="rststyle-codeblock">#%Module########################################################################<ns0:line-break/>##<ns0:line-break/>## Fake modulefile for mvapich<ns0:line-break/><ns0:line-break/>set version 2.3.1<ns0:line-break/>set compilerTag intel/2019<ns0:line-break/>set moduledir [file dirname $ModulesCurrentModulefile]<ns0:line-break/>source $moduledir/../../common</ns0:p>
          <text:p text:style-name="rststyle-textbody">So the mvapich directory in MODULEPATH would have a structure like</text:p>
          <text:p text:style-name="rststyle-lineblock1">mvapich</text:p>
          <text:p text:style-name="rststyle-lineblock2">|- common (shared parts sourced by stub modulefiles)</text:p>
          <text:p text:style-name="rststyle-lineblock2">|- 2.1</text:p>
          <text:p text:style-name="rststyle-lineblock2">|  |- .modulerc (symlink to modulerc.select_compiler_family)</text:p>
          <text:p text:style-name="rststyle-lineblock2">|  |- gcc</text:p>
          <text:p text:style-name="rststyle-lineblock2">|  |  |- .modulerc (symlink to modulerc.select_compiler_version)</text:p>
          <text:p text:style-name="rststyle-lineblock2">|  |  |- 8.2.0 (stub modulefile)</text:p>
          <text:p text:style-name="rststyle-lineblock2">|  |  |- 9.1.0 (stub modulefile)</text:p>
          <text:p text:style-name="rststyle-lineblock2">|  |- intel</text:p>
          <text:p text:style-name="rststyle-lineblock2">|  |  |- .modulerc (symlink to modulerc.select_compiler_version)</text:p>
          <text:p text:style-name="rststyle-lineblock2">|  |  |- 2018 (stub modulefile)</text:p>
          <text:p text:style-name="rststyle-lineblock2">|  |  |- 2019 (stub modulefile)</text:p>
          <text:p text:style-name="rststyle-lineblock2">|  |- pgi</text:p>
          <text:p text:style-name="rststyle-lineblock2">|  |  |- .modulerc (symlink to modulerc.select_compiler_version)</text:p>
          <text:p text:style-name="rststyle-lineblock2">|  |  |- 18.4 (stub modulefile)</text:p>
          <text:p text:style-name="rststyle-lineblock2">|  |  |- 19.4 (stub modulefile)</text:p>
          <text:p text:style-name="rststyle-lineblock2">|- 2.3.1</text:p>
          <text:p text:style-name="rststyle-lineblock2">|  |- .modulerc (symlink to modulerc.select_compiler_family)</text:p>
          <text:p text:style-name="rststyle-lineblock2">|  |- gcc</text:p>
          <text:p text:style-name="rststyle-lineblock2">|  |  |- .modulerc (symlink to modulerc.select_compiler_version)</text:p>
          <text:p text:style-name="rststyle-lineblock2">|  |  |- 9.1.0 (stub modulefile)</text:p>
          <text:p text:style-name="rststyle-lineblock2">|  |- intel</text:p>
          <text:p text:style-name="rststyle-lineblock2">|  |  |- .modulerc (symlink to modulerc.select_compiler_version)</text:p>
          <text:p text:style-name="rststyle-lineblock2">|  |  |- 2019 (stub modulefile)</text:p>
          <text:p text:style-name="rststyle-lineblock2">|  |- pgi</text:p>
          <text:p text:style-name="rststyle-lineblock2">|  |  |- .modulerc (symlink to modulerc.select_compiler_version)</text:p>
          <text:p text:style-name="rststyle-lineblock2">|  |  |- 19.4 (stub modulefile)</text:p>
          <text:p text:style-name="rststyle-textbody">With this directory structure, an user can load a compiler and then
module load a specific version of mvapich, and if a build of that version of
mvapich exists for that compiler, the environment will be set up properly,
and otherwise an error reported.  However, if the user module loads
mvapich without specifying a version, it will simply default the version
to the latest version of mvapich available, regardless of whether there
is a build of that version of mvapich for the loaded compiler.  Ideally,
we would like it so that
if one issues a module load of a package without specifying a version, it
should load the latest version available that is compatible with any loaded
compilers or other modules.</text:p>
          <text:p text:style-name="rststyle-textbody">A simple change can enable that.  We add a symlink to
<text:span text:style-name="rststyle-inlineliteral">modulerc.select_compiler_family</text:span> as <text:span text:style-name="rststyle-inlineliteral">.modulerc</text:span> directly under the
mvapich directory, and create an additional subdirectory under the mvapich
directory for each compiler family.  We symlink
<text:span text:style-name="rststyle-inlineliteral">modulerc.select_compiler_version</text:span> as <text:span text:style-name="rststyle-inlineliteral">.modulerc</text:span> under each compiler
family subdirectory, along with a subdirectory for each version of that
compiler family that a version of mvapich is built for.  We then symlink
the various stub modulefiles under the <text:span text:style-name="rststyle-inlineliteral">mvapich/VERSION</text:span>  into the
corresponding <text:span text:style-name="rststyle-inlineliteral">mvapich/COMPILER_FAMILY/COMPILER_VERSION</text:span> directory, with
the symlink's name being the mvapich version number.  So the mvapich
directory tree will now look like:</text:p>
          <text:p text:style-name="rststyle-lineblock1">mvapich</text:p>
          <text:p text:style-name="rststyle-lineblock2">|- .modulerc (symlink to modulerc.select_compiler_family)</text:p>
          <text:p text:style-name="rststyle-lineblock2">|- common (shared parts sourced by stub modulefiles)</text:p>
          <text:p text:style-name="rststyle-lineblock2">|- 2.1</text:p>
          <text:p text:style-name="rststyle-lineblock2">|  |- .modulerc (symlink to modulerc.select_compiler_family)</text:p>
          <text:p text:style-name="rststyle-lineblock2">|  |- gcc</text:p>
          <text:p text:style-name="rststyle-lineblock2">|  |  |- .modulerc (symlink to modulerc.select_compiler_version)</text:p>
          <text:p text:style-name="rststyle-lineblock2">|  |  |- 8.2.0 (stub modulefile)</text:p>
          <text:p text:style-name="rststyle-lineblock2">|  |  |- 9.1.0 (stub modulefile)</text:p>
          <text:p text:style-name="rststyle-lineblock2">|  |- intel</text:p>
          <text:p text:style-name="rststyle-lineblock2">|  |  |- .modulerc (symlink to modulerc.select_compiler_version)</text:p>
          <text:p text:style-name="rststyle-lineblock2">|  |  |- 2018 (stub modulefile)</text:p>
          <text:p text:style-name="rststyle-lineblock2">|  |  |- 2019 (stub modulefile)</text:p>
          <text:p text:style-name="rststyle-lineblock2">|  |- pgi</text:p>
          <text:p text:style-name="rststyle-lineblock2">|  |  |- .modulerc (symlink to modulerc.select_compiler_version)</text:p>
          <text:p text:style-name="rststyle-lineblock2">|  |  |- 18.4 (stub modulefile)</text:p>
          <text:p text:style-name="rststyle-lineblock2">|  |  |- 19.4 (stub modulefile)</text:p>
          <text:p text:style-name="rststyle-lineblock2">|- 2.3.1</text:p>
          <text:p text:style-name="rststyle-lineblock2">|  |- .modulerc (symlink to modulerc.select_compiler_family)</text:p>
          <text:p text:style-name="rststyle-lineblock2">|  |- gcc</text:p>
          <text:p text:style-name="rststyle-lineblock2">|  |  |- .modulerc (symlink to modulerc.select_compiler_version)</text:p>
          <text:p text:style-name="rststyle-lineblock2">|  |  |- 9.1.0 (stub modulefile)</text:p>
          <text:p text:style-name="rststyle-lineblock2">|  |- intel</text:p>
          <text:p text:style-name="rststyle-lineblock2">|  |  |- .modulerc (symlink to modulerc.select_compiler_version)</text:p>
          <text:p text:style-name="rststyle-lineblock2">|  |  |- 2019 (stub modulefile)</text:p>
          <text:p text:style-name="rststyle-lineblock2">|  |- pgi</text:p>
          <text:p text:style-name="rststyle-lineblock2">|  |  |- .modulerc (symlink to modulerc.select_compiler_version)</text:p>
          <text:p text:style-name="rststyle-lineblock2">|  |  |- 19.4 (stub modulefile)</text:p>
          <text:p text:style-name="rststyle-lineblock2">|- gcc</text:p>
          <text:p text:style-name="rststyle-lineblock2">|  |- .modulerc (symlink to modulerc.select_compiler_version)</text:p>
          <text:p text:style-name="rststyle-lineblock2">|  |- 8.2.0</text:p>
          <text:p text:style-name="rststyle-lineblock2">|   | |- 2.1 (symlink to ../../2.1/gcc/8.2.0 stub modulefile)</text:p>
          <text:p text:style-name="rststyle-lineblock2">|  |- 9.1.0</text:p>
          <text:p text:style-name="rststyle-lineblock2">|  |  |- 2.1 (symlink to ../../2.1/gcc/9.1.0 stub modulefile)</text:p>
          <text:p text:style-name="rststyle-lineblock2">|  |  |- 2.3.1 (symlink to ../../2.3.1/gcc/9.1.0 stub modulefile)</text:p>
          <text:p text:style-name="rststyle-lineblock2">|- intel</text:p>
          <text:p text:style-name="rststyle-lineblock2">|  |- .modulerc (symlink to modulerc.select_compiler_version)</text:p>
          <text:p text:style-name="rststyle-lineblock2">|  |- 2018</text:p>
          <text:p text:style-name="rststyle-lineblock2">|   | |- 2.1 (symlink to ../../2.1/intel/2018 stub modulefile)</text:p>
          <text:p text:style-name="rststyle-lineblock2">|  |- 2019</text:p>
          <text:p text:style-name="rststyle-lineblock2">|  |  |- 2.1 (symlink to ../../2.1/intel/2019 stub modulefile)</text:p>
          <text:p text:style-name="rststyle-lineblock2">|  |  |- 2.3.1 (symlink to ../../2.3.1/intel/2019 stub modulefile)</text:p>
          <text:p text:style-name="rststyle-lineblock2">|- pgi</text:p>
          <text:p text:style-name="rststyle-lineblock2">|  |- .modulerc (symlink to modulerc.select_compiler_version)</text:p>
          <text:p text:style-name="rststyle-lineblock2">|  |- 18.4</text:p>
          <text:p text:style-name="rststyle-lineblock2">|   | |- 2.1 (symlink to ../../2.1/pgi/18.4 stub modulefile)</text:p>
          <text:p text:style-name="rststyle-lineblock2">|  |- 19.4</text:p>
          <text:p text:style-name="rststyle-lineblock2">|   | |- 2.1 (symlink to ../../2.1/pgi/19.4 stub modulefile)</text:p>
          <text:p text:style-name="rststyle-lineblock2">|   | |- 2.3.1 (symlink to ../../2.3.1/pgi/19.4 stub modulefile)</text:p>
          <text:p text:style-name="rststyle-lineblock2">|   | |- 2.1 (symlink to ../../2.1/intel/2019 stub modulefile)</text:p>
          <text:p text:style-name="rststyle-lineblock2">|   | |- 2.3.1 (symlink to ../../2.3.1/intel/2019 stub modulefile)</text:p>
          <text:p text:style-name="rststyle-textbody">When one attempts to module load mvapich without specifying a version,
the .modulerc file will default to the family of the loaded compiler (or
the default compiler if none loaded).  It then descends into the corresponding
compiler family directory, where the .modulerc there will default to the
version of the loaded or defaulted compiler.  After descending into the
compiler version directory, there is no .modulerc, so the standard modulecmd
defaulting mechanism will select the latest version.</text:p>
          <text:p text:style-name="rststyle-textbody">We now have two ways to refer to the same build of mvapich, namely
one using the traditional form</text:p>
          <ns0:p ns0:style-name="rststyle-codeblock">PACKAGE/PKGVERSION/COMPILER_FAMILY/COMPILER_VERSION<ns0:line-break/>(e.g. mvapich/2.3.1/pgi/19.4)</ns0:p>
          <text:p text:style-name="rststyle-textbody">and a new one giving the compiler family and version immediately
after package name, with the version of the package coming last</text:p>
          <ns0:p ns0:style-name="rststyle-codeblock">PACKAGE/COMPILER_FAMILY/COMPILER_VERSION/PKGVERSION<ns0:line-break/>(e.g. mvapich/pgi/19.4/2.3.1)</ns0:p>
          <text:p text:style-name="rststyle-textbody">These both refer to the same build of the package (e.g. version 2.3.1
of mvapich, built for version 19.4 of the PGI compiler suite).
Indeed, through the judicious use of symlinks, these actually refer to the
modulefile on disk, but with two distinct names depending on the path
used to get to it.  In general, we allow for
modules to be named with multiple dependency packages and/or flags if
doing so would make it easier for a user to default to the correct package.</text:p>
          <text:p text:style-name="rststyle-textbody">This is the primary reason for the procedure <text:span text:style-name="rststyle-inlineliteral">GetPackageFamilyVersion</text:span> ---
it splits a module name into components and takes the first component
as the family name.  It then examines the second component, and if it
matches the name of a known package (like a compiler family), it uses
the last component as the version.  Otherwise, the second component is
assumed to be the version.  The code is as follows:</text:p>
          <ns0:p ns0:style-name="rststyle-codeblock">#--------------------------------------------------------------------<ns0:line-break/># GetPackageFamilyVersion<ns0:line-break/>#<ns0:line-break/># Given the fully qualified spec for a modulefile, returns a list<ns0:line-break/># with the package family name and version.<ns0:line-break/>#<ns0:line-break/># E.g., for foo/1.1/gcc/8.2.0/openmpi/3.1 would return {foo 1.1}<ns0:line-break/># But also handles stuff like foo/gcc/8.2.0/openmpi/3.1/1.1 (returning<ns0:line-break/># again {foo 1.1})<ns0:line-break/>#<ns0:line-break/>proc GetPackageFamilyVersion { tag } {<ns0:line-break/><ns0:s ns0:c="3"/># Return empty list if given empty tag<ns0:line-break/><ns0:s ns0:c="3"/>if { $tag eq {} } { return {} }<ns0:line-break/><ns0:line-break/><ns0:s ns0:c="3"/># Split tag into components<ns0:line-break/><ns0:s ns0:c="3"/>set components [ split $tag / ]<ns0:line-break/><ns0:s ns0:c="3"/>set compLen [ llength $components ]<ns0:line-break/><ns0:s ns0:c="3"/>if { $compLen &lt; 1 } { return {} }<ns0:line-break/><ns0:line-break/><ns0:s ns0:c="3"/># Family should always be first<ns0:line-break/><ns0:s ns0:c="3"/>set family [ lindex $components 0 ]<ns0:line-break/><ns0:s ns0:c="3"/>if { $compLen &lt; 2 } { return $family }<ns0:line-break/><ns0:s ns0:c="9"/><ns0:line-break/><ns0:s ns0:c="3"/># First guess, version immediately follows family<ns0:line-break/><ns0:s ns0:c="3"/>set version [ lindex $components 1 ]<ns0:line-break/><ns0:s ns0:c="3"/># Check if it matches known non-version stuff following family<ns0:line-break/><ns0:s ns0:c="3"/># Compilers, MPIs, other things branch on<ns0:line-break/><ns0:s ns0:c="3"/>set nonVers { gnu gcc pgi intel openmpi ompi intelmpi impi mvapich <ns0:line-break/><ns0:s ns0:c="6"/>mvapich2 avx avx2 sse4.1 sse3 python perl hdf hdf4 hdf5 }<ns0:line-break/><ns0:s ns0:c="3"/>set tmp [ lsearch $nonVers $version ]<ns0:line-break/><ns0:s ns0:c="3"/>if { $tmp &gt; -1 } {<ns0:line-break/><ns0:s ns0:c="6"/># The component immediately following family was NOT a version <ns0:line-break/><ns0:s ns0:c="6"/># Use last component as version<ns0:line-break/><ns0:s ns0:c="6"/>set version [ lindex $components end ]<ns0:line-break/><ns0:s ns0:c="3"/>}<ns0:line-break/><ns0:s ns0:c="3"/>return <ns0:s ns0:c="1"/>"$family $version"<ns0:line-break/>}</ns0:p>
          <text:p text:style-name="rststyle-textbody">Similarly, there are two corresponding .modulerc scripts for defaulting
the MPI library: one to default the family (e.g. openmpi, mvapich, intelmpi)
and one to default the version.  The family version, shown below:</text:p>
          <ns0:p ns0:style-name="rststyle-codeblock">#%Module########################################################################<ns0:line-break/>##<ns0:line-break/>## Choose MPI family<ns0:line-break/>##<ns0:line-break/>## This check if any MPI lib was previously "module loaded"<ns0:line-break/>##<ns0:line-break/>## If no MPI library was previously module loaded (and intel compiler suite<ns0:line-break/>## was not loaded, see below) and nompiFlag is set (default is set), then<ns0:line-break/>## if a "nompi" subdirectory exists, we will default to that.<ns0:line-break/>## If nompiFlag is not set, then we just return w/out setting any default<ns0:line-break/>## (allowing modulecmd to default on its own. <ns0:s ns0:c="1"/>It is the responsibility<ns0:line-break/>## and the resulting modulefile to lado/require the MPI lib it needs or err<ns0:line-break/>## as appropriate).<ns0:line-break/>##<ns0:line-break/>## If an MPI library was loaded, then we check for a subdirectory named after<ns0:line-break/>## the family of the loaded MPI library, and if such exists, default to that.<ns0:line-break/>## If it does not exist, we return w/out defaulting, allowing modulecmd to<ns0:line-break/>## default according to its own rules. <ns0:s ns0:c="1"/>The resulting modulefile is responsible<ns0:line-break/>## for aborting/complaining about the MPI library mismatch.<ns0:line-break/>##<ns0:line-break/>## Special handling is needed for intel MPI, as it does not get explicitly<ns0:line-break/>## loaded if the Intel compiler suite is being used. <ns0:s ns0:c="1"/>So if no MPI library<ns0:line-break/>## is loaded, we check to see if an Intel compiler was loaded. <ns0:s ns0:c="1"/>If so, we<ns0:line-break/>## check for an "intelmpi" or similar subdirectory, and if found default to<ns0:line-break/>## that. <ns0:s ns0:c="1"/>If not found, we proceed as above for the no MPI library case<ns0:line-break/>## (defaulting to "nompi" if found and nompiFlag set, or just returning w/out<ns0:line-break/>## defaulting otherwise).<ns0:line-break/>## <ns0:line-break/>## Usage:<ns0:line-break/>## In most cases, can simply symlink .modulerc to this file<ns0:line-break/>##<ns0:line-break/>## In more complicated cases, .modulerc can source this file, and can<ns0:line-break/>## then test the variable _did_default, which will be true if we set<ns0:line-break/>## a default for modules for the next level, or false otherwise (in which<ns0:line-break/>## case your .modulerc can set one)<ns0:line-break/>##<ns0:line-break/><ns0:line-break/># Source some required Tcl procedures here. <ns0:s ns0:c="1"/>Hack for cookbook<ns0:line-break/># making use of environmental variable for location.<ns0:line-break/># In production, this should ideally be in a site config file.<ns0:line-break/># At minimum, hardcode the path<ns0:line-break/>set rootdir $::env(MOD_GIT_ROOTDIR)<ns0:line-break/>set tcllibdir $rootdir/doc/example/compiler-etc-dependencies/tcllib<ns0:line-break/>source $tcllibdir/common_utilities.tcl<ns0:line-break/><ns0:line-break/>#Default nompiFlag to set<ns0:line-break/>if ![info exists nompiFlag] { set nompiFlag true }<ns0:line-break/><ns0:line-break/># _did_default will be true if we actually default something<ns0:line-break/># Useful in case a .modulerc sources us, and wants to set a default if we<ns0:line-break/># did not<ns0:line-break/>set _did_default false<ns0:line-break/><ns0:line-break/>set moduledir [file dirname $ModulesCurrentModulefile]<ns0:line-break/>set baseComponent [ file tail $moduledir ]<ns0:line-break/><ns0:line-break/># Get the currently loaded MPI library<ns0:line-break/>set fullMpiTag [ GetLoadedMPI 0 ]<ns0:line-break/>set tmpMpiTag [ GetPackageFamilyVersion $fullMpiTag ]<ns0:line-break/>set mpiFamily [ lindex $tmpMpiTag 0 ]<ns0:line-break/><ns0:line-break/>if { $mpiFamily eq {} } {<ns0:line-break/><ns0:s ns0:c="3"/># No MPI module loaded<ns0:line-break/><ns0:s ns0:c="3"/># What compiler is loaded (default from path if needed, but not GetDefaultCompiler)<ns0:line-break/><ns0:s ns0:c="3"/>set fullComp [ GetLoadedCompiler 1 0 ]<ns0:line-break/><ns0:s ns0:c="3"/>set tmpComp [ GetPackageFamilyVersion $fullComp ]<ns0:line-break/><ns0:s ns0:c="3"/>set compFam [ lindex $tmpComp 0 ]<ns0:line-break/><ns0:s ns0:c="3"/>if { $compFam eq {intel} } {<ns0:line-break/><ns0:s ns0:c="6"/># OK, no MPI explicitly loaded, but using Intel compiler<ns0:line-break/><ns0:s ns0:c="6"/># So set mpiFamily to first found in list below<ns0:line-break/><ns0:s ns0:c="6"/>set mpiList {intelmpi impi intel intelmpi-mt impi-mt intel-mp}<ns0:line-break/><ns0:s ns0:c="6"/>set mpiFamily [ FirstChildModuleInList $mpiList ]<ns0:line-break/><ns0:s ns0:c="3"/>}<ns0:line-break/>}<ns0:line-break/><ns0:line-break/>if { $mpiFamily eq {} } {<ns0:line-break/><ns0:s ns0:c="3"/># No MPI lib was explicitly loaded, and if intel compiler was loaded,<ns0:line-break/><ns0:s ns0:c="3"/># did not find a subdir matching intelmpi or one of its variants<ns0:line-break/><ns0:s ns0:c="3"/># Looks for a "nompi" dir if $nompiFlag is set<ns0:line-break/><ns0:s ns0:c="3"/>if { $nompiFlag } {<ns0:line-break/><ns0:s ns0:c="6"/>if [ ChildModuleExists nompi ] { <ns0:line-break/><ns0:s ns0:c="9"/># nompi subdir exists, default to it<ns0:line-break/><ns0:s ns0:c="9"/>module-version $baseComponent/nompi default<ns0:line-break/><ns0:s ns0:c="9"/>set _did_default true<ns0:line-break/><ns0:s ns0:c="6"/>}<ns0:line-break/><ns0:s ns0:c="3"/>}<ns0:line-break/>} else {<ns0:line-break/><ns0:s ns0:c="3"/># Either MPI lib was explicitly loaded, or implied intelmpi <ns0:line-break/><ns0:s ns0:c="3"/># Default to the subdir named after MPI family, if it exists<ns0:line-break/><ns0:s ns0:c="3"/>if [ ChildModuleExists $mpiFamily ] {<ns0:line-break/><ns0:s ns0:c="6"/>module-version $baseComponent/$mpiFamily default<ns0:line-break/><ns0:s ns0:c="6"/>set _did_default true<ns0:line-break/><ns0:s ns0:c="3"/>}<ns0:line-break/>} <ns0:line-break/></ns0:p>
          <text:p text:style-name="rststyle-textbody">is similar to the corresponding compiler version, but contains additional
logic to handle the intelmpi case.  We treat intelmpi specially, because in
our example here we assume the environment for Intel MPI is setup properly
when the user loads the intel module.  If no MPI library is explicitly loaded,
but the intel module is loaded, than we look for a subdirectory named
intelmpi (or one of its aliases) and default to it if it exists.  Otherwise,
if no MPI module is loaded, it looks for and will default to a directory
or modulefile named nompi if it exists.</text:p>
          <text:p text:style-name="rststyle-textbody">The <text:span text:style-name="rststyle-inlineliteral">modulerc.select_mpi_version</text:span> script is also similar to its compiler
counterpart,</text:p>
          <ns0:p ns0:style-name="rststyle-codeblock">#%Module########################################################################<ns0:line-break/>##<ns0:line-break/>## Choose MPI version<ns0:line-break/>##<ns0:line-break/>## This check if any MPI lib was previously "module loaded"<ns0:line-break/>## <ns0:line-break/>## If an MPI library was loaded, and the family of loaded MPI lib matches<ns0:line-break/>## the name of the parent dir for this .modulerc, and there is a subdir<ns0:line-break/>## of that directory matching the MPI version, then we default to that<ns0:line-break/>## subdir.<ns0:line-break/>##<ns0:line-break/>## If no MPI library was previously module loaded, or the loaded MPI family<ns0:line-break/>## does not match the name of the parent directory, or no subdir matching<ns0:line-break/>## the MPI version is found, then we just return w/out defaulting.<ns0:line-break/>## The modulecmd will then default according to its own rules, and it is<ns0:line-break/>## up to the resulting modulefile to either load the appropriate MPI library<ns0:line-break/>## or abort/complain about an MPI mismatch as appropriate.<ns0:line-break/>##<ns0:line-break/>## NOTE: no special handling is needed for intelmpi, as we assume that if<ns0:line-break/>## intelmpi is selected because the intel compiler was loaded, then we<ns0:line-break/>## are to use the intelmpi that shipped with the compiler suite, and so<ns0:line-break/>## there is no needed for additional versioning of the intelmpi beneath<ns0:line-break/>## the intelmpi subdir. <ns0:s ns0:c="1"/>If intelmpi is being used with a non-intel compiler,<ns0:line-break/>## then it is assumed intelmpi was explicitly loaded.<ns0:line-break/>## <ns0:line-break/>## Usage:<ns0:line-break/>## In most cases, can simply symlink .modulerc to this file<ns0:line-break/>##<ns0:line-break/>## In more complicated cases, .modulerc can source this file, and can<ns0:line-break/>## then test the variable _did_default, which will be true if we set<ns0:line-break/>## a default for modules for the next level, or false otherwise (in which<ns0:line-break/>## case your .modulerc can set one)<ns0:line-break/>##<ns0:line-break/><ns0:line-break/># Source some required Tcl procedures here. <ns0:s ns0:c="1"/>Hack for cookbook<ns0:line-break/># making use of environmental variable for location.<ns0:line-break/># In production, this should ideally be in a site config file.<ns0:line-break/># At minimum, hardcode the path<ns0:line-break/>set rootdir $::env(MOD_GIT_ROOTDIR)<ns0:line-break/>set tcllibdir $rootdir/doc/example/compiler-etc-dependencies/tcllib<ns0:line-break/>source $tcllibdir/common_utilities.tcl<ns0:line-break/><ns0:line-break/># _did_default will be true if we actually default something<ns0:line-break/>set _did_default false<ns0:line-break/><ns0:line-break/>set moduledir [file dirname $ModulesCurrentModulefile]<ns0:line-break/>set parentDir [ file tail $moduledir ]<ns0:line-break/><ns0:line-break/># Get the currently loaded compiler, w/out defaulting<ns0:line-break/>set fullMpiTag [ GetLoadedMPI 0 ]<ns0:line-break/><ns0:line-break/>if { $fullMpiTag ne {} } {<ns0:line-break/><ns0:s ns0:c="3"/># We have an MPI module loaded<ns0:line-break/><ns0:s ns0:c="3"/>set tmpMpiTag [ GetPackageFamilyVersion $fullMpiTag ]<ns0:line-break/><ns0:s ns0:c="3"/>set mpiFamily [ lindex $tmpMpiTag 0 ]<ns0:line-break/><ns0:s ns0:c="3"/>set mpiVersion [ lindex $tmpMpiTag 1 ]<ns0:line-break/><ns0:line-break/><ns0:s ns0:c="3"/># Canonicalize intelmpi variants in parentDir and mpiFamily for comparison<ns0:line-break/><ns0:s ns0:c="3"/>set intelList "intelmpi impi intel intelmpi-mt impi-mt intel-mt"<ns0:line-break/><ns0:s ns0:c="3"/>set tmpMpiFamily $mpiFamily<ns0:line-break/><ns0:s ns0:c="3"/>if { [lsearch $intelList $tmpMpiFamily] &gt; -1 } {<ns0:line-break/><ns0:s ns0:c="8"/>set tmpMpiFamily intelmpi<ns0:line-break/><ns0:s ns0:c="3"/>}<ns0:line-break/><ns0:s ns0:c="3"/>set tmpParentDir $parentDir<ns0:line-break/><ns0:s ns0:c="3"/>if { [lsearch $intelList $tmpParentDir] &gt; -1 } {<ns0:line-break/><ns0:s ns0:c="8"/>set tmpParentDir intelmpi<ns0:line-break/><ns0:s ns0:c="3"/>}<ns0:line-break/><ns0:line-break/><ns0:s ns0:c="3"/>if { $tmpParentDir eq $tmpMpiFamily } {<ns0:line-break/><ns0:s ns0:c="6"/># The loaded MPI lib family name matches parentDir<ns0:line-break/><ns0:s ns0:c="6"/># So see if have subdir matching version, and if so, default it<ns0:line-break/><ns0:s ns0:c="6"/>if { $mpiVersion ne {} } {<ns0:line-break/><ns0:s ns0:c="9"/>if [ ChildModuleExists $mpiVersion ] {<ns0:line-break/><ns0:s ns0:c="12"/>module-version $mpiFamily/$mpiVersion default<ns0:line-break/><ns0:s ns0:c="12"/>set _did_default true<ns0:line-break/><ns0:s ns0:c="9"/>}<ns0:line-break/><ns0:s ns0:c="6"/>} <ns0:line-break/><ns0:s ns0:c="3"/>}<ns0:line-break/>}<ns0:line-break/></ns0:p>
          <text:p text:style-name="rststyle-textbody">It checks if any MPI library was explicitly loaded, and if so it checks
if the family of the loaded MPI module matches the name of the parent directory
of this .modulerc file.  If so, it checks for the existence of a subdirectory
matching the version, and if found it defaults to it.  There is no special
handling needed for the <text:span text:style-name="rststyle-inlineliteral">nompi</text:span> case, as since there is no version attached
to the MPI library in the nompi case, this .modulerc is not present there.
Similarly, for the case of Intel MPI when the Intel compiler suite is loaded, we
expect the Intel MPI version to be that from the Intel compiler suite, so
no version or this .modulerc is needed.</text:p>
          <text:p text:style-name="rststyle-textbody">As the MPI modules depend themselves on the compiler, it is assumed that
any package depending on the MPI libraries also depend on the compiler,
and so will have a structure like the one described below for foo</text:p>
          <text:p text:style-name="rststyle-lineblock1">foo</text:p>
          <text:p text:style-name="rststyle-lineblock1">|- .modulerc (symlink to modulerc.select_compiler_family)</text:p>
          <text:p text:style-name="rststyle-lineblock1">|- common (shared parts sourced by stub modulefiles)</text:p>
          <text:p text:style-name="rststyle-lineblock1">|- 1.1</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8.2.0</text:p>
          <text:p text:style-name="rststyle-lineblock1">|  |  |    |- .modulerc (symlink to modulerc.select_mpi_family)</text:p>
          <text:p text:style-name="rststyle-lineblock1">|  |  |    |- nompi (stub modulefile)</text:p>
          <text:p text:style-name="rststyle-lineblock1">|  |  |    |- mvapich</text:p>
          <text:p text:style-name="rststyle-lineblock1">|  |  |    |    |- .modulerc (symlink to modulerc.select_mpi_version)</text:p>
          <text:p text:style-name="rststyle-lineblock1">|  |  |    |    |- 2.1 (stub modulefile)</text:p>
          <text:p text:style-name="rststyle-lineblock1">|  |  |    |- openmpi</text:p>
          <text:p text:style-name="rststyle-lineblock1">|  |  |    |    |- .modulerc (symlink to modulerc.select_mpi_version)</text:p>
          <text:p text:style-name="rststyle-lineblock1">|  |  |    |    |- 3.1 (stub modulefile)</text:p>
          <text:p text:style-name="rststyle-lineblock1">|  |- intel</text:p>
          <text:p text:style-name="rststyle-lineblock1">|  |  |- .modulerc (symlink to modulerc.select_compiler_version)</text:p>
          <text:p text:style-name="rststyle-lineblock1">|  |  |- 2018</text:p>
          <text:p text:style-name="rststyle-lineblock1">|  |  |    |- .modulerc (symlink to modulerc.select_mpi_family)</text:p>
          <text:p text:style-name="rststyle-lineblock1">|  |  |    |- nompi (stub modulefile)</text:p>
          <text:p text:style-name="rststyle-lineblock1">|  |  |    |- intelmpi (stub modulefile)</text:p>
          <text:p text:style-name="rststyle-lineblock1">|  |  |    |- mvapich</text:p>
          <text:p text:style-name="rststyle-lineblock1">|  |  |    |    |- .modulerc (symlink to modulerc.select_mpi_version)</text:p>
          <text:p text:style-name="rststyle-lineblock1">|  |  |    |    |- 2.1 (stub modulefile)</text:p>
          <text:p text:style-name="rststyle-lineblock1">|  |  |    |- openmpi</text:p>
          <text:p text:style-name="rststyle-lineblock1">|  |  |    |    |- .modulerc (symlink to modulerc.select_mpi_version)</text:p>
          <text:p text:style-name="rststyle-lineblock1">|  |  |    |    |- 3.1 (stub modulefile)</text:p>
          <text:p text:style-name="rststyle-lineblock1">|  |- pgi</text:p>
          <text:p text:style-name="rststyle-lineblock1">|  |  |- .modulerc (symlink to modulerc.select_compiler_version)</text:p>
          <text:p text:style-name="rststyle-lineblock1">|  |  |- 2018</text:p>
          <text:p text:style-name="rststyle-lineblock1">|  |  |    |- .modulerc (symlink to modulerc.select_mpi_family)</text:p>
          <text:p text:style-name="rststyle-lineblock1">|  |  |    |- nompi (stub modulefile)</text:p>
          <text:p text:style-name="rststyle-lineblock1">|  |  |    |- mvapich</text:p>
          <text:p text:style-name="rststyle-lineblock1">|  |  |    |    |- .modulerc (symlink to modulerc.select_mpi_version)</text:p>
          <text:p text:style-name="rststyle-lineblock1">|  |  |    |    |- 2.1 (stub modulefile)</text:p>
          <text:p text:style-name="rststyle-lineblock1">|  |  |    |- openmpi</text:p>
          <text:p text:style-name="rststyle-lineblock1">|  |  |    |    |- .modulerc (symlink to modulerc.select_mpi_version)</text:p>
          <text:p text:style-name="rststyle-lineblock1">|  |  |    |    |- 3.1 (stub modulefile)</text:p>
          <text:p text:style-name="rststyle-lineblock1">|- 2.4</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9.1.0</text:p>
          <text:p text:style-name="rststyle-lineblock1">|  |  |    |- .modulerc (symlink to modulerc.select_mpi_family)</text:p>
          <text:p text:style-name="rststyle-lineblock1">|  |  |    |- nompi (stub modulefile)</text:p>
          <text:p text:style-name="rststyle-lineblock1">|  |  |    |- mvapich</text:p>
          <text:p text:style-name="rststyle-lineblock1">|  |  |    |    |- .modulerc (symlink to modulerc.select_mpi_version)</text:p>
          <text:p text:style-name="rststyle-lineblock1">|  |  |    |    |- 2.3.1 (stub modulefile)</text:p>
          <text:p text:style-name="rststyle-lineblock1">|  |  |    |- openmpi</text:p>
          <text:p text:style-name="rststyle-lineblock1">|  |  |    |    |- .modulerc (symlink to modulerc.select_mpi_version)</text:p>
          <text:p text:style-name="rststyle-lineblock1">|  |  |    |    |- 4.0 (stub modulefile)</text:p>
          <text:p text:style-name="rststyle-lineblock1">|  |- intel</text:p>
          <text:p text:style-name="rststyle-lineblock1">|  |  |- .modulerc (symlink to modulerc.select_compiler_version)</text:p>
          <text:p text:style-name="rststyle-lineblock1">|  |  |- 2019</text:p>
          <text:p text:style-name="rststyle-lineblock1">|  |  |    |- .modulerc (symlink to modulerc.select_mpi_family)</text:p>
          <text:p text:style-name="rststyle-lineblock1">|  |  |    |- nompi (stub modulefile)</text:p>
          <text:p text:style-name="rststyle-lineblock1">|  |  |    |- intelmpi (stub modulefile)</text:p>
          <text:p text:style-name="rststyle-lineblock1">|  |  |    |- mvapich</text:p>
          <text:p text:style-name="rststyle-lineblock1">|  |  |    |    |- .modulerc (symlink to modulerc.select_mpi_version)</text:p>
          <text:p text:style-name="rststyle-lineblock1">|  |  |    |    |- 2.3.1 (stub modulefile)</text:p>
          <text:p text:style-name="rststyle-lineblock1">|  |  |    |- openmpi</text:p>
          <text:p text:style-name="rststyle-lineblock1">|  |  |    |    |- .modulerc (symlink to modulerc.select_mpi_version)</text:p>
          <text:p text:style-name="rststyle-lineblock1">|  |  |    |    |- 4.0 (stub modulefile)</text:p>
          <text:p text:style-name="rststyle-lineblock1">|  |- pgi</text:p>
          <text:p text:style-name="rststyle-lineblock1">|  |  |- .modulerc (symlink to modulerc.select_compiler_version)</text:p>
          <text:p text:style-name="rststyle-lineblock1">|  |  |- 19.4</text:p>
          <text:p text:style-name="rststyle-lineblock1">|  |  |    |- .modulerc (symlink to modulerc.select_mpi_family)</text:p>
          <text:p text:style-name="rststyle-lineblock1">|  |  |    |- nompi (stub modulefile)</text:p>
          <text:p text:style-name="rststyle-lineblock1">|  |  |    |- openmpi</text:p>
          <text:p text:style-name="rststyle-lineblock1">|  |  |    |    |- .modulerc (symlink to modulerc.select_mpi_version)</text:p>
          <text:p text:style-name="rststyle-lineblock1">|  |  |    |    |- 3.1 (stub modulefile)</text:p>
          <text:p text:style-name="rststyle-lineblock1">|- gcc</text:p>
          <text:p text:style-name="rststyle-lineblock1">|  |- .modulerc (symlink to modulerc.select_compiler_version)</text:p>
          <text:p text:style-name="rststyle-lineblock1">|  |- 8.2.0</text:p>
          <text:p text:style-name="rststyle-lineblock1">|  |  |- .modulerc (symlink to modulerc.select_mpi_family)</text:p>
          <text:p text:style-name="rststyle-lineblock1">|  |  |- mvapich</text:p>
          <text:p text:style-name="rststyle-lineblock1">|  |  |    |- .modulerc (symlink to modulerc.select_mpi_version)</text:p>
          <text:p text:style-name="rststyle-lineblock1">|  |  |    |- 2.1</text:p>
          <text:p text:style-name="rststyle-lineblock1">|  |  |    |    |- 1.1 (stub modulefile)</text:p>
          <text:p text:style-name="rststyle-lineblock1">|  |  |- nompi</text:p>
          <text:p text:style-name="rststyle-lineblock1">|  |  |    |- 1.1 (stub modulefile)</text:p>
          <text:p text:style-name="rststyle-lineblock1">|  |  |- openmpi</text:p>
          <text:p text:style-name="rststyle-lineblock1">|  |  |    |- .modulerc (symlink to modulerc.select_mpi_version)</text:p>
          <text:p text:style-name="rststyle-lineblock1">|  |  |    |- 3.1</text:p>
          <text:p text:style-name="rststyle-lineblock1">|  |  |    |    |- 1.1 (stub modulefile)</text:p>
          <text:p text:style-name="rststyle-lineblock1">|  |- 9.1.0</text:p>
          <text:p text:style-name="rststyle-lineblock1">|  |  |- .modulerc (symlink to modulerc.select_mpi_family)</text:p>
          <text:p text:style-name="rststyle-lineblock1">|  |  |- mvapich</text:p>
          <text:p text:style-name="rststyle-lineblock1">|  |  |    |- .modulerc (symlink to modulerc.select_mpi_version)</text:p>
          <text:p text:style-name="rststyle-lineblock1">|  |  |    |- 2.3.1</text:p>
          <text:p text:style-name="rststyle-lineblock1">|  |  |    |    |- 2.4 (stub modulefile)</text:p>
          <text:p text:style-name="rststyle-lineblock1">|  |  |- nompi</text:p>
          <text:p text:style-name="rststyle-lineblock1">|  |  |    |- 2.4 (stub modulefile)</text:p>
          <text:p text:style-name="rststyle-lineblock1">|  |  |- openmpi</text:p>
          <text:p text:style-name="rststyle-lineblock1">|  |  |    |- .modulerc (symlink to modulerc.select_mpi_version)</text:p>
          <text:p text:style-name="rststyle-lineblock1">|  |  |    |- 4.0</text:p>
          <text:p text:style-name="rststyle-lineblock1">|  |  |    |    |- 2.4 (stub modulefile)</text:p>
          <text:p text:style-name="rststyle-lineblock1">|- intel</text:p>
          <text:p text:style-name="rststyle-lineblock1">|  |- .modulerc (symlink to modulerc.select_compiler_version)</text:p>
          <text:p text:style-name="rststyle-lineblock1">|  |- 2018</text:p>
          <text:p text:style-name="rststyle-lineblock1">|  |  |- .modulerc (symlink to modulerc.select_mpi_family)</text:p>
          <text:p text:style-name="rststyle-lineblock1">|  |  |- nompi</text:p>
          <text:p text:style-name="rststyle-lineblock1">|  |  |    |- 1.1 (stub modulefile)</text:p>
          <text:p text:style-name="rststyle-lineblock1">|  |  |- intelmpi</text:p>
          <text:p text:style-name="rststyle-lineblock1">|  |  |    |- 1.1 (stub modulefile)</text:p>
          <text:p text:style-name="rststyle-lineblock1">|  |  |- mvapich</text:p>
          <text:p text:style-name="rststyle-lineblock1">|  |  |    |- .modulerc (symlink to modulerc.select_mpi_version)</text:p>
          <text:p text:style-name="rststyle-lineblock1">|  |  |    |- 2.1</text:p>
          <text:p text:style-name="rststyle-lineblock1">|  |  |    |    |- 1.1 (stub modulefile)</text:p>
          <text:p text:style-name="rststyle-lineblock1">|  |  |- openmpi</text:p>
          <text:p text:style-name="rststyle-lineblock1">|  |  |    |- .modulerc (symlink to modulerc.select_mpi_version)</text:p>
          <text:p text:style-name="rststyle-lineblock1">|  |  |    |- 3.1</text:p>
          <text:p text:style-name="rststyle-lineblock1">|  |  |    |    |- 1.1 (stub modulefile)</text:p>
          <text:p text:style-name="rststyle-lineblock1">|  |- 2019</text:p>
          <text:p text:style-name="rststyle-lineblock1">|     |- .modulerc (symlink to modulerc.select_mpi_family)</text:p>
          <text:p text:style-name="rststyle-lineblock1">|     |- nompi</text:p>
          <text:p text:style-name="rststyle-lineblock1">|     |    |- 2.4 (stub modulefile)</text:p>
          <text:p text:style-name="rststyle-lineblock1">|     |- intelmpi</text:p>
          <text:p text:style-name="rststyle-lineblock1">|     |    |- 2.4 (stub modulefile)</text:p>
          <text:p text:style-name="rststyle-lineblock1">|     |- mvapich</text:p>
          <text:p text:style-name="rststyle-lineblock1">|     |    |- .modulerc (symlink to modulerc.select_mpi_version)</text:p>
          <text:p text:style-name="rststyle-lineblock1">|     |    |- 2.3.1</text:p>
          <text:p text:style-name="rststyle-lineblock1">|     |    |    |- 2.4 (stub modulefile)</text:p>
          <text:p text:style-name="rststyle-lineblock1">|     |- openmpi</text:p>
          <text:p text:style-name="rststyle-lineblock1">|     |    |- .modulerc (symlink to modulerc.select_mpi_version)</text:p>
          <text:p text:style-name="rststyle-lineblock1">|     |    |- 4.0</text:p>
          <text:p text:style-name="rststyle-lineblock1">|     |    |    |- 2.4 (stub modulefile)</text:p>
          <text:p text:style-name="rststyle-lineblock1">|- pgi</text:p>
          <text:p text:style-name="rststyle-lineblock1">|  |- .modulerc (symlink to modulerc.select_compiler_version)</text:p>
          <text:p text:style-name="rststyle-lineblock1">|  |- 18.4</text:p>
          <text:p text:style-name="rststyle-lineblock1">|  |  |- .modulerc (symlink to modulerc.select_mpi_family)</text:p>
          <text:p text:style-name="rststyle-lineblock1">|  |  |- mvapich</text:p>
          <text:p text:style-name="rststyle-lineblock1">|  |  |    |- .modulerc (symlink to modulerc.select_mpi_version)</text:p>
          <text:p text:style-name="rststyle-lineblock1">|  |  |    |- 2.1</text:p>
          <text:p text:style-name="rststyle-lineblock1">|  |  |    |    |- 1.1 (stub modulefile)</text:p>
          <text:p text:style-name="rststyle-lineblock1">|  |  |- nompi</text:p>
          <text:p text:style-name="rststyle-lineblock1">|  |  |    |- 1.1 (stub modulefile)</text:p>
          <text:p text:style-name="rststyle-lineblock1">|  |  |- openmpi</text:p>
          <text:p text:style-name="rststyle-lineblock1">|  |  |    |- .modulerc (symlink to modulerc.select_mpi_version)</text:p>
          <text:p text:style-name="rststyle-lineblock1">|  |  |    |- 3.1</text:p>
          <text:p text:style-name="rststyle-lineblock1">|  |  |    |    |- 1.1 (stub modulefile)</text:p>
          <text:p text:style-name="rststyle-lineblock1">|  |- 19.4</text:p>
          <text:p text:style-name="rststyle-lineblock1">|  |  |- .modulerc (symlink to modulerc.select_mpi_family)</text:p>
          <text:p text:style-name="rststyle-lineblock1">|  |  |- nompi</text:p>
          <text:p text:style-name="rststyle-lineblock1">|  |  |    |- 2.4 (stub modulefile)</text:p>
          <text:p text:style-name="rststyle-lineblock1">|  |  |- openmpi</text:p>
          <text:p text:style-name="rststyle-lineblock1">|  |  |    |- .modulerc (symlink to modulerc.select_mpi_version)</text:p>
          <text:p text:style-name="rststyle-lineblock1">|  |  |    |- 3.1</text:p>
          <text:p text:style-name="rststyle-lineblock1">|  |  |    |    |- 2.4 (stub modulefile)</text:p>
          <text:p text:style-name="rststyle-textbody">Although the directory tree above is somewhat lengthy, it is similar
to the case for a module depending only on the compiler, but expanded
to handle MPI dependencies as well.  There is a subdirectory under <text:span text:style-name="rststyle-inlineliteral">foo</text:span>
for each version of foo.  Each of these subdirectories have further subdirectories
for the compiler families for which that version of foo was built, and under
the subdirectories for each compiler family are subdirectories for each version
of that compiler family for which foo was built.  Underneath these
are stub modulefiles for nompi (and for intel compilers, intelmpi) builds of
the package, and subdirectories for each MPI family, containing stub modulefiles
for each version of the MPI family the package was built for.</text:p>
          <text:p text:style-name="rststyle-textbody">Additionally, there are subdirectories directly under <text:span text:style-name="rststyle-inlineliteral">foo</text:span> for each compiler
family the package was built for, with each having subdirectories for the
version of the compiler.  Beneath each of those are one or two more layers
of subdirectories for the MPI family and version (the version layer is omitted
in the nompi or intelmpi cases), underneath which are symlinks to the corresponding
stub modulefile from the <text:span text:style-name="rststyle-inlineliteral">foo/FOOVERSION</text:span> path.</text:p>
          <text:p text:style-name="rststyle-textbody">By placing the appropriate .modulerc files (actually, symlinks to the correct
modulerc file), when the user enters a partial modulename the modulecmd will
descend this directory tree based on the previously loaded compiler and MPI
library to get to correct build of the package, if it exists.  If no MPI library
was previously loaded, it will search for an intelmpi build if an intel compiler
was loaded, or a nompi build if no intelmpi build found or a non-intel compiler
was used.  If only MPI builds were made, it will default (using standard
module defaulting rules) to one of the MPI builds, and the appropriate MPI
library will be loaded when the foo module gets loaded (via the <text:span text:style-name="rststyle-inlineliteral">LoadedMPIMatches</text:span>
TCL procedure described below).  If a compiler and MPI library were loaded but no
build for that combination exists, again a modulefile will be defaulted to
(using standard module defaulting rules), but an error will be generated by
the one of the <text:span text:style-name="rststyle-inlineliteral">LoadedCompilerMatches</text:span> or <text:span text:style-name="rststyle-inlineliteral">LoadedMPIMatches</text:span> calls in the
foo modulefile (see below).</text:p>
          <text:p text:style-name="rststyle-textbody">The common code of the modulefile is fairly standard, as shown below</text:p>
          <ns0:p ns0:style-name="rststyle-codeblock">#<ns0:line-break/># Common stuff for "foo" modulefiles<ns0:line-break/># Part of "Compiler and other package dependencies" cookbook<ns0:line-break/># Using "modulerc based" strategy<ns0:line-break/>#<ns0:line-break/># This file expects the following Tcl variables to have been<ns0:line-break/># previously set:<ns0:line-break/># <ns0:s ns0:c="6"/>version: version of foo<ns0:line-break/># <ns0:s ns0:c="6"/>compilerTag: compiler was built for<ns0:line-break/># <ns0:s ns0:c="6"/>mpiTag: mpi was built for<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 Also get location of and load common procedures<ns0:line-break/># This is a hack for the cookbook examples, in production<ns0:line-break/># one should either<ns0:line-break/># 1) declare the procedures in a site config file (preferred)<ns0:line-break/># 2) hardcode the path to $tcllibdir and common_utilities.tcl<ns0:line-break/>set tcllibdir $rootdir/doc/example/compiler-etc-dependencies/tcllib<ns0:line-break/>source $tcllibdir/common_utilities.tcl<ns0:line-break/><ns0:line-break/>proc ModulesHelp { } {<ns0:line-break/><ns0:s ns0:c="3"/>global version compilerTag mpiTag<ns0:line-break/><ns0:s ns0:c="3"/>puts stderr "<ns0:line-break/>foo: Test/fake version of foo $version<ns0:line-break/><ns0:line-break/>For testing packages depending on compilers/MPI<ns0:line-break/><ns0:line-break/>Foo: $version<ns0:line-break/>Compiler: $compilerTag<ns0:line-break/>MPI: $mpiTag<ns0:line-break/><ns0:line-break/>"<ns0:line-break/>}<ns0:line-break/><ns0:line-break/>module-whatis "Fake foo $version ($compilerTag, $mpiTag)"<ns0:line-break/><ns0:line-break/># Make sure loaded compiler and MPI match what we want.<ns0:line-break/># And load them if not already loaded<ns0:line-break/>LoadedCompilerMatches $compilerTag 1 1<ns0:line-break/># But don't load intelmpi if compiler is intel<ns0:line-break/>LoadedMpiMatches $mpiTag 1 1 1<ns0:line-break/># For Env Modules 3.x, set requireIt to false<ns0:line-break/>#LoadedCompilerMatches $compilerTag 0 1<ns0:line-break/>#LoadedMpiMatches $mpiTag 0 1 1<ns0:line-break/><ns0:line-break/># Compute the installation prefix<ns0:line-break/>set pkgroot $swroot/foo<ns0:line-break/>set vroot $pkgroot/$version<ns0:line-break/>set prefix $vroot/$compilerTag/$mpiTag<ns0:line-break/><ns0:line-break/># Set environment variables<ns0:line-break/>setenv FOO_DIR $prefix<ns0:line-break/><ns0:line-break/>set bindir $prefix/bin<ns0:line-break/>set libdir $prefix/lib<ns0:line-break/>set incdir $prefix/include<ns0:line-break/><ns0:line-break/>prepend-path PATH <ns0:s ns0:c="11"/>$bindir<ns0:line-break/>prepend-path LIBRARY_PATH <ns0:s ns0:c="3"/>$libdir<ns0:line-break/>prepend-path LD_LIBRARY_PATH $libdir<ns0:line-break/>prepend-path CPATH <ns0:s ns0:c="10"/>$incdir<ns0:line-break/><ns0:line-break/>conflict foo<ns0:line-break/></ns0:p>
          <text:p text:style-name="rststyle-textbody">The main difference from a standard modulefile is the inclusion of the
invocations of <text:span text:style-name="rststyle-inlineliteral">LoadedCompilerMatches</text:span> and <text:span text:style-name="rststyle-inlineliteral">LoadedMpiMatches</text:span>.  This
is needed to ensure that the compiler and MPI for the modulefile being
processed are compatible with any which are loaded.  The <text:span text:style-name="rststyle-inlineliteral">LoadedMpiMatches</text:span>
procedure is defined by:</text:p>
          <ns0:p ns0:style-name="rststyle-codeblock">#--------------------------------------------------------------------<ns0:line-break/># LoadedMpiMatches:<ns0:line-break/>#<ns0:line-break/># Takes the tag of the desired MPI library $wanted (in form of FAMILY/VERSION)<ns0:line-break/># Checks if any MPI is loaded, and will throw error if one is<ns0:line-break/># loaded and it does not match $wanted.<ns0:line-break/># If MPIs match, it will prereq the MPI lib if $requireIt set<ns0:line-break/># If no MPI is loaded, will load if optional boolean parameter<ns0:line-break/># $loadIt is set (default unset), and prereq if $requireIt is set, and<ns0:line-break/># then return.<ns0:line-break/># Option parameters: <ns0:line-break/># requireIt: boolean, default false. If set, will prereq $wanted<ns0:line-break/># loadIt: boolean, default false. If set, load $wanted<ns0:line-break/># <ns0:s ns0:c="6"/>if no MPI is already loaded<ns0:line-break/># noLoadIntel: boolean, passed to RequireMPI. <ns0:s ns0:c="1"/>If set,<ns0:line-break/># <ns0:s ns0:c="6"/>will not attempt to load intelmpi variants if compiler is intel<ns0:line-break/># forceNoMpi: boolean, default false. <ns0:s ns0:c="1"/>If set and $wanted is 'nompi', <ns0:line-break/># <ns0:s ns0:c="6"/>insist that no MPI module is loaded<ns0:line-break/># modTag: string, defaults go [module-info specified]. <ns0:s ns0:c="1"/>Used in error messages<ns0:line-break/><ns0:line-break/>proc LoadedMpiMatches { wanted {requireIt 0} { loadIt 0 } { noLoadIntel 0 }<ns0:line-break/><ns0:s ns0:c="3"/>{ forceNoMpi 0 } {modTag {} } } {<ns0:line-break/><ns0:s ns0:c="3"/># Default modTag<ns0:line-break/><ns0:s ns0:c="3"/>if { $modTag eq {} } { set modTag [ module-info specified ] }<ns0:line-break/><ns0:s ns0:c="3"/># If no MPI given in $wanted, just return<ns0:line-break/><ns0:s ns0:c="3"/>if { $wanted eq {} } { return }<ns0:line-break/><ns0:line-break/><ns0:s ns0:c="3"/># Get loaded MPI, no defaulting to intelmpi <ns0:line-break/><ns0:s ns0:c="3"/>set loaded [ GetLoadedMPI 0 ]<ns0:line-break/><ns0:line-break/><ns0:s ns0:c="3"/># If wanted is nompi, no need to do anything unless forceNoMpi set<ns0:line-break/><ns0:s ns0:c="3"/>if { $wanted eq {nompi} } {<ns0:line-break/><ns0:s ns0:c="6"/>if { $forceNoMpi } {<ns0:line-break/><ns0:s ns0:c="9"/># Complain if any MPI loaded<ns0:line-break/><ns0:s ns0:c="9"/>if { $loaded ne {} } {<ns0:line-break/><ns0:s ns0:c="12"/>PrintLoadError "<ns0:line-break/>MPI Mismatch<ns0:line-break/><ns0:line-break/>You have an MPI library loaded ($loaded), but package $modTag<ns0:line-break/>really insists that no MPI library be loaded.<ns0:line-break/><ns0:line-break/>Please unload the MPI library and try again.<ns0:line-break/>"<ns0:line-break/><ns0:s ns0:c="9"/>}<ns0:line-break/><ns0:s ns0:c="6"/>}<ns0:line-break/><ns0:s ns0:c="6"/>return<ns0:line-break/><ns0:s ns0:c="3"/>}<ns0:line-break/><ns0:line-break/><ns0:s ns0:c="3"/># If no MPI is loaded, then load it if $loadIt (this is valid even<ns0:line-break/><ns0:s ns0:c="3"/># in edge cases of nompi or intelmpi), prereq it if $requireIt,<ns0:line-break/><ns0:s ns0:c="3"/># abd return<ns0:line-break/><ns0:s ns0:c="3"/>if { $loaded eq {} } {<ns0:line-break/><ns0:s ns0:c="6"/>if { $loadIt } { <ns0:line-break/><ns0:s ns0:c="9"/>RequireMPI $wanted $noLoadIntel<ns0:line-break/><ns0:s ns0:c="9"/>if { $requireIt } { prereq $wanted }<ns0:line-break/><ns0:s ns0:c="6"/>}<ns0:line-break/><ns0:s ns0:c="6"/>return<ns0:line-break/><ns0:s ns0:c="3"/>}<ns0:line-break/><ns0:line-break/><ns0:s ns0:c="3"/># Have a loaded MPI, split into family and version<ns0:line-break/><ns0:s ns0:c="3"/>set tmpLoaded [ GetPackageFamilyVersion $loaded ]<ns0:line-break/><ns0:s ns0:c="3"/>set loadedFam [ lindex $tmpLoaded 0 ]<ns0:line-break/><ns0:s ns0:c="3"/>set loadedVer [ lindex $tmpLoaded 1 ]<ns0:line-break/><ns0:line-break/><ns0:s ns0:c="3"/># Split wanted into family and version<ns0:line-break/><ns0:s ns0:c="3"/>set tmpWanted [ split $wanted / ]<ns0:line-break/><ns0:s ns0:c="3"/>set wantedLen [ llength $tmpWanted ]<ns0:line-break/><ns0:s ns0:c="3"/>#Nothing to do if no components to wanted<ns0:line-break/><ns0:s ns0:c="3"/>if { $wantedLen &lt; 1 } { return }<ns0:line-break/><ns0:s ns0:c="3"/>set wantedFam [ lindex $tmpWanted 0 ]<ns0:line-break/><ns0:line-break/><ns0:s ns0:c="3"/># Ensure families match<ns0:line-break/><ns0:s ns0:c="3"/>if { $loadedFam ne $wantedFam } {<ns0:line-break/><ns0:s ns0:c="6"/>PrintLoadError "<ns0:line-break/>MPI Mismatch<ns0:line-break/><ns0:line-break/>Package $modTag does not appear to be built for currently<ns0:line-break/>loaded MPI library $loaded.<ns0:line-break/>"<ns0:line-break/><ns0:s ns0:c="3"/>}<ns0:line-break/><ns0:line-break/><ns0:s ns0:c="3"/># OK, families match<ns0:line-break/><ns0:s ns0:c="3"/># If no version specified in $wanted, we are basically done<ns0:line-break/><ns0:s ns0:c="3"/>if { $wantedLen &lt; 2 } { <ns0:line-break/><ns0:s ns0:c="6"/>if { $requireIt } { prereq $wanted }<ns0:line-break/><ns0:s ns0:c="6"/>return <ns0:line-break/><ns0:s ns0:c="3"/>}<ns0:line-break/><ns0:line-break/><ns0:s ns0:c="3"/># Ensure versions match<ns0:line-break/><ns0:s ns0:c="3"/>set wantedVer [ lindex $tmpWanted 1 ]<ns0:line-break/><ns0:s ns0:c="3"/>if { $loadedVer eq $wantedVer } { <ns0:line-break/><ns0:s ns0:c="6"/>if { $requireIt } { prereq $wanted }<ns0:line-break/><ns0:s ns0:c="6"/>return <ns0:line-break/><ns0:s ns0:c="3"/>}<ns0:line-break/><ns0:s ns0:c="3"/># Versions don't match<ns0:line-break/><ns0:s ns0:c="3"/>PrintLoadError "<ns0:line-break/>MPI Mismatch<ns0:line-break/><ns0:line-break/>Package $modTag does not appear to be built for currently<ns0:line-break/>loaded MPI library $loaded.<ns0:line-break/>"<ns0:line-break/>}<ns0:line-break/></ns0:p>
          <text:p text:style-name="rststyle-textbody">Basically, it determines what if any MPI library was previously module loaded.
If one was loaded, it ensures the family and version match what was expected,
and if not exit with an error.  The use of the <text:span text:style-name="rststyle-inlineliteral">GetPackageFamilyVersion</text:span>
procedure is important, because as discussed previously packages can be
represented by more than one name (e.g. the modulefile for version 4.0 of
openmpi for gcc/9.1.0 could be named <text:span text:style-name="rststyle-inlineliteral">openmpi/4.0/gcc/9.1.0</text:span> or
<text:span text:style-name="rststyle-inlineliteral">openmpi/gcc/9.1.0/4.0</text:span>) and we need to ensure either is recognized.</text:p>
          <text:p text:style-name="rststyle-textbody">Although we only showed cases for compilers and MPI libraries, the techniques
above can be adapted to other cases as well.  For simple cases, where everything
falls under a single package name, one can use <text:span text:style-name="rststyle-inlineliteral">GetTagOfModuleLoaded</text:span> to
determine the version of the package loaded in the .modulerc and in the
modulefile to ensure the version matches.</text:p>
          <text:p text:style-name="rststyle-textbody">For bar, we added variants on CPU vectorization support.  Rather than add
a simd modulefile, we just add variants to the bar modules.  So the bar
modulefile tree would look like:</text:p>
          <text:p text:style-name="rststyle-lineblock1">bar</text:p>
          <text:p text:style-name="rststyle-lineblock1">|- .modulerc (symlink to modulerc.select_compiler_family)</text:p>
          <text:p text:style-name="rststyle-lineblock1">|- common (shared parts sourced by stub modulefiles)</text:p>
          <text:p text:style-name="rststyle-lineblock1">|- 4.7</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8.2.0</text:p>
          <text:p text:style-name="rststyle-lineblock1">|  |  |    |- .modulerc (symlink to modulerc.default_lowest_simd)</text:p>
          <text:p text:style-name="rststyle-lineblock1">|  |  |    |- avx (stub modulefile)</text:p>
          <text:p text:style-name="rststyle-lineblock1">|  |  |    |- sse4.1 (stub modulefile)</text:p>
          <text:p text:style-name="rststyle-lineblock1">|- 5.4</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9.1.0</text:p>
          <text:p text:style-name="rststyle-lineblock1">|  |  |    |- .modulerc (symlink to modulerc.default_lowest_simd)</text:p>
          <text:p text:style-name="rststyle-lineblock1">|  |  |    |- avx (stub modulefile)</text:p>
          <text:p text:style-name="rststyle-lineblock1">|  |  |    |- avx2 (stub modulefile)</text:p>
          <text:p text:style-name="rststyle-lineblock1">|- gcc</text:p>
          <text:p text:style-name="rststyle-lineblock1">|  |- .modulerc (symlink to modulerc.select_compiler_version)</text:p>
          <text:p text:style-name="rststyle-lineblock1">|  |- 8.2.0</text:p>
          <text:p text:style-name="rststyle-lineblock1">|  |  |- .modulerc (symlink to modulerc.default_lowest_simd)</text:p>
          <text:p text:style-name="rststyle-lineblock1">|  |  |- avx</text:p>
          <text:p text:style-name="rststyle-lineblock1">|  |  |    |- 4.7 (stub modulefile)</text:p>
          <text:p text:style-name="rststyle-lineblock1">|  |  |- sse4.1</text:p>
          <text:p text:style-name="rststyle-lineblock1">|  |       |- 4.7 (stub modulefile)</text:p>
          <text:p text:style-name="rststyle-lineblock1">|  |- 9.1.0</text:p>
          <text:p text:style-name="rststyle-lineblock1">|  |  |- .modulerc (symlink to modulerc.default_lowest_simd)</text:p>
          <text:p text:style-name="rststyle-lineblock1">|  |  |- avx</text:p>
          <text:p text:style-name="rststyle-lineblock1">|  |  |    |- 5.4 (stub modulefile)</text:p>
          <text:p text:style-name="rststyle-lineblock1">|  |  |- avx2</text:p>
          <text:p text:style-name="rststyle-lineblock1">|  |  |    |- 5.4 (stub modulefile)</text:p>
          <text:p text:style-name="rststyle-lineblock1">|- avx</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8.2.0</text:p>
          <text:p text:style-name="rststyle-lineblock1">|  |  |    |- 4.7 (stub modulefile)</text:p>
          <text:p text:style-name="rststyle-lineblock1">|  |  |- 9.1.0</text:p>
          <text:p text:style-name="rststyle-lineblock1">|  |  |    |- 5.4 (stub modulefile)</text:p>
          <text:p text:style-name="rststyle-lineblock1">|- avx2</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9.1.0</text:p>
          <text:p text:style-name="rststyle-lineblock1">|  |  |    |- 5.4 (stub modulefile)</text:p>
          <text:p text:style-name="rststyle-lineblock1">|- sse4.1</text:p>
          <text:p text:style-name="rststyle-lineblock1">|  |- .modulerc (symlink to modulerc.select_compiler_family)</text:p>
          <text:p text:style-name="rststyle-lineblock1">|  |- gcc</text:p>
          <text:p text:style-name="rststyle-lineblock1">|  |  |- .modulerc (symlink to modulerc.select_compiler_version)</text:p>
          <text:p text:style-name="rststyle-lineblock1">|  |  |- 8.2.0</text:p>
          <text:p text:style-name="rststyle-lineblock1">|  |  |    |- 4.7 (stub modulefile)</text:p>
          <text:p text:style-name="rststyle-textbody">Here we added yet another alternate set of module names.  So the module
for bar version 5.4 built with gcc version 9.1.0 and avx2 support can be
called:</text:p>
          <text:list text:style-name="rststyle-bulletlist">
            <text:list-item>
              <text:p text:style-name="rststyle-bulletitem">bar/5.4/gcc/9.1.0/avx2</text:p>
            </text:list-item>
            <text:list-item>
              <text:p text:style-name="rststyle-bulletitem">bar/gcc/9.1.0/avx2/5.4</text:p>
            </text:list-item>
            <text:list-item>
              <text:p text:style-name="rststyle-bulletitem">bar/avx2/gcc/9.1.0/5.4</text:p>
            </text:list-item>
          </text:list>
          <text:p text:style-name="rststyle-textbody">Due to this multiplicity of names, if an user does a module load bar, the
.modulerc immediately under bar will cause modulecmd to default along the
path for the loaded (or defaulted) compiler, and then the
<text:span text:style-name="rststyle-inlineliteral">modulerc.default_lowest_simd</text:span> will default to the lowest simd level.
If the user module loads bar/VERSION, it will find the build for that version
of bar with the appropriate compiler (and again, default to the lowest simd
level).  And if the user module loads bar/avx or another simd level, then
it will load the latest version of bar built for the loaded compiler and
simd specified.</text:p>
          <text:p text:style-name="rststyle-textbody">The <text:span text:style-name="rststyle-inlineliteral">modulerc.default_lowest_simd</text:span> script looks like:</text:p>
          <ns0:p ns0:style-name="rststyle-codeblock">#%Module########################################################################<ns0:line-break/>##<ns0:line-break/>## Default to lowest SIMD support available<ns0:line-break/>##<ns0:line-break/>## Defaults to first of sse4.1, avx, or avx2 found<ns0:line-break/>## <ns0:line-break/>## Usage:<ns0:line-break/>## In most cases, can simply symlink .modulerc to this file<ns0:line-break/>##<ns0:line-break/>## In more complicated cases, .modulerc can source this file, and can<ns0:line-break/>## then test the variable _did_default, which will be true if we set<ns0:line-break/>## a default for modules for the next level, or false otherwise (in which<ns0:line-break/>## case your .modulerc can set one)<ns0:line-break/>##<ns0:line-break/><ns0:line-break/># Source some required Tcl procedures here. <ns0:s ns0:c="1"/>Hack for cookbook<ns0:line-break/># making use of environmental variable for location.<ns0:line-break/># In production, this should ideally be in a site config file.<ns0:line-break/># At minimum, hardcode the path<ns0:line-break/>set rootdir $::env(MOD_GIT_ROOTDIR)<ns0:line-break/>set tcllibdir $rootdir/doc/example/compiler-etc-dependencies/tcllib<ns0:line-break/>source $tcllibdir/common_utilities.tcl<ns0:line-break/><ns0:line-break/>set moduledir [file dirname $ModulesCurrentModulefile]<ns0:line-break/>set baseComponent [ file tail $moduledir ]<ns0:line-break/><ns0:line-break/># _did_default will be true if we actually default something<ns0:line-break/># Useful in case a .modulerc sources us, and wants to set a default if we<ns0:line-break/># did not<ns0:line-break/>set _did_default false<ns0:line-break/><ns0:line-break/>set simdList {sse4.1 avx avx2}<ns0:line-break/>set firstChild [ FirstChildModuleInList $simdList ]<ns0:line-break/>if { $firstChild ne {} } {<ns0:line-break/><ns0:s ns0:c="3"/>module-version $baseComponent/$firstChild default<ns0:line-break/><ns0:s ns0:c="3"/>set _did_default true<ns0:line-break/>} <ns0:line-break/></ns0:p>
          <text:p text:style-name="rststyle-textbody">It will default to the lowest SIMD level, but could easily be adapted to
do something else.</text:p>
        </text:section>
        <text:section text:name="Section16" text:style-name="Sect2">
          <text:h text:outline-level="2" text:style-name="rststyle-heading2">Examples</text:h>
          <text:p text:style-name="rststyle-textbody">We now look at the example modulefiles for the modulerc based strategy.
As noted previously, the best choice of whether to set the <text:span text:style-name="rststyle-inlineliteral">requireIt</text:span> flag
to <text:span text:style-name="rststyle-inlineliteral">LoadedCompilerMatches</text:span> and <text:span text:style-name="rststyle-inlineliteral">LoadedMPIMatches</text:span> (instructing them to
to a <text:span text:style-name="rststyle-inlineliteral">prereq</text:span> on the requesting compiler/MPI module) depends on whether
one is using a 3.x or 4.x version of Environmental Modules.  Due to this,
we provide two modulefile trees, one for 3.x and one for 4.x; they are
basicaly identical except for that matter.  This leads to slightly
different instructions on how to use the examples, depending on which
version of Environmental Modules is being used, namely:</text:p>
          <text:list text:style-name="rststyle-enumlist-arabic">
            <text:list-item>
              <text:p text:style-name="rststyle-enumitem">Set (and export) MOD_GIT_ROOTDIR to where you git-cloned the modules source</text:p>
            </text:list-item>
            <text:list-item>
              <text:p text:style-name="rststyle-enumitem">Do a <text:span text:style-name="rststyle-inlineliteral">module purge</text:span></text:p>
            </text:list-item>
            <text:list-item>
              <text:p text:style-name="rststyle-enumitem">If using Environmental Modules 3.x, set your MODULEPATH to <text:span text:style-name="rststyle-inlineliteral">$MOD_GIT_ROOTDIR/doc/example/compiler-etc-dependencies/modulerc3</text:span></text:p>
            </text:list-item>
            <text:list-item>
              <text:p text:style-name="rststyle-enumitem">If using Environmental Modules 4.x, set your MODULEPATH to <text:span text:style-name="rststyle-inlineliteral">$MOD_GIT_ROOTDIR/doc/example/compiler-etc-dependencies/modulerc4</text:span></text:p>
            </text:list-item>
          </text:list>
          <text:p text:style-name="rststyle-textbody">As with the previous cases, we start with a <text:span text:style-name="rststyle-inlineliteral">module avail</text:span> command, and here
we see the first big difference:</text:p>
          <ns0:p ns0:style-name="rststyle-codeblock">mod4.3.1 (modulerc)&gt; module avail<ns0:line-break/>- $MOD_GIT_ROOTDIR/doc/example/compiler-etc-dependencies/modulerc4 -<ns0:line-break/>bar/4.7/gcc/(default) <ns0:s ns0:c="16"/>foo/intel/2019/intelmpi/2.4 <ns0:s ns0:c="6"/><ns0:line-break/>bar/4.7/gcc/8.2.0/(default) <ns0:s ns0:c="10"/>foo/intel/2019/mvapich/2.3.1/2.4 <ns0:s ns0:c="1"/><ns0:line-break/>bar/4.7/gcc/8.2.0/avx <ns0:s ns0:c="16"/>foo/intel/2019/nompi/2.4 <ns0:s ns0:c="9"/><ns0:line-break/>bar/4.7/gcc/8.2.0/sse4.1(default) <ns0:s ns0:c="4"/>foo/intel/2019/openmpi/4.0/2.4 <ns0:s ns0:c="3"/><ns0:line-break/>bar/5.4/gcc/(default) <ns0:s ns0:c="16"/>foo/pgi/18.4/mvapich/2.1/1.1 <ns0:s ns0:c="5"/><ns0:line-break/>bar/5.4/gcc/9.1.0/avx <ns0:s ns0:c="16"/>foo/pgi/18.4/nompi/(default) <ns0:s ns0:c="5"/><ns0:line-break/>bar/5.4/gcc/9.1.0/avx2 <ns0:s ns0:c="15"/>foo/pgi/18.4/nompi/1.1 <ns0:s ns0:c="11"/><ns0:line-break/>bar/avx/gcc/(default) <ns0:s ns0:c="16"/>foo/pgi/18.4/openmpi/3.1/1.1 <ns0:s ns0:c="5"/><ns0:line-break/>bar/avx/gcc/8.2.0/(default) <ns0:s ns0:c="10"/>foo/pgi/19.4/nompi/(default) <ns0:s ns0:c="5"/><ns0:line-break/>bar/avx/gcc/8.2.0/4.7 <ns0:s ns0:c="16"/>foo/pgi/19.4/nompi/2.4 <ns0:s ns0:c="11"/><ns0:line-break/>bar/avx/gcc/9.1.0/5.4 <ns0:s ns0:c="16"/>foo/pgi/19.4/openmpi/3.1/2.4 <ns0:s ns0:c="5"/><ns0:line-break/>bar/avx2/gcc/(default) <ns0:s ns0:c="15"/>gcc/8.2.0 <ns0:s ns0:c="24"/><ns0:line-break/>bar/avx2/gcc/9.1.0/5.4 <ns0:s ns0:c="15"/>gcc/9.1.0 <ns0:s ns0:c="24"/><ns0:line-break/>bar/gcc/(default) <ns0:s ns0:c="20"/>intel/2018 <ns0:s ns0:c="23"/><ns0:line-break/>bar/gcc/8.2.0/(default) <ns0:s ns0:c="14"/>intel/2019 <ns0:s ns0:c="23"/><ns0:line-break/>bar/gcc/8.2.0/avx/4.7 <ns0:s ns0:c="16"/>mvapich/2.1/gcc/(default) <ns0:s ns0:c="8"/><ns0:line-break/>bar/gcc/8.2.0/sse4.1/(default) <ns0:s ns0:c="7"/>mvapich/2.1/gcc/8.2.0(default) <ns0:s ns0:c="3"/><ns0:line-break/>bar/gcc/8.2.0/sse4.1/4.7 <ns0:s ns0:c="13"/>mvapich/2.1/gcc/9.1.0 <ns0:s ns0:c="12"/><ns0:line-break/>bar/gcc/9.1.0/avx/(default) <ns0:s ns0:c="10"/>mvapich/2.1/intel/2018 <ns0:s ns0:c="11"/><ns0:line-break/>bar/gcc/9.1.0/avx/5.4 <ns0:s ns0:c="16"/>mvapich/2.1/intel/2019 <ns0:s ns0:c="11"/><ns0:line-break/>bar/gcc/9.1.0/avx2/5.4 <ns0:s ns0:c="15"/>mvapich/2.1/pgi/18.4 <ns0:s ns0:c="13"/><ns0:line-break/>bar/sse4.1/gcc/(default) <ns0:s ns0:c="13"/>mvapich/2.1/pgi/19.4 <ns0:s ns0:c="13"/><ns0:line-break/>bar/sse4.1/gcc/8.2.0/(default) <ns0:s ns0:c="7"/>mvapich/2.3.1/gcc/(default) <ns0:s ns0:c="6"/><ns0:line-break/>bar/sse4.1/gcc/8.2.0/4.7 <ns0:s ns0:c="13"/>mvapich/2.3.1/gcc/9.1.0 <ns0:s ns0:c="10"/><ns0:line-break/>foo/1.1/gcc/(default) <ns0:s ns0:c="16"/>mvapich/2.3.1/intel/2019 <ns0:s ns0:c="9"/><ns0:line-break/>foo/1.1/gcc/8.2.0/(default) <ns0:s ns0:c="10"/>mvapich/2.3.1/pgi/19.4 <ns0:s ns0:c="11"/><ns0:line-break/>foo/1.1/gcc/8.2.0/mvapich/2.1 <ns0:s ns0:c="8"/>mvapich/gcc/(default) <ns0:s ns0:c="12"/><ns0:line-break/>foo/1.1/gcc/8.2.0/nompi(default) <ns0:s ns0:c="5"/>mvapich/gcc/8.2.0/(default) <ns0:s ns0:c="6"/><ns0:line-break/>foo/1.1/gcc/8.2.0/openmpi/3.1 <ns0:s ns0:c="8"/>mvapich/gcc/8.2.0/2.1 <ns0:s ns0:c="12"/><ns0:line-break/>foo/1.1/intel/2018/intelmpi(default) <ns0:s ns0:c="1"/>mvapich/gcc/9.1.0/2.1 <ns0:s ns0:c="12"/><ns0:line-break/>foo/1.1/intel/2018/mvapich/2.1 <ns0:s ns0:c="7"/>mvapich/gcc/9.1.0/2.3.1 <ns0:s ns0:c="10"/><ns0:line-break/>foo/1.1/intel/2018/nompi <ns0:s ns0:c="13"/>mvapich/intel/2018/2.1 <ns0:s ns0:c="11"/><ns0:line-break/>foo/1.1/intel/2018/openmpi/3.1 <ns0:s ns0:c="7"/>mvapich/intel/2019/2.1 <ns0:s ns0:c="11"/><ns0:line-break/>foo/1.1/pgi/18.4/mvapich/2.1 <ns0:s ns0:c="9"/>mvapich/intel/2019/2.3.1 <ns0:s ns0:c="9"/><ns0:line-break/>foo/1.1/pgi/18.4/nompi(default) <ns0:s ns0:c="6"/>mvapich/pgi/18.4/2.1 <ns0:s ns0:c="13"/><ns0:line-break/>foo/1.1/pgi/18.4/openmpi/3.1 <ns0:s ns0:c="9"/>mvapich/pgi/19.4/2.1 <ns0:s ns0:c="13"/><ns0:line-break/>foo/2.4/gcc/(default) <ns0:s ns0:c="16"/>mvapich/pgi/19.4/2.3.1 <ns0:s ns0:c="11"/><ns0:line-break/>foo/2.4/gcc/9.1.0/mvapich/2.3.1 <ns0:s ns0:c="6"/>openmpi/3.1/gcc/(default) <ns0:s ns0:c="8"/><ns0:line-break/>foo/2.4/gcc/9.1.0/nompi(default) <ns0:s ns0:c="5"/>openmpi/3.1/gcc/8.2.0(default) <ns0:s ns0:c="3"/><ns0:line-break/>foo/2.4/gcc/9.1.0/openmpi/4.0 <ns0:s ns0:c="8"/>openmpi/3.1/gcc/9.1.0 <ns0:s ns0:c="12"/><ns0:line-break/>foo/2.4/intel/2019/intelmpi(default) <ns0:s ns0:c="1"/>openmpi/3.1/intel/2018 <ns0:s ns0:c="11"/><ns0:line-break/>foo/2.4/intel/2019/mvapich/2.3.1 <ns0:s ns0:c="5"/>openmpi/3.1/intel/2019 <ns0:s ns0:c="11"/><ns0:line-break/>foo/2.4/intel/2019/nompi <ns0:s ns0:c="13"/>openmpi/3.1/pgi/18.4 <ns0:s ns0:c="13"/><ns0:line-break/>foo/2.4/intel/2019/openmpi/4.0 <ns0:s ns0:c="7"/>openmpi/3.1/pgi/19.4 <ns0:s ns0:c="13"/><ns0:line-break/>foo/2.4/pgi/19.4/nompi(default) <ns0:s ns0:c="6"/>openmpi/4.0/gcc/(default) <ns0:s ns0:c="8"/><ns0:line-break/>foo/2.4/pgi/19.4/openmpi/3.1 <ns0:s ns0:c="9"/>openmpi/4.0/gcc/9.1.0 <ns0:s ns0:c="12"/><ns0:line-break/>foo/gcc/(default) <ns0:s ns0:c="20"/>openmpi/4.0/intel/2019 <ns0:s ns0:c="11"/><ns0:line-break/>foo/gcc/8.2.0/(default) <ns0:s ns0:c="14"/>openmpi/4.0/pgi/19.4 <ns0:s ns0:c="13"/><ns0:line-break/>foo/gcc/8.2.0/mvapich/2.1/1.1 <ns0:s ns0:c="8"/>openmpi/gcc/(default) <ns0:s ns0:c="12"/><ns0:line-break/>foo/gcc/8.2.0/nompi/(default) <ns0:s ns0:c="8"/>openmpi/gcc/8.2.0/(default) <ns0:s ns0:c="6"/><ns0:line-break/>foo/gcc/8.2.0/nompi/1.1 <ns0:s ns0:c="14"/>openmpi/gcc/8.2.0/3.1 <ns0:s ns0:c="12"/><ns0:line-break/>foo/gcc/8.2.0/openmpi/3.1/1.1 <ns0:s ns0:c="8"/>openmpi/gcc/9.1.0/3.1 <ns0:s ns0:c="12"/><ns0:line-break/>foo/gcc/9.1.0/mvapich/2.3.1/2.4 <ns0:s ns0:c="6"/>openmpi/gcc/9.1.0/4.0 <ns0:s ns0:c="12"/><ns0:line-break/>foo/gcc/9.1.0/nompi/(default) <ns0:s ns0:c="8"/>openmpi/intel/2018/3.1 <ns0:s ns0:c="11"/><ns0:line-break/>foo/gcc/9.1.0/nompi/2.4 <ns0:s ns0:c="14"/>openmpi/intel/2019/3.1 <ns0:s ns0:c="11"/><ns0:line-break/>foo/gcc/9.1.0/openmpi/4.0/2.4 <ns0:s ns0:c="8"/>openmpi/intel/2019/4.0 <ns0:s ns0:c="11"/><ns0:line-break/>foo/intel/2018/intelmpi/(default) <ns0:s ns0:c="4"/>openmpi/pgi/18.4/3.1 <ns0:s ns0:c="13"/><ns0:line-break/>foo/intel/2018/intelmpi/1.1 <ns0:s ns0:c="10"/>openmpi/pgi/19.4/3.1 <ns0:s ns0:c="13"/><ns0:line-break/>foo/intel/2018/mvapich/2.1/1.1 <ns0:s ns0:c="7"/>openmpi/pgi/19.4/4.0 <ns0:s ns0:c="13"/><ns0:line-break/>foo/intel/2018/nompi/1.1 <ns0:s ns0:c="13"/>pgi/18.4 <ns0:s ns0:c="25"/><ns0:line-break/>foo/intel/2018/openmpi/3.1/1.1 <ns0:s ns0:c="7"/>pgi/19.4 <ns0:s ns0:c="25"/><ns0:line-break/>foo/intel/2019/intelmpi/(default) <ns0:s ns0:c="4"/><ns0:line-break/>mod4.3.1 (modulerc)&gt; module avail mvapich<ns0:line-break/>- $MOD_GIT_ROOTDIR/doc/example/compiler-etc-dependencies/modulerc4 -<ns0:line-break/>mvapich/2.1/gcc/(default) <ns0:s ns0:c="6"/>mvapich/gcc/(default) <ns0:s ns0:c="7"/><ns0:line-break/>mvapich/2.1/gcc/8.2.0(default) <ns0:s ns0:c="1"/>mvapich/gcc/8.2.0/(default) <ns0:s ns0:c="1"/><ns0:line-break/>mvapich/2.1/gcc/9.1.0 <ns0:s ns0:c="10"/>mvapich/gcc/8.2.0/2.1 <ns0:s ns0:c="7"/><ns0:line-break/>mvapich/2.1/intel/2018 <ns0:s ns0:c="9"/>mvapich/gcc/9.1.0/2.1 <ns0:s ns0:c="7"/><ns0:line-break/>mvapich/2.1/intel/2019 <ns0:s ns0:c="9"/>mvapich/gcc/9.1.0/2.3.1 <ns0:s ns0:c="5"/><ns0:line-break/>mvapich/2.1/pgi/18.4 <ns0:s ns0:c="11"/>mvapich/intel/2018/2.1 <ns0:s ns0:c="6"/><ns0:line-break/>mvapich/2.1/pgi/19.4 <ns0:s ns0:c="11"/>mvapich/intel/2019/2.1 <ns0:s ns0:c="6"/><ns0:line-break/>mvapich/2.3.1/gcc/(default) <ns0:s ns0:c="4"/>mvapich/intel/2019/2.3.1 <ns0:s ns0:c="4"/><ns0:line-break/>mvapich/2.3.1/gcc/9.1.0 <ns0:s ns0:c="8"/>mvapich/pgi/18.4/2.1 <ns0:s ns0:c="8"/><ns0:line-break/>mvapich/2.3.1/intel/2019 <ns0:s ns0:c="7"/>mvapich/pgi/19.4/2.1 <ns0:s ns0:c="8"/><ns0:line-break/>mvapich/2.3.1/pgi/19.4 <ns0:s ns0:c="9"/>mvapich/pgi/19.4/2.3.1 <ns0:s ns0:c="6"/></ns0:p>
          <text:p text:style-name="rststyle-textbody">Unlike the previous cases wherein only package names and versions were shown
(because a single modulefile handled all the builds for that package and
version), here we see a listing for every build of a package and version.
Indeed, we not only see one such listing, but multiple listings per
build in many cases (e.g. <text:span text:style-name="rststyle-inlineliteral">openmpi/3.1/intel/2018</text:span> and
<text:span text:style-name="rststyle-inlineliteral">openmpi/intel/2018/3.1</text:span>).</text:p>
          <text:p text:style-name="rststyle-textbody">While admittedly the output of a  <text:span text:style-name="rststyle-inlineliteral">module avail</text:span> command without
specifying any package is rather overwhelming, when a package is specified
the output tends to be more reasonable, informing one of which builds
of the package are available.  This strategy deliberately opts for the
presentation of more rather than less information.</text:p>
          <text:p text:style-name="rststyle-textbody">The standard functionality of selecting the correct build of a package
based on the loaded compiler, e.g.</text:p>
          <ns0:p ns0:style-name="rststyle-codeblock">mod4.3.1 (modulerc)&gt; module purge<ns0:line-break/>mod4.3.1 (modulerc)&gt; module load pgi/19.4<ns0:line-break/>mod4.3.1 (modulerc)&gt; module load openmpi/4.0<ns0:line-break/>mod4.3.1 (modulerc)&gt; module list<ns0:line-break/>Currently Loaded Modulefiles:<ns0:line-break/><ns0:s ns0:c="1"/>1) pgi/19.4 <ns0:s ns0:c="2"/>2) openmpi/4.0/pgi/19.4(default) <ns0:s ns0:c="1"/><ns0:line-break/>mod4.3.1 (modulerc)&gt; mpirun<ns0:line-break/>This is fake mpirun (openmpi/4.0, pgi/19.4)<ns0:line-break/>mod4.3.1 (modulerc)&gt; module unload openmpi<ns0:line-break/>mod4.3.1 (modulerc)&gt; module switch --auto pgi intel/2019<ns0:line-break/>mod4.3.1 (modulerc)&gt; module load openmpi/4.0<ns0:line-break/>mod4.3.1 (modulerc)&gt; module list<ns0:line-break/>Currently Loaded Modulefiles:<ns0:line-break/><ns0:s ns0:c="1"/>1) intel/2019 <ns0:s ns0:c="2"/>2) openmpi/4.0/intel/2019(default) <ns0:s ns0:c="1"/><ns0:line-break/>mod4.3.1 (modulerc)&gt; mpirun<ns0:line-break/>This is fake mpirun (openmpi/4.0, intel/2019)<ns0:line-break/>mod4.3.1 (modulerc)&gt; module unload openmpi<ns0:line-break/>mod4.3.1 (modulerc)&gt; module switch --auto intel gcc/9.1.0<ns0:line-break/>mod4.3.1 (modulerc)&gt; module load openmpi/4.0<ns0:line-break/>mod4.3.1 (modulerc)&gt; mpirun<ns0:line-break/>This is fake mpirun (openmpi/4.0, gcc/9.1.0)<ns0:line-break/>mod4.3.1 (modulerc)&gt; module unload openmpi<ns0:line-break/>mod4.3.1 (modulerc)&gt; module switch --auto gcc gcc/8.2.0<ns0:line-break/>mod4.3.1 (modulerc)&gt; module load openmpi/4.0<ns0:line-break/><ns0:line-break/><ns0:line-break/>**** ERROR *****:<ns0:line-break/><ns0:line-break/>Compiler Mismatch<ns0:line-break/><ns0:line-break/>Package openmpi/4.0 does not appear to be built for currently<ns0:line-break/>loaded compiler gcc/8.2.0.<ns0:line-break/><ns0:line-break/><ns0:line-break/><ns0:line-break/><ns0:line-break/><ns0:line-break/>Loading openmpi/4.0/gcc/9.1.0<ns0:line-break/><ns0:s ns0:c="2"/>ERROR: Module evaluation aborted<ns0:line-break/>mod4.3.1 (modulerc)&gt; module list<ns0:line-break/>Currently Loaded Modulefiles:<ns0:line-break/><ns0:s ns0:c="1"/>1) gcc/8.2.0 <ns0:s ns0:c="1"/></ns0:p>
          <text:p text:style-name="rststyle-textbody">works as expected (and fails with the expected error when one attempts to
load a module not compatible with the loaded compiler).
The only significant difference between the previously
examined strategies is that the module list command provides information
about what variant of each package is loaded.</text:p>
          <text:p text:style-name="rststyle-textbody">The <text:span text:style-name="rststyle-inlineliteral">module switch</text:span> command, however, does not work as well as one would
like.  While it indeeds switches the specified module, it does not
successfully reload the modules which depend on the replaced module, even
with the automatic module handling feature enabled.  As currently implemented,
the automatic module handling feature attempts to reload dependent modules
using the fully qualified module name, and as in this strategy the fully
qualified modulename includes the information about the module that was switched
out (e.g. pgi/19.4 in the example below), it will be incompatible with the
replacement module (e.g. intel/2019 in example below).  It
is hoped a future version of modulecmd will allow for reloading based on the
name specified when the module was loaded.  But as things currently stand,
the automatic module handling will throw an error attempting to reload the
depend module, resulting in the the dependent modules being unloaded.</text:p>
          <text:p text:style-name="rststyle-textbody">Without
automatic module handling (i.e. for older Environmental Modules or without
the --auto flag), the dependent modules remain loaded and there is inconsistency
in the loaded modules.  But at least module list clearly shows such.</text:p>
          <ns0:p ns0:style-name="rststyle-codeblock">mod4.3.1 (modulerc)&gt; module purge<ns0:line-break/>mod4.3.1 (modulerc)&gt; module load pgi/19.4<ns0:line-break/>mod4.3.1 (modulerc)&gt; module load openmpi<ns0:line-break/>mod4.3.1 (modulerc)&gt; module list<ns0:line-break/>Currently Loaded Modulefiles:<ns0:line-break/><ns0:s ns0:c="1"/>1) pgi/19.4 <ns0:s ns0:c="2"/>2) openmpi/pgi/19.4/4.0 <ns0:s ns0:c="1"/><ns0:line-break/>mod4.3.1 (modulerc)&gt; mpirun<ns0:line-break/>This is fake mpirun (openmpi/4.0, pgi/19.4)<ns0:line-break/>mod4.3.1 (modulerc)&gt; module switch --auto pgi intel/2019<ns0:line-break/><ns0:line-break/><ns0:line-break/>**** ERROR *****:<ns0:line-break/><ns0:line-break/>Compiler Mismatch<ns0:line-break/><ns0:line-break/>Package openmpi/pgi/19.4/4.0 does not appear to be built for currently<ns0:line-break/>loaded compiler intel/2019.<ns0:line-break/><ns0:line-break/><ns0:line-break/><ns0:line-break/><ns0:line-break/><ns0:line-break/>Loading openmpi/pgi/19.4/4.0<ns0:line-break/><ns0:s ns0:c="2"/>ERROR: Module evaluation aborted<ns0:line-break/><ns0:line-break/>Switching from pgi/19.4 to intel/2019<ns0:line-break/><ns0:s ns0:c="2"/>WARNING: Reload of dependent openmpi/pgi/19.4/4.0 failed<ns0:line-break/><ns0:s ns0:c="2"/>Unloading dependent: openmpi/pgi/19.4/4.0<ns0:line-break/>mod4.3.1 (modulerc)&gt; module list<ns0:line-break/>Currently Loaded Modulefiles:<ns0:line-break/><ns0:s ns0:c="1"/>1) intel/2019 <ns0:s ns0:c="1"/><ns0:line-break/>mod4.3.1 (modulerc)&gt; mpirun<ns0:line-break/>$MOD_GIT_ROOTDIR/doc/example/compiler-etc-dependencies/example-sessions/common_code.sh: line 35: mpirun: command not found</ns0:p>
          <text:p text:style-name="rststyle-textbody">The defaulting of modules is more successful, however, as seen below:</text:p>
          <ns0:p ns0:style-name="rststyle-codeblock">mod4.3.1 (modulerc)&gt; module purge<ns0:line-break/>mod4.3.1 (modulerc)&gt; module load openmpi/3.1<ns0:line-break/>Loading openmpi/3.1/gcc/8.2.0<ns0:line-break/><ns0:s ns0:c="2"/>Loading requirement: gcc/8.2.0<ns0:line-break/>mod4.3.1 (modulerc)&gt; module list<ns0:line-break/>Currently Loaded Modulefiles:<ns0:line-break/><ns0:s ns0:c="1"/>1) gcc/8.2.0 <ns0:s ns0:c="2"/>2) openmpi/3.1/gcc/8.2.0(default) <ns0:s ns0:c="1"/><ns0:line-break/>mod4.3.1 (modulerc)&gt; mpirun<ns0:line-break/>This is fake mpirun (openmpi/3.1, gcc/8.2.0)<ns0:line-break/>mod4.3.1 (modulerc)&gt; module purge<ns0:line-break/>mod4.3.1 (modulerc)&gt; module load gcc/8.2.0<ns0:line-break/>mod4.3.1 (modulerc)&gt; module load openmpi<ns0:line-break/>mod4.3.1 (modulerc)&gt; module list<ns0:line-break/>Currently Loaded Modulefiles:<ns0:line-break/><ns0:s ns0:c="1"/>1) gcc/8.2.0 <ns0:s ns0:c="2"/>2) openmpi/gcc/8.2.0/3.1 <ns0:s ns0:c="1"/><ns0:line-break/>mod4.3.1 (modulerc)&gt; mpirun<ns0:line-break/>This is fake mpirun (openmpi/3.1, gcc/8.2.0)</ns0:p>
          <text:p text:style-name="rststyle-textbody">Here it not only defaults to the default compiler, but if one tries to load
openmpi without specifying a version, it will find and load the latest version
compatible with the loaded compiler.</text:p>
          <text:p text:style-name="rststyle-textbody">The situation is similar for foo:</text:p>
          <ns0:p ns0:style-name="rststyle-codeblock">mod4.3.1 (modulerc)&gt; module purge<ns0:line-break/>mod4.3.1 (modulerc)&gt; module load pgi/19.4<ns0:line-break/>mod4.3.1 (modulerc)&gt; module load foo/2.4<ns0:line-break/>mod4.3.1 (modulerc)&gt; module list<ns0:line-break/>Currently Loaded Modulefiles:<ns0:line-break/><ns0:s ns0:c="1"/>1) pgi/19.4 <ns0:s ns0:c="2"/>2) foo/2.4/pgi/19.4/nompi(default) <ns0:s ns0:c="1"/><ns0:line-break/>mod4.3.1 (modulerc)&gt; foo<ns0:line-break/>This is fake foo 2.4 (pgi/19.4, nompi)<ns0:line-break/>mod4.3.1 (modulerc)&gt; module unload foo<ns0:line-break/>mod4.3.1 (modulerc)&gt; module load openmpi/3.1<ns0:line-break/>mod4.3.1 (modulerc)&gt; module load foo/2.4<ns0:line-break/>mod4.3.1 (modulerc)&gt; module list<ns0:line-break/>Currently Loaded Modulefiles:<ns0:line-break/><ns0:s ns0:c="1"/>1) pgi/19.4 <ns0:s ns0:c="23"/>3) foo/2.4/pgi/19.4/openmpi/3.1(default) <ns0:s ns0:c="1"/><ns0:line-break/><ns0:s ns0:c="1"/>2) openmpi/3.1/pgi/19.4(default) <ns0:s ns0:c="1"/><ns0:line-break/>mod4.3.1 (modulerc)&gt; foo<ns0:line-break/>This is fake foo 2.4 (pgi/19.4, openmpi/3.1)<ns0:line-break/>mod4.3.1 (modulerc)&gt; module unload foo<ns0:line-break/>mod4.3.1 (modulerc)&gt; module unload openmpi<ns0:line-break/>mod4.3.1 (modulerc)&gt; module switch --auto pgi intel/2019<ns0:line-break/>mod4.3.1 (modulerc)&gt; module load foo/2.4<ns0:line-break/>Loading foo/2.4/intel/2019/intelmpi<ns0:line-break/><ns0:s ns0:c="2"/>ERROR: foo/2.4/intel/2019/intelmpi cannot be loaded due to missing prereq.<ns0:line-break/><ns0:s ns0:c="4"/>HINT: the following module must be loaded first: intelmpi<ns0:line-break/>mod4.3.1 (modulerc)&gt; module list<ns0:line-break/>Currently Loaded Modulefiles:<ns0:line-break/><ns0:s ns0:c="1"/>1) intel/2019 <ns0:s ns0:c="1"/><ns0:line-break/>mod4.3.1 (modulerc)&gt; foo<ns0:line-break/>$MOD_GIT_ROOTDIR/doc/example/compiler-etc-dependencies/example-sessions/common_code.sh: line 35: foo: command not found<ns0:line-break/>mod4.3.1 (modulerc)&gt; module unload foo<ns0:line-break/>mod4.3.1 (modulerc)&gt; module load foo/2.4/intel/2019/nompi<ns0:line-break/>mod4.3.1 (modulerc)&gt; module list<ns0:line-break/>Currently Loaded Modulefiles:<ns0:line-break/><ns0:s ns0:c="1"/>1) intel/2019 <ns0:s ns0:c="2"/>2) foo/2.4/intel/2019/nompi <ns0:s ns0:c="1"/><ns0:line-break/>mod4.3.1 (modulerc)&gt; foo<ns0:line-break/>This is fake foo 2.4 (intel/2019, nompi)<ns0:line-break/>mod4.3.1 (modulerc)&gt; module unload foo<ns0:line-break/>mod4.3.1 (modulerc)&gt; module switch --auto intelmpi mvapich/2.3.1<ns0:line-break/>mod4.3.1 (modulerc)&gt; module load foo/2.4<ns0:line-break/>Loading foo/2.4/intel/2019/intelmpi<ns0:line-break/><ns0:s ns0:c="2"/>ERROR: foo/2.4/intel/2019/intelmpi cannot be loaded due to missing prereq.<ns0:line-break/><ns0:s ns0:c="4"/>HINT: the following module must be loaded first: intelmpi<ns0:line-break/>mod4.3.1 (modulerc)&gt; module list<ns0:line-break/>Currently Loaded Modulefiles:<ns0:line-break/><ns0:s ns0:c="1"/>1) intel/2019 <ns0:s ns0:c="2"/>2) mvapich/2.3.1/intel/2019(default) <ns0:s ns0:c="1"/><ns0:line-break/>mod4.3.1 (modulerc)&gt; foo<ns0:line-break/>$MOD_GIT_ROOTDIR/doc/example/compiler-etc-dependencies/example-sessions/common_code.sh: line 35: foo: command not found<ns0:line-break/>mod4.3.1 (modulerc)&gt; module unload foo<ns0:line-break/>mod4.3.1 (modulerc)&gt; module switch --auto mvapich openmpi/4.0<ns0:line-break/>mod4.3.1 (modulerc)&gt; module load foo/2.4<ns0:line-break/>mod4.3.1 (modulerc)&gt; module list<ns0:line-break/>Currently Loaded Modulefiles:<ns0:line-break/><ns0:s ns0:c="1"/>1) intel/2019 <ns0:s ns0:c="30"/><ns0:line-break/><ns0:s ns0:c="1"/>2) openmpi/4.0/intel/2019(default) <ns0:s ns0:c="9"/><ns0:line-break/><ns0:s ns0:c="1"/>3) foo/2.4/intel/2019/openmpi/4.0(default) <ns0:s ns0:c="1"/><ns0:line-break/>mod4.3.1 (modulerc)&gt; foo<ns0:line-break/>This is fake foo 2.4 (intel/2019, openmpi/4.0)<ns0:line-break/>mod4.3.1 (modulerc)&gt; module unload foo<ns0:line-break/>mod4.3.1 (modulerc)&gt; module unload openmpi<ns0:line-break/>mod4.3.1 (modulerc)&gt; module switch --auto intel/2019 gcc/9.1.0<ns0:line-break/>mod4.3.1 (modulerc)&gt; module load foo/2.4<ns0:line-break/>mod4.3.1 (modulerc)&gt; module list<ns0:line-break/>Currently Loaded Modulefiles:<ns0:line-break/><ns0:s ns0:c="1"/>1) gcc/9.1.0 <ns0:s ns0:c="2"/>2) foo/2.4/gcc/9.1.0/nompi(default) <ns0:s ns0:c="1"/><ns0:line-break/>mod4.3.1 (modulerc)&gt; foo<ns0:line-break/>This is fake foo 2.4 (gcc/9.1.0, nompi)<ns0:line-break/>mod4.3.1 (modulerc)&gt; module unload foo<ns0:line-break/>mod4.3.1 (modulerc)&gt; module load mvapich/2.3.1<ns0:line-break/>mod4.3.1 (modulerc)&gt; module load foo/2.4<ns0:line-break/>mod4.3.1 (modulerc)&gt; module list<ns0:line-break/>Currently Loaded Modulefiles:<ns0:line-break/><ns0:s ns0:c="1"/>1) gcc/9.1.0 <ns0:s ns0:c="25"/>3) foo/2.4/gcc/9.1.0/nompi(default) <ns0:s ns0:c="1"/><ns0:line-break/><ns0:s ns0:c="1"/>2) mvapich/2.3.1/gcc/9.1.0(default) <ns0:s ns0:c="1"/><ns0:line-break/>mod4.3.1 (modulerc)&gt; foo<ns0:line-break/>This is fake foo 2.4 (gcc/9.1.0, nompi)<ns0:line-break/>mod4.3.1 (modulerc)&gt; module unload foo<ns0:line-break/>mod4.3.1 (modulerc)&gt; module switch --auto mvapich openmpi/4.0<ns0:line-break/>mod4.3.1 (modulerc)&gt; module load foo/2.4<ns0:line-break/>mod4.3.1 (modulerc)&gt; module list<ns0:line-break/>Currently Loaded Modulefiles:<ns0:line-break/><ns0:s ns0:c="1"/>1) gcc/9.1.0 <ns0:s ns0:c="23"/>3) foo/2.4/gcc/9.1.0/openmpi/4.0(default) <ns0:s ns0:c="1"/><ns0:line-break/><ns0:s ns0:c="1"/>2) openmpi/4.0/gcc/9.1.0(default) <ns0:s ns0:c="1"/><ns0:line-break/>mod4.3.1 (modulerc)&gt; foo<ns0:line-break/>This is fake foo 2.4 (gcc/9.1.0, openmpi/4.0)</ns0:p>
          <text:p text:style-name="rststyle-textbody">As expected, the correct version of foo is loaded depending on the previously
loaded compiler and MPI libraries.  Note however that there is no dummy
module for Intel MPI, and that when the intel compiler is loaded but no MPI
library is explicitly loaded, module load foo/2.4 gets the Intel MPI build.
Such only occurs if there is an Intel MPI build in the tree of modulefiles;
otherwise a nompi build will be loaded if present.  If both versions are
present, as in this case, one needs to give the explicit
<text:span text:style-name="rststyle-inlineliteral">foo/2.4/intel/2019/nompi</text:span> specification.</text:p>
          <text:p text:style-name="rststyle-textbody">Again, the <text:span text:style-name="rststyle-inlineliteral">module switch</text:span> command only succeeds in switching the
specified module, and does not successfully reload the modules depending
on the switched module.  With automatic module handling, there will be errors
reported and the dependent modules will be unloaded; without it the dependent
modules will not get unloaded, and there will be inconsistent dependencies
(but at least module list will show such).</text:p>
          <ns0:p ns0:style-name="rststyle-codeblock">mod4.3.1 (modulerc)&gt; module purge<ns0:line-break/>mod4.3.1 (modulerc)&gt; module load pgi/18.4<ns0:line-break/>mod4.3.1 (modulerc)&gt; module load openmpi/3.1<ns0:line-break/>mod4.3.1 (modulerc)&gt; module load foo/1.1<ns0:line-break/>mod4.3.1 (modulerc)&gt; module list<ns0:line-break/>Currently Loaded Modulefiles:<ns0:line-break/><ns0:s ns0:c="1"/>1) pgi/18.4 <ns0:s ns0:c="23"/>3) foo/1.1/pgi/18.4/openmpi/3.1(default) <ns0:s ns0:c="1"/><ns0:line-break/><ns0:s ns0:c="1"/>2) openmpi/3.1/pgi/18.4(default) <ns0:s ns0:c="1"/><ns0:line-break/>mod4.3.1 (modulerc)&gt; foo<ns0:line-break/>This is fake foo 1.1 (pgi/18.4, openmpi/3.1)<ns0:line-break/>mod4.3.1 (modulerc)&gt; module switch --auto pgi intel/2018<ns0:line-break/><ns0:line-break/><ns0:line-break/>**** ERROR *****:<ns0:line-break/><ns0:line-break/>Compiler Mismatch<ns0:line-break/><ns0:line-break/>Package openmpi/3.1/pgi/18.4 does not appear to be built for currently<ns0:line-break/>loaded compiler intel/2018.<ns0:line-break/><ns0:line-break/><ns0:line-break/><ns0:line-break/><ns0:line-break/><ns0:line-break/>Loading openmpi/3.1/pgi/18.4<ns0:line-break/><ns0:s ns0:c="2"/>ERROR: Module evaluation aborted<ns0:line-break/><ns0:line-break/><ns0:line-break/><ns0:line-break/>**** ERROR *****:<ns0:line-break/><ns0:line-break/>Compiler Mismatch<ns0:line-break/><ns0:line-break/>Package foo/1.1/pgi/18.4/openmpi/3.1 does not appear to be built for currently<ns0:line-break/>loaded compiler intel/2018.<ns0:line-break/><ns0:line-break/><ns0:line-break/><ns0:line-break/><ns0:line-break/><ns0:line-break/>Loading foo/1.1/pgi/18.4/openmpi/3.1<ns0:line-break/><ns0:s ns0:c="2"/>ERROR: Module evaluation aborted<ns0:line-break/><ns0:line-break/>Switching from pgi/18.4 to intel/2018<ns0:line-break/><ns0:s ns0:c="2"/>WARNING: Reload of dependent openmpi/3.1/pgi/18.4 failed<ns0:line-break/><ns0:s ns0:c="2"/>WARNING: Reload of dependent foo/1.1/pgi/18.4/openmpi/3.1 failed<ns0:line-break/><ns0:s ns0:c="2"/>Unloading dependent: foo/1.1/pgi/18.4/openmpi/3.1 openmpi/3.1/pgi/18.4<ns0:line-break/>mod4.3.1 (modulerc)&gt; module list<ns0:line-break/>Currently Loaded Modulefiles:<ns0:line-break/><ns0:s ns0:c="1"/>1) intel/2018 <ns0:s ns0:c="1"/><ns0:line-break/>mod4.3.1 (modulerc)&gt; foo<ns0:line-break/>$MOD_GIT_ROOTDIR/doc/example/compiler-etc-dependencies/example-sessions/common_code.sh: line 35: foo: command not found<ns0:line-break/>mod4.3.1 (modulerc)&gt; mpirun<ns0:line-break/>$MOD_GIT_ROOTDIR/doc/example/compiler-etc-dependencies/example-sessions/common_code.sh: line 35: mpirun: command not found<ns0:line-break/>mod4.3.1 (modulerc)&gt; module purge<ns0:line-break/>mod4.3.1 (modulerc)&gt; module load intel/2019<ns0:line-break/>mod4.3.1 (modulerc)&gt; module load foo<ns0:line-break/>Loading foo/intel/2019/intelmpi/2.4<ns0:line-break/><ns0:s ns0:c="2"/>ERROR: foo/intel/2019/intelmpi/2.4 cannot be loaded due to missing prereq.<ns0:line-break/><ns0:s ns0:c="4"/>HINT: the following module must be loaded first: intelmpi<ns0:line-break/>mod4.3.1 (modulerc)&gt; module list<ns0:line-break/>Currently Loaded Modulefiles:<ns0:line-break/><ns0:s ns0:c="1"/>1) intel/2019 <ns0:s ns0:c="1"/><ns0:line-break/>mod4.3.1 (modulerc)&gt; foo<ns0:line-break/>$MOD_GIT_ROOTDIR/doc/example/compiler-etc-dependencies/example-sessions/common_code.sh: line 35: foo: command not found<ns0:line-break/>mod4.3.1 (modulerc)&gt; module load openmpi<ns0:line-break/>mod4.3.1 (modulerc)&gt; module list<ns0:line-break/>Currently Loaded Modulefiles:<ns0:line-break/><ns0:s ns0:c="1"/>1) intel/2019 <ns0:s ns0:c="2"/>2) openmpi/intel/2019/4.0 <ns0:s ns0:c="1"/><ns0:line-break/>mod4.3.1 (modulerc)&gt; foo<ns0:line-break/>$MOD_GIT_ROOTDIR/doc/example/compiler-etc-dependencies/example-sessions/common_code.sh: line 35: foo: command not found</ns0:p>
          <text:p text:style-name="rststyle-textbody">The defaulting of modules works relatively well, as shown below:</text:p>
          <ns0:p ns0:style-name="rststyle-codeblock">mod4.3.1 (modulerc)&gt; module purge<ns0:line-break/>mod4.3.1 (modulerc)&gt; module load foo<ns0:line-break/>Loading foo/gcc/8.2.0/nompi/1.1<ns0:line-break/><ns0:s ns0:c="2"/>Loading requirement: gcc/8.2.0<ns0:line-break/>mod4.3.1 (modulerc)&gt; module list<ns0:line-break/>Currently Loaded Modulefiles:<ns0:line-break/><ns0:s ns0:c="1"/>1) gcc/8.2.0 <ns0:s ns0:c="2"/>2) foo/gcc/8.2.0/nompi/1.1 <ns0:s ns0:c="1"/><ns0:line-break/>mod4.3.1 (modulerc)&gt; foo<ns0:line-break/>This is fake foo 1.1 (gcc/8.2.0, nompi)<ns0:line-break/>mod4.3.1 (modulerc)&gt; module purge<ns0:line-break/>mod4.3.1 (modulerc)&gt; module load foo/1.1<ns0:line-break/>Loading foo/1.1/gcc/8.2.0/nompi<ns0:line-break/><ns0:s ns0:c="2"/>Loading requirement: gcc/8.2.0<ns0:line-break/>mod4.3.1 (modulerc)&gt; module list<ns0:line-break/>Currently Loaded Modulefiles:<ns0:line-break/><ns0:s ns0:c="1"/>1) gcc/8.2.0 <ns0:s ns0:c="2"/>2) foo/1.1/gcc/8.2.0/nompi(default) <ns0:s ns0:c="1"/><ns0:line-break/>mod4.3.1 (modulerc)&gt; foo<ns0:line-break/>This is fake foo 1.1 (gcc/8.2.0, nompi)<ns0:line-break/>mod4.3.1 (modulerc)&gt; module purge<ns0:line-break/>mod4.3.1 (modulerc)&gt; module load pgi/18.4<ns0:line-break/>mod4.3.1 (modulerc)&gt; module load foo<ns0:line-break/>mod4.3.1 (modulerc)&gt; module list<ns0:line-break/>Currently Loaded Modulefiles:<ns0:line-break/><ns0:s ns0:c="1"/>1) pgi/18.4 <ns0:s ns0:c="2"/>2) foo/pgi/18.4/nompi/1.1 <ns0:s ns0:c="1"/><ns0:line-break/>mod4.3.1 (modulerc)&gt; foo<ns0:line-break/>This is fake foo 1.1 (pgi/18.4, nompi)</ns0:p>
          <text:p text:style-name="rststyle-textbody">If one attempts to load foo without specifying a version or having previously loaded a compiler
module, the compiler will be defaulted (to gcc/8.2.0 compiler, as that is what
we declared via the <text:span text:style-name="rststyle-inlineliteral">GetDefaultCompiler</text:span> Tcl procedure), and the latest
version of foo compatible with that compiler (and no MPI) will be loaded.</text:p>
          <text:p text:style-name="rststyle-textbody">The situation with bar is similar.  We do not have a dummy simd module,
so the builds with different CPU vectorization support are specified by
appending /avx, etc. to the bar package name.  As with previous strategies,
if one attempts to load a simd variant which was not built for the compiler
loaded, an error will occur.</text:p>
          <ns0:p ns0:style-name="rststyle-codeblock">mod4.3.1 (modulerc)&gt; module purge<ns0:line-break/>mod4.3.1 (modulerc)&gt; module load gcc/9.1.0<ns0:line-break/>mod4.3.1 (modulerc)&gt; module load bar/avx2<ns0:line-break/>mod4.3.1 (modulerc)&gt; module list<ns0:line-break/>Currently Loaded Modulefiles:<ns0:line-break/><ns0:s ns0:c="1"/>1) gcc/9.1.0 <ns0:s ns0:c="2"/>2) bar/avx2/gcc/9.1.0/5.4 <ns0:s ns0:c="1"/><ns0:line-break/>mod4.3.1 (modulerc)&gt; bar<ns0:line-break/>This is fake bar 5.4 (gcc/9.1.0, avx2)<ns0:line-break/>mod4.3.1 (modulerc)&gt; module unload bar<ns0:line-break/>mod4.3.1 (modulerc)&gt; module load bar/avx<ns0:line-break/>mod4.3.1 (modulerc)&gt; module list<ns0:line-break/>Currently Loaded Modulefiles:<ns0:line-break/><ns0:s ns0:c="1"/>1) gcc/9.1.0 <ns0:s ns0:c="2"/>2) bar/avx/gcc/9.1.0/5.4 <ns0:s ns0:c="1"/><ns0:line-break/>mod4.3.1 (modulerc)&gt; bar<ns0:line-break/>This is fake bar 5.4 (gcc/9.1.0, avx)<ns0:line-break/>mod4.3.1 (modulerc)&gt; module unload bar<ns0:line-break/>mod4.3.1 (modulerc)&gt; module load bar/sse4.1<ns0:line-break/><ns0:line-break/><ns0:line-break/>**** ERROR *****:<ns0:line-break/><ns0:line-break/>Compiler Mismatch<ns0:line-break/><ns0:line-break/>Package bar/sse4.1 does not appear to be built for currently<ns0:line-break/>loaded compiler gcc/9.1.0.<ns0:line-break/><ns0:line-break/><ns0:line-break/><ns0:line-break/><ns0:line-break/><ns0:line-break/>Loading bar/sse4.1/gcc/8.2.0/4.7<ns0:line-break/><ns0:s ns0:c="2"/>ERROR: Module evaluation aborted<ns0:line-break/>mod4.3.1 (modulerc)&gt; module list<ns0:line-break/>Currently Loaded Modulefiles:<ns0:line-break/><ns0:s ns0:c="1"/>1) gcc/9.1.0 <ns0:s ns0:c="1"/></ns0:p>
        </text:section>
        <text:section text:name="Section17" text:style-name="Sect2">
          <text:h text:outline-level="2" text:style-name="rststyle-heading2">Summary of modulerc strategy</text:h>
          <text:list text:style-name="rststyle-bulletlist">
            <text:list-item>
              <text:p text:style-name="rststyle-bulletitem">The modulefiles are fairly standard.  The only extra logic needed
is to ensure that any loaded compiler/MPI or other dependency matches
what the modulefile expects, and that can be handled fairly easily
with the addition of one or two calls to Tcl procedures.</text:p>
            </text:list-item>
            <text:list-item>
              <text:p text:style-name="rststyle-bulletitem">The.modulerc files do the work of routing partial specifications to
the correct modulefile, and follow a fairly standard pattern.  For the
most part, these are generic/independent of the package, and typically
can be written once and symlinked to the appropriate places in the
directory tree.</text:p>
            </text:list-item>
            <text:list-item>
              <text:p text:style-name="rststyle-bulletitem">This strategy involves the use of many more modulefiles than the
previously examined strategies, having at least one modulefile per
build, and in some cases multiple per build.  The output of the module
avail command without any module specified is rather overwhelming,
although when a module is specified, module avail will provide information
about what builds are available.</text:p>
            </text:list-item>
            <text:list-item>
              <text:p text:style-name="rststyle-bulletitem">Because each build has a specific module, the module list command shows
exactly what builds of the various modules are loaded.</text:p>
            </text:list-item>
            <text:list-item>
              <text:p text:style-name="rststyle-bulletitem">The module switch command does not work very well.  In
particular, when one switches out a module on which other modules depend,
the dependent modules are not successfully reloaded.  Even with the
automated module handling feature (introduced in 4.2.0), the dependent
modules are unloaded but do not get reloaded properly since currently
this feature attempts to reload based on the fully qualified name of the
loaded module (which includes a dependency on the module switched out),
not the specification used when the module was loaded.</text:p>
            </text:list-item>
            <text:list-item>
              <text:p text:style-name="rststyle-bulletitem">In general, when the user tries to load a module based on a partially
specified modulename, the .modulerc files handle it well, and the
latest version of the module consistent with the specification and
previously loaded modules will be used.  If no compiler was previously
loaded, will use the default compiler, or the latest compiler if nothing
matches the default compiler.</text:p>
            </text:list-item>
            <text:list-item>
              <text:p text:style-name="rststyle-bulletitem">Modules will fail with an error message if user tries to load a package
which was not built for the values of the depenency packages loaded.</text:p>
            </text:list-item>
          </text:list>
        </text:section>
      </text:section>
      <text:section text:name="Section18" text:style-name="Sect1">
        <text:h text:outline-level="1" text:style-name="rststyle-heading1">Modulepath-based Strategy</text:h>
        <text:p text:style-name="rststyle-textbody">This strategy makes use of the ability of modules to support multiple
directories in the MODULEPATH environmental variable.  Everytime a module is loaded
on which other modules might depend, a new path is added to MODULEPATH
containing the modulefiles which depend on the newly added module.</text:p>
        <text:p text:style-name="rststyle-textbody">This is basically similar to the strategy that is used in the hierarchical
modulefile approach in Lua Modules (lmod).</text:p>
        <text:section text:name="Section19" text:style-name="Sect2">
          <text:h text:outline-level="2" text:style-name="rststyle-heading2">Implementation</text:h>
          <text:p text:style-name="rststyle-textbody">The homebrewed flavors and modulerc based strategies were based on
modifying the modulefiles of modules which depended on other modules.
The modulepath strategy, in contrast, is based on modifying the
modulefiles for modules which other modules might depend on.</text:p>
          <text:p text:style-name="rststyle-textbody">To begin with, we set MODULEPATH to a <text:span text:style-name="rststyle-inlineliteral">Core</text:span> directory containing
modulefiles for modules which do not depend on any other modules.
The modulefiles for compilers will typically be put in here.
For this example, we opt not to use a dummy simd module (for reasons
explained later), but instead add avx, avx2, sse4.1 variants to the
bar modules, but otherwise they might belong here.  Other modules which
do not depend on compilers, etc. could be place in here as well, e.g.
applications which do not expose libraries, etc.  So the directory
structure would look like:</text:p>
          <text:p text:style-name="rststyle-lineblock1">Core</text:p>
          <text:p text:style-name="rststyle-lineblock1">|- gcc</text:p>
          <text:p text:style-name="rststyle-lineblock1">|  |- common (file containing common code for gcc)</text:p>
          <text:p text:style-name="rststyle-lineblock1">|  |- 8.2.0 (stub modulefile)</text:p>
          <text:p text:style-name="rststyle-lineblock1">|  |- 9.1.0 (stub modulefile)</text:p>
          <text:p text:style-name="rststyle-lineblock1">|- intel</text:p>
          <text:p text:style-name="rststyle-lineblock1">|  |- common (file containing common code for intel)</text:p>
          <text:p text:style-name="rststyle-lineblock1">|  |- 2018 (stub modulefile)</text:p>
          <text:p text:style-name="rststyle-lineblock1">|  |- 2019 (stub modulefile)</text:p>
          <text:p text:style-name="rststyle-lineblock1">|- pgi</text:p>
          <text:p text:style-name="rststyle-lineblock1">|  |- common (file containing common code for intel)</text:p>
          <text:p text:style-name="rststyle-lineblock1">|  |- 18.4 (stub modulefile)</text:p>
          <text:p text:style-name="rststyle-lineblock1">|  |- 19.4 (stub modulefile)</text:p>
          <text:p text:style-name="rststyle-textbody">A typical common file for the gcc compiler would be something like</text:p>
          <ns0:p ns0:style-name="rststyle-codeblock">## Example modulefiles for compiler-etc-dependency cookbook<ns0:line-break/>## For "modulepath based" strategyy<ns0:line-break/>##<ns0:line-break/>## Common stuff for gcc<ns0:line-break/>##<ns0:line-break/>## Expects version to have been previously set<ns0:line-break/><ns0:line-break/><ns0:line-break/>proc ModulesHelp { } {<ns0:line-break/><ns0:s ns0:c="3"/>global version<ns0:line-break/><ns0:line-break/><ns0:s ns0:c="3"/>puts stderr "<ns0:line-break/>This is the fake GNU compiler suite modulefile for the cookbook<ns0:line-break/><ns0:s ns0:c="8"/>Handling Compiler and other Package Dependencies<ns0:line-break/><ns0:line-break/>It does not actually do anything<ns0:line-break/><ns0:line-break/>gcc version: $version<ns0:line-break/><ns0:line-break/>"<ns0:line-break/>}<ns0:line-break/><ns0:line-break/>module-whatis "Fake Gnu $version for cookbook"<ns0:line-break/><ns0:line-break/>#Find the software root. <ns0:s ns0:c="1"/>In production, you should <ns0:line-break/>#hardcode to your real software root<ns0:line-break/>set gitroot $::env(MOD_GIT_ROOTDIR)<ns0:line-break/>set swroot $gitroot/doc/example/compiler-etc-dependencies/fake-sw-root<ns0:line-break/><ns0:line-break/>set pkgroot $swroot/gcc<ns0:line-break/>set vroot $pkgroot/$version<ns0:line-break/>set bindir $vroot/bin<ns0:line-break/><ns0:line-break/>prepend-path PATH $bindir<ns0:line-break/><ns0:line-break/># don't load multiple versions of this module (or other compilers)<ns0:line-break/>conflict gcc<ns0:line-break/>conflict gnu<ns0:line-break/>conflict pgi<ns0:line-break/>conflict intel<ns0:line-break/><ns0:line-break/>#Add the proper modulepath<ns0:line-break/>#In production this should be hard-coded, but using $gitroot for cookbook<ns0:line-break/>set modpathroot $gitroot/doc/example/compiler-etc-dependencies/modulepath<ns0:line-break/>set newmodpath $modpathroot/Compiler/gcc/$version<ns0:line-break/>module use $newmodpath</ns0:p>
          <text:p text:style-name="rststyle-textbody">The most interesting aspect is the <text:span text:style-name="rststyle-inlineliteral">module use</text:span> at the end.  We add
to MODULEPATH a directory under <text:span text:style-name="rststyle-inlineliteral">Compiler</text:span> for this specific compiler
and version.  Other compilers/versions would add their own specific path
to MODULEPATH.</text:p>
          <text:p text:style-name="rststyle-textbody">In each of these compiler specific directories, modulefile directory
trees exist for the supported MPI libraries and bar.  We also include
a foo directory containing the non-MPI variants of foo.  It would look
like:</text:p>
          <text:p text:style-name="rststyle-lineblock1">Compiler</text:p>
          <text:p text:style-name="rststyle-lineblock1">|- gcc</text:p>
          <text:p text:style-name="rststyle-lineblock1">|  |- 8.2.0</text:p>
          <text:p text:style-name="rststyle-lineblock1">|  |    |- bar</text:p>
          <text:p text:style-name="rststyle-lineblock1">|  |    |    |- 4.7</text:p>
          <text:p text:style-name="rststyle-lineblock1">|  |    |    |    |- .modulerc (symlink to modulerc.default_lowest_simd)</text:p>
          <text:p text:style-name="rststyle-lineblock1">|  |    |    |    |- common (common code for bar) (actually a symlink to a <text:span text:style-name="rststyle-inlineliteral">common</text:span> subdirectory)</text:p>
          <text:p text:style-name="rststyle-lineblock1">|  |    |    |    |- avx (stub modulefile for bar w gcc/8.2.0 and avx)</text:p>
          <text:p text:style-name="rststyle-lineblock1">|  |    |    |    |- sse4.1 (stub modulefile for bar w gcc/8.2.0 and sse4.1)</text:p>
          <text:p text:style-name="rststyle-lineblock1">|  |    |- foo</text:p>
          <text:p text:style-name="rststyle-lineblock1">|  |    |    |- common (common code for foo) (actually a symlink to a <text:span text:style-name="rststyle-inlineliteral">common</text:span> subdirectory)</text:p>
          <text:p text:style-name="rststyle-lineblock1">|  |    |    |- 1.1 (stub modulefile for foo w gcc/8.2.0 and nompi)</text:p>
          <text:p text:style-name="rststyle-lineblock1">|  |    |- mvapich</text:p>
          <text:p text:style-name="rststyle-lineblock1">|  |    |    |- common (common code for mvapich) (actually a symlink to a <text:span text:style-name="rststyle-inlineliteral">common</text:span> subdirectory)</text:p>
          <text:p text:style-name="rststyle-lineblock1">|  |    |    |- 2.1 (stub modulefile for mvapich 2.1 w gcc/8.2.0)</text:p>
          <text:p text:style-name="rststyle-lineblock1">|  |    |- openmpi</text:p>
          <text:p text:style-name="rststyle-lineblock1">|  |    |    |- common (common code for openmpi) (actually a symlink to a <text:span text:style-name="rststyle-inlineliteral">common</text:span> subdirectory)</text:p>
          <text:p text:style-name="rststyle-lineblock1">|  |    |    |- 3.1 (stub modulefile for openmpi 3.1 w gcc/8.2.0)</text:p>
          <text:p text:style-name="rststyle-lineblock1">|  |- 9.1.0</text:p>
          <text:p text:style-name="rststyle-lineblock1">|  |    |- bar</text:p>
          <text:p text:style-name="rststyle-lineblock1">|  |    |    |- 5.4</text:p>
          <text:p text:style-name="rststyle-lineblock1">|  |    |    |    |- .modulerc (symlink to modulerc.default_lowest_simd)</text:p>
          <text:p text:style-name="rststyle-lineblock1">|  |    |    |    |- common (common code for bar) (actually a symlink to a <text:span text:style-name="rststyle-inlineliteral">common</text:span> subdirectory)</text:p>
          <text:p text:style-name="rststyle-lineblock1">|  |    |    |    |- avx (stub modulefile for bar w gcc/9.1.0 and avx)</text:p>
          <text:p text:style-name="rststyle-lineblock1">|  |    |    |    |- sse4.1 (stub modulefile for bar w gcc/9.1.0 and sse4.1)</text:p>
          <text:p text:style-name="rststyle-lineblock1">|  |    |- foo</text:p>
          <text:p text:style-name="rststyle-lineblock1">|  |    |    |- common (common code for foo) (actually a symlink to a <text:span text:style-name="rststyle-inlineliteral">common</text:span> subdirectory)</text:p>
          <text:p text:style-name="rststyle-lineblock1">|  |    |    |- 2.4 (stub modulefile for foo w gcc/9.1.0 and nompi)</text:p>
          <text:p text:style-name="rststyle-lineblock1">|  |    |- mvapich</text:p>
          <text:p text:style-name="rststyle-lineblock1">|  |    |    |- common (common code for mvapich) (actually a symlink to a <text:span text:style-name="rststyle-inlineliteral">common</text:span> subdirectory)</text:p>
          <text:p text:style-name="rststyle-lineblock1">|  |    |    |- 2.1 (stub modulefile for mvapich 2.1 w gcc/9.1.0)</text:p>
          <text:p text:style-name="rststyle-lineblock1">|  |    |    |- 2.3.1 (stub modulefile for mvapich 2.3.1 w gcc/9.1.0)</text:p>
          <text:p text:style-name="rststyle-lineblock1">|  |    |- openmpi</text:p>
          <text:p text:style-name="rststyle-lineblock1">|  |    |    |- common (common code for openmpi) (actually a symlink to a <text:span text:style-name="rststyle-inlineliteral">common</text:span> subdirectory)</text:p>
          <text:p text:style-name="rststyle-lineblock1">|  |    |    |- 3.1 (stub modulefile for openmpi 3.1 w gcc/9.1.0)</text:p>
          <text:p text:style-name="rststyle-lineblock1">|  |    |    |- 4.0 (stub modulefile for openmpi 4.0 w gcc/9.1.0)</text:p>
          <text:p text:style-name="rststyle-lineblock1">|- intel</text:p>
          <text:p text:style-name="rststyle-lineblock1">|  |- 2018</text:p>
          <text:p text:style-name="rststyle-lineblock1">|  |    |- ... modules depending on compiler=intel/2018</text:p>
          <text:p text:style-name="rststyle-lineblock1">|  |- 2019</text:p>
          <text:p text:style-name="rststyle-lineblock1">|  |    |- ... modules depending on compiler=intel/2019</text:p>
          <text:p text:style-name="rststyle-lineblock1">|- pgi</text:p>
          <text:p text:style-name="rststyle-lineblock1">|  |- 18.4</text:p>
          <text:p text:style-name="rststyle-lineblock1">|  |    |- ... modules depending on compiler=pgi/18.4</text:p>
          <text:p text:style-name="rststyle-lineblock1">|  |- 19.4</text:p>
          <text:p text:style-name="rststyle-lineblock1">|  |    |- ... modules depending on compiler=pgi/19.4</text:p>
          <text:p text:style-name="rststyle-textbody">For brevity, we only show the directory structure for the modules depending on
the two versions of gcc in detail; the other compilers will have similar
structures.</text:p>
          <text:p text:style-name="rststyle-textbody">Basically, there is a separate modulepath for each compiler, containing only the
modulefiles depending on that specific build of the compiler (and not also depending
on something else, like MPI library).
This certainly enforces the consistency of loaded modules; one could not load
a specific version of gcc (say gcc/9.1.0) and an incompatible version of foo (e.g. foo/1.1),
because all of the foo modulefiles are in compiler specific module trees and there is
no foo/1.1 in the gcc/9.1.0 moduletree.  Conflict statements in the compiler modulefiles
will prevent one from loading multiple compilers, thereby preventing multiple compiler
specific modulepaths (unless the user explicitly does a <text:span text:style-name="rststyle-inlineliteral">module use</text:span> or similar, and
there is only so far one can go in preventing users from shooting themselves in the foot).</text:p>
          <text:p text:style-name="rststyle-textbody">The modulefiles for foo and bar are fairly straightforward; we have a common file which
does the heavy lifting (and since this can be made independent of version and compiler, this
is actually a symlink to a package specific common file in a <text:span text:style-name="rststyle-inlineliteral">common</text:span> directory external
to the modulepath trees).
We then add some small stubfiles which set variables for the specific build information, which
mostly are determined by their position in the tree structure (e.g. the stubfiles under
<text:span text:style-name="rststyle-inlineliteral">Compiler/gcc/9.1.0</text:span> are all going to set <text:span text:style-name="rststyle-inlineliteral">compilerTag</text:span> to <text:span text:style-name="rststyle-inlineliteral">gcc/9.1.0</text:span>, etc), and
then invoke the common file.</text:p>
          <text:p text:style-name="rststyle-textbody">The modulefiles for openmpi are largely similar.  E.g., for gcc/9.1.0 we have a small
stubfile like the following (for version 4.0)</text:p>
          <ns0:p ns0:style-name="rststyle-codeblock">#%Module########################################################################<ns0:line-break/>##<ns0:line-break/>## Fake modulefile for openmpi<ns0:line-break/><ns0:line-break/>set version 4.0<ns0:line-break/>set compilerTag gcc/9.1.0<ns0:line-break/>set moduledir [file dirname $ModulesCurrentModulefile]<ns0:line-break/>source $moduledir/common</ns0:p>
          <text:p text:style-name="rststyle-textbody">which defines the version and compilerTag variables for the OpenMPI version and
compiler version, and then invokes the common script</text:p>
          <ns0:p ns0:style-name="rststyle-codeblock"># Common modulefile for openmpi<ns0:line-break/># Using "modulepath" strategy<ns0:line-break/># Expects the following variables to have been<ns0:line-break/># previously defined:<ns0:line-break/># <ns0:s ns0:c="6"/>version: version of openmpi<ns0:line-break/># <ns0:s ns0:c="6"/>compilerTag: compiler being used with<ns0:line-break/><ns0:line-break/># Declare the path where the packages are installed<ns0:line-break/># The reference to the environmental variable is a hack<ns0:line-break/># for this example; normally one would hard code a path<ns0:line-break/>set rootdir $::env(MOD_GIT_ROOTDIR)<ns0:line-break/>set swroot $rootdir/doc/example/compiler-etc-dependencies/fake-sw-root<ns0:line-break/><ns0:line-break/>proc ModulesHelp { } {<ns0:line-break/><ns0:s ns0:c="3"/>global version compilerTag<ns0:line-break/><ns0:s ns0:c="3"/>puts stderr "<ns0:line-break/>openmpi: Test/fake version of OpenMPI $version<ns0:line-break/><ns0:line-break/>For testing packages depending on compilers/MPI<ns0:line-break/>Version: $version<ns0:line-break/>Compiler: $compilerTag<ns0:line-break/><ns0:line-break/>"<ns0:line-break/>}<ns0:line-break/><ns0:line-break/>module-whatis "Fake openmpi $version (for $compilerTag)"<ns0:line-break/><ns0:line-break/>#Find the software root. <ns0:s ns0:c="1"/>In production, you should <ns0:line-break/>#hardcode to your real software root<ns0:line-break/>set gitroot $::env(MOD_GIT_ROOTDIR)<ns0:line-break/>set swroot $gitroot/doc/example/compiler-etc-dependencies/fake-sw-root<ns0:line-break/><ns0:line-break/>#Compute the installation prefix<ns0:line-break/>set pkgroot $swroot/openmpi<ns0:line-break/>set vroot $pkgroot/$version<ns0:line-break/>set prefix $vroot/$compilerTag<ns0:line-break/><ns0:line-break/>#We need to prereq the compiler to allow autohandling to work<ns0:line-break/>prereq $compilerTag<ns0:line-break/><ns0:line-break/># Set environment variables<ns0:line-break/>setenv MPI_DIR $prefix<ns0:line-break/><ns0:line-break/>set bindir $prefix/bin<ns0:line-break/>set libdir $prefix/lib<ns0:line-break/>set incdir $prefix/include<ns0:line-break/><ns0:line-break/>prepend-path PATH <ns0:s ns0:c="11"/>$bindir<ns0:line-break/>prepend-path LIBRARY_PATH <ns0:s ns0:c="3"/>$libdir<ns0:line-break/>prepend-path LD_LIBRARY_PATH $libdir<ns0:line-break/>prepend-path CPATH <ns0:s ns0:c="10"/>$incdir<ns0:line-break/><ns0:line-break/><ns0:line-break/>#Add the proper modulepath<ns0:line-break/>#In production this should be hard-coded, but using $gitroot for cookbook<ns0:line-break/>set modpathroot $gitroot/doc/example/compiler-etc-dependencies/modulepath<ns0:line-break/>set newmodpath $modpathroot/CompilerMPI/$compilerTag/openmpi/$version<ns0:line-break/>module use $newmodpath<ns0:line-break/></ns0:p>
          <text:p text:style-name="rststyle-textbody">which does the usual stuff (define a help function, whatis string, and sets assorted environmental
variables like PATH, LIBRARY_PATH, etc. for using OpenMPI), and then adds another directory
to the <text:span text:style-name="rststyle-inlineliteral">MODULEPATH</text:span>.  This new directory, under <text:span text:style-name="rststyle-inlineliteral">CompilerMPI</text:span> is for modulefiles which
depend on the compiler AND the MPI library.  (It is assumed that all modulefiles depending on
MPI libraries also depend on the compiler).  This new branch in the modulepath would have
a structure like</text:p>
          <text:p text:style-name="rststyle-lineblock1">CompilerMPI</text:p>
          <text:p text:style-name="rststyle-lineblock1">|- gcc</text:p>
          <text:p text:style-name="rststyle-lineblock1">|  |- 8.2.0</text:p>
          <text:p text:style-name="rststyle-lineblock1">|  |    |- mvapich</text:p>
          <text:p text:style-name="rststyle-lineblock1">|  |    |    |- 2.1</text:p>
          <text:p text:style-name="rststyle-lineblock1">|  |    |    |    |- foo</text:p>
          <text:p text:style-name="rststyle-lineblock1">|  |    |    |    |   |- 1.1 (stubfile for foo 2.1 with gcc/8.2.0 and mvapich/2.1)</text:p>
          <text:p text:style-name="rststyle-lineblock1">|  |    |    |    |   |- common (common code for foo) (actually a symlink to a <text:span text:style-name="rststyle-inlineliteral">common</text:span> subdirectory)</text:p>
          <text:p text:style-name="rststyle-lineblock1">|  |    |- openmpi</text:p>
          <text:p text:style-name="rststyle-lineblock1">|  |    |    |- 3.1</text:p>
          <text:p text:style-name="rststyle-lineblock1">|  |    |    |    |- foo</text:p>
          <text:p text:style-name="rststyle-lineblock1">|  |    |    |    |   |- 1.1 (stubfile for foo 2.1 with gcc/8.2.0 and openmpi/3.1)</text:p>
          <text:p text:style-name="rststyle-lineblock1">|  |    |    |    |   |- common (common code for foo) (actually a symlink to a <text:span text:style-name="rststyle-inlineliteral">common</text:span> subdirectory)</text:p>
          <text:p text:style-name="rststyle-lineblock1">|  |- 9.1.0</text:p>
          <text:p text:style-name="rststyle-lineblock1">|  |    |- mvapich</text:p>
          <text:p text:style-name="rststyle-lineblock1">|  |    |    |- 2.3.1</text:p>
          <text:p text:style-name="rststyle-lineblock1">|  |    |    |    |- ... modules depending on gcc/9.1.0 and mvapich/2.3.1</text:p>
          <text:p text:style-name="rststyle-lineblock1">|  |    |- openmpi</text:p>
          <text:p text:style-name="rststyle-lineblock1">|  |    |    |- 4.0</text:p>
          <text:p text:style-name="rststyle-lineblock1">|  |    |    |    |- ... modules depending on gcc/9.1.0 and openmpi/4.0</text:p>
          <text:p text:style-name="rststyle-lineblock1">|- intel</text:p>
          <text:p text:style-name="rststyle-lineblock1">|  |- 2018</text:p>
          <text:p text:style-name="rststyle-lineblock1">|  |    |- intelmpi</text:p>
          <text:p text:style-name="rststyle-lineblock1">|  |    |    |- default</text:p>
          <text:p text:style-name="rststyle-lineblock1">|  |    |    |    |- ... modules depending on intel/2018 and its included MPI library</text:p>
          <text:p text:style-name="rststyle-lineblock1">|  |    |- mvapich</text:p>
          <text:p text:style-name="rststyle-lineblock1">|  |    |    |- 2.1</text:p>
          <text:p text:style-name="rststyle-lineblock1">|  |    |    |    |- ... modules depending on intel/2018 and mvapich/2.1</text:p>
          <text:p text:style-name="rststyle-lineblock1">|  |    |- openmpi</text:p>
          <text:p text:style-name="rststyle-lineblock1">|  |    |    |- 3.1</text:p>
          <text:p text:style-name="rststyle-lineblock1">|  |    |    |    |- ... modules depending on intel/2018 and openmpi/3.1</text:p>
          <text:p text:style-name="rststyle-lineblock1">|  |- 2019</text:p>
          <text:p text:style-name="rststyle-lineblock1">|  |    |- intelmpi</text:p>
          <text:p text:style-name="rststyle-lineblock1">|  |    |    |- default</text:p>
          <text:p text:style-name="rststyle-lineblock1">|  |    |    |    |- ... modules depending on intel/2019 and its included MPI library</text:p>
          <text:p text:style-name="rststyle-lineblock1">|  |    |- mvapich</text:p>
          <text:p text:style-name="rststyle-lineblock1">|  |    |    |- 2.3.1</text:p>
          <text:p text:style-name="rststyle-lineblock1">|  |    |    |    |- ... modules depending on intel/2019 and mvapich/2.3.1</text:p>
          <text:p text:style-name="rststyle-lineblock1">|  |    |- openmpi</text:p>
          <text:p text:style-name="rststyle-lineblock1">|  |    |    |- 4.0</text:p>
          <text:p text:style-name="rststyle-lineblock1">|  |    |    |    |- ... modules depending on intel/2019 and openmpi/4.0</text:p>
          <text:p text:style-name="rststyle-lineblock1">|- pgi</text:p>
          <text:p text:style-name="rststyle-lineblock1">|  |- 18.4</text:p>
          <text:p text:style-name="rststyle-lineblock1">|  |    |- mvapich</text:p>
          <text:p text:style-name="rststyle-lineblock1">|  |    |    |- 2.1</text:p>
          <text:p text:style-name="rststyle-lineblock1">|  |    |    |    |- ... modules depending on pgi/18.4 and mvapich/2.1</text:p>
          <text:p text:style-name="rststyle-lineblock1">|  |    |- openmpi</text:p>
          <text:p text:style-name="rststyle-lineblock1">|  |    |    |- 3.1</text:p>
          <text:p text:style-name="rststyle-lineblock1">|  |    |    |    |- ... modules depending on pgi/18.4 and openmpi/3.1</text:p>
          <text:p text:style-name="rststyle-lineblock1">|  |- 19.4</text:p>
          <text:p text:style-name="rststyle-lineblock1">|  |    |- openmpi</text:p>
          <text:p text:style-name="rststyle-lineblock1">|  |    |    |- 3.1</text:p>
          <text:p text:style-name="rststyle-lineblock1">|  |    |    |    |- ... modules depending on pgi/19.4 and openmpi/3.1</text:p>
          <text:p text:style-name="rststyle-lineblock1">|  |    |    |- 4.0</text:p>
          <text:p text:style-name="rststyle-lineblock1">|  |    |    |    |- ... modules depending on pgi/19.4 and openmpi/3.1</text:p>
          <text:p text:style-name="rststyle-textbody">Basically, there is a separate modulepath for each combination of compiler and
MPI library, listing all modulefiles depending on that compiler and MPI library.
The modulefiles underneath each directory simply do what is needed to load that
version of the package built with the specified compiler and MPI library.</text:p>
          <text:p text:style-name="rststyle-textbody">This process could be continued further, as needed.  E.g., if you had packages which
depended on NetCDF, and you had multiple builds of NetCDF for a given compiler/MPI
combination, you could add another modulepath tree, e.g. <text:span text:style-name="rststyle-inlineliteral">CompilerMPINetCDF</text:span>,
branching on each compiler, MPI, and NetCDF triplet.  But things can also get
unwieldy if carried too far.</text:p>
          <text:p text:style-name="rststyle-textbody">One could also add modulepath trees for disjoint features like SIMD level,
but this turns out to be a bit tricky.  E.g., if you had a simd branch as well
as a compiler branch, with both simd and compiler appearing in Core, things are
fine for the Simd and Compiler trees.  However, if there were to be modules depending
on both, e.g. a CompilerSimd branch, then because compiler and simd are disjoint
and could be loaded in either order, the modulefiles for both would need to handle
adding the CompilerSimd branch depending on whether the other was previously loaded.</text:p>
        </text:section>
        <text:section text:name="Section20" text:style-name="Sect2">
          <text:h text:outline-level="2" text:style-name="rststyle-heading2">Examples</text:h>
          <text:p text:style-name="rststyle-textbody">We now look at the example usage for the modulepath based strategy.
To use these examples, you must:</text:p>
          <text:list text:style-name="rststyle-enumlist-arabic">
            <text:list-item>
              <text:p text:style-name="rststyle-enumitem">Set (and export) MOD_GIT_ROOTDIR to where you git-cloned the modules source</text:p>
            </text:list-item>
            <text:list-item>
              <text:p text:style-name="rststyle-enumitem">Do a <text:span text:style-name="rststyle-inlineliteral">module purge</text:span></text:p>
            </text:list-item>
            <text:list-item>
              <text:p text:style-name="rststyle-enumitem">Set your MODULEPATH to <text:span text:style-name="rststyle-inlineliteral">$MOD_GIT_ROOTDIR/doc/example/compiler-etc-dependencies/modulepath/Core</text:span></text:p>
            </text:list-item>
          </text:list>
          <text:p text:style-name="rststyle-textbody">Note that we set the MODULEPATH to the Core subdirectory; the Core branch is for those modulefiles
that do not depend on compiler or MPI library, and that should be available from the start.</text:p>
          <text:p text:style-name="rststyle-textbody">As with the previous cases, we start with a <text:span text:style-name="rststyle-inlineliteral">module avail</text:span> command, and here
we see the first big difference:</text:p>
          <ns0:p ns0:style-name="rststyle-codeblock">mod4.3.1 (modulepath)&gt; module avail<ns0:line-break/>- $MOD_GIT_ROOTDIR/doc/example/compiler-etc-dependencies/modulepath/Core -<ns0:line-break/>gcc/8.2.0 <ns0:s ns0:c="1"/>gcc/9.1.0 <ns0:s ns0:c="1"/>intel/2018 <ns0:s ns0:c="1"/>intel/2019 <ns0:s ns0:c="1"/>pgi/18.4 <ns0:s ns0:c="1"/>pgi/19.4 <ns0:s ns0:c="1"/><ns0:line-break/>mod4.3.1 (modulepath)&gt; module load gcc/9.1.0<ns0:line-break/>mod4.3.1 (modulepath)&gt; module avail<ns0:line-break/>- $MOD_GIT_ROOTDIR/doc/example/compiler-etc-dependencies/modulepath/Compiler/gcc/9.1.0 -<ns0:line-break/>bar/5.4/avx(default) <ns0:s ns0:c="1"/>foo/2.4 <ns0:s ns0:c="5"/>mvapich/2.3.1 <ns0:s ns0:c="1"/>openmpi/4.0 <ns0:s ns0:c="1"/><ns0:line-break/>bar/5.4/avx2 <ns0:s ns0:c="9"/>mvapich/2.1 <ns0:s ns0:c="1"/>openmpi/3.1 <ns0:s ns0:c="3"/><ns0:line-break/><ns0:line-break/>- $MOD_GIT_ROOTDIR/doc/example/compiler-etc-dependencies/modulepath/Core -<ns0:line-break/>gcc/8.2.0 <ns0:s ns0:c="1"/>gcc/9.1.0 <ns0:s ns0:c="1"/>intel/2018 <ns0:s ns0:c="1"/>intel/2019 <ns0:s ns0:c="1"/>pgi/18.4 <ns0:s ns0:c="1"/>pgi/19.4 <ns0:s ns0:c="1"/><ns0:line-break/>mod4.3.1 (modulepath)&gt; module load openmpi/4.0<ns0:line-break/>mod4.3.1 (modulepath)&gt; module avail<ns0:line-break/>- $MOD_GIT_ROOTDIR/doc/example/compiler-etc-dependencies/modulepath/CompilerMPI/gcc/9.1.0/openmpi/4.0 -<ns0:line-break/>foo/2.4 <ns0:s ns0:c="1"/><ns0:line-break/><ns0:line-break/>- $MOD_GIT_ROOTDIR/doc/example/compiler-etc-dependencies/modulepath/Compiler/gcc/9.1.0 -<ns0:line-break/>bar/5.4/avx(default) <ns0:s ns0:c="1"/>foo/2.4 <ns0:s ns0:c="5"/>mvapich/2.3.1 <ns0:s ns0:c="1"/>openmpi/4.0 <ns0:s ns0:c="1"/><ns0:line-break/>bar/5.4/avx2 <ns0:s ns0:c="9"/>mvapich/2.1 <ns0:s ns0:c="1"/>openmpi/3.1 <ns0:s ns0:c="3"/><ns0:line-break/><ns0:line-break/>- $MOD_GIT_ROOTDIR/doc/example/compiler-etc-dependencies/modulepath/Core -<ns0:line-break/>gcc/8.2.0 <ns0:s ns0:c="1"/>gcc/9.1.0 <ns0:s ns0:c="1"/>intel/2018 <ns0:s ns0:c="1"/>intel/2019 <ns0:s ns0:c="1"/>pgi/18.4 <ns0:s ns0:c="1"/>pgi/19.4 <ns0:s ns0:c="1"/></ns0:p>
          <text:p text:style-name="rststyle-textbody">When we first do a <text:span text:style-name="rststyle-inlineliteral">module avail</text:span>, we only see the modulefiles for the compilers.
The MPI libraries, foo, bar, etc. all depend on at least the compiler, and so
will not become "available" until a compiler (and possibly MPI library as well) is loaded.
In a production environment there would likely be other modulefiles available in Core
(i.e. an application which is only used as a standalone application and does not
provide an API/libraries to link against would likely be placed in Core), but in our
simple example, only the compilers appear in Core.  As we load a compiler and then an
MPI library, additional modulefiles appear available.  In a production environment, one
might wish to set things up so that a compiler (and maybe MPI library) modulefile is
automatically loaded when the user logs in.</text:p>
          <text:p text:style-name="rststyle-textbody">The downside of this is that it becomes difficult for an user to know what software
is available, at least via the module command.  I.e., if application foobar is only built
for a single compiler/MPI combination, it will not show up in module avail unless that
specific compiler/MPI combination were previously loaded.  Lmod adds a <text:span text:style-name="rststyle-inlineliteral">module spider</text:span>
command which allows the user to list all packages installed for any compiler/MPI
combination, and can be used to also find out which compiler/MPI combinations are needed
to access a specific modulefile, but Environmental Modules does not have a comparable function
at this time.  If you were to use this strategy in a production environment, you would
likely need to generate lists of available packages (and their compiler/MPI/etc dependencies)
in a web page or other documentation area which can be frequently updated.</text:p>
          <text:p text:style-name="rststyle-textbody">The standard functionality of selecting the correct build of a package
based on the loaded compiler, e.g.</text:p>
          <ns0:p ns0:style-name="rststyle-codeblock">mod4.3.1 (modulepath)&gt; module purge<ns0:line-break/>mod4.3.1 (modulepath)&gt; module load pgi/19.4<ns0:line-break/>mod4.3.1 (modulepath)&gt; module load openmpi/4.0<ns0:line-break/>mod4.3.1 (modulepath)&gt; module list<ns0:line-break/>Currently Loaded Modulefiles:<ns0:line-break/><ns0:s ns0:c="1"/>1) pgi/19.4 <ns0:s ns0:c="2"/>2) openmpi/4.0 <ns0:s ns0:c="1"/><ns0:line-break/>mod4.3.1 (modulepath)&gt; mpirun<ns0:line-break/>This is fake mpirun (openmpi/4.0, pgi/19.4)<ns0:line-break/>mod4.3.1 (modulepath)&gt; module unload openmpi<ns0:line-break/>mod4.3.1 (modulepath)&gt; module switch --auto pgi intel/2019<ns0:line-break/>mod4.3.1 (modulepath)&gt; module load openmpi/4.0<ns0:line-break/>mod4.3.1 (modulepath)&gt; module list<ns0:line-break/>Currently Loaded Modulefiles:<ns0:line-break/><ns0:s ns0:c="1"/>1) intel/2019 <ns0:s ns0:c="2"/>2) openmpi/4.0 <ns0:s ns0:c="1"/><ns0:line-break/>mod4.3.1 (modulepath)&gt; mpirun<ns0:line-break/>This is fake mpirun (openmpi/4.0, intel/2019)<ns0:line-break/>mod4.3.1 (modulepath)&gt; module unload openmpi<ns0:line-break/>mod4.3.1 (modulepath)&gt; module switch --auto intel gcc/9.1.0<ns0:line-break/>mod4.3.1 (modulepath)&gt; module load openmpi/4.0<ns0:line-break/>mod4.3.1 (modulepath)&gt; mpirun<ns0:line-break/>This is fake mpirun (openmpi/4.0, gcc/9.1.0)<ns0:line-break/>mod4.3.1 (modulepath)&gt; module unload openmpi<ns0:line-break/>mod4.3.1 (modulepath)&gt; module switch --auto gcc gcc/8.2.0<ns0:line-break/>mod4.3.1 (modulepath)&gt; module load openmpi/4.0<ns0:line-break/>ERROR: Unable to locate a modulefile for 'openmpi/4.0'<ns0:line-break/>mod4.3.1 (modulepath)&gt; module list<ns0:line-break/>Currently Loaded Modulefiles:<ns0:line-break/><ns0:s ns0:c="1"/>1) gcc/8.2.0 <ns0:s ns0:c="1"/></ns0:p>
          <text:p text:style-name="rststyle-textbody">works as expected.  As shown in the last command above, when requesting a module not
built for the loaded compiler (e.g. openmpi/4.0 when gcc/8.2.0 is loaded), the module command
simply returns <text:span text:style-name="rststyle-inlineliteral">Unable to locate a modulefile</text:span> as there is no corresponding modulefile
in the current list of MODULEPATHS.</text:p>
          <text:p text:style-name="rststyle-textbody">The functionality of the <text:span text:style-name="rststyle-inlineliteral">module switch</text:span> command depends on version and/or settings
of Environmental Modules.  For version 3.x, or 4.x with the automatic module handling
feature disabled, it does not work well, modules which depend on the switched out module
are not reloaded, leading to inconsistent environments.  But for 4.x versions with
the automatic module handling feature enabled (as indicated by the --auto after the
switch, although that can be made the default), it works as expected.  Modules depending
on the module being switched out get unloaded and reloaded if possible, as shown below:</text:p>
          <ns0:p ns0:style-name="rststyle-codeblock">mod4.3.1 (modulepath)&gt; module purge<ns0:line-break/>mod4.3.1 (modulepath)&gt; module load pgi/19.4<ns0:line-break/>mod4.3.1 (modulepath)&gt; module load openmpi<ns0:line-break/>mod4.3.1 (modulepath)&gt; module list<ns0:line-break/>Currently Loaded Modulefiles:<ns0:line-break/><ns0:s ns0:c="1"/>1) pgi/19.4 <ns0:s ns0:c="2"/>2) openmpi/4.0 <ns0:s ns0:c="1"/><ns0:line-break/>mod4.3.1 (modulepath)&gt; mpirun<ns0:line-break/>This is fake mpirun (openmpi/4.0, pgi/19.4)<ns0:line-break/>mod4.3.1 (modulepath)&gt; module switch --auto pgi intel/2019<ns0:line-break/>Switching from pgi/19.4 to intel/2019<ns0:line-break/><ns0:s ns0:c="2"/>Unloading dependent: openmpi/4.0<ns0:line-break/><ns0:s ns0:c="2"/>Reloading dependent: openmpi/4.0<ns0:line-break/>mod4.3.1 (modulepath)&gt; module list<ns0:line-break/>Currently Loaded Modulefiles:<ns0:line-break/><ns0:s ns0:c="1"/>1) intel/2019 <ns0:s ns0:c="2"/>2) openmpi/4.0 <ns0:s ns0:c="1"/><ns0:line-break/>mod4.3.1 (modulepath)&gt; mpirun<ns0:line-break/>This is fake mpirun (openmpi/4.0, intel/2019)<ns0:line-break/>mod4.3.1 (modulepath)&gt; module switch --auto intel intel/2018<ns0:line-break/>Switching from intel/2019 to intel/2018<ns0:line-break/><ns0:s ns0:c="2"/>ERROR: Unable to locate a modulefile for 'openmpi/4.0'<ns0:line-break/><ns0:s ns0:c="2"/>WARNING: Reload of dependent openmpi/4.0 failed<ns0:line-break/><ns0:s ns0:c="2"/>Unloading dependent: openmpi/4.0<ns0:line-break/>mod4.3.1 (modulepath)&gt; module list<ns0:line-break/>Currently Loaded Modulefiles:<ns0:line-break/><ns0:s ns0:c="1"/>1) intel/2018 <ns0:s ns0:c="1"/><ns0:line-break/>mod4.3.1 (modulepath)&gt; mpirun<ns0:line-break/>$MOD_GIT_ROOTDIR/doc/example/compiler-etc-dependencies/example-sessions/common_code.sh: line 35: mpirun: command not found</ns0:p>
          <text:p text:style-name="rststyle-textbody">The modulefiles themselves basically have no support for defaulting a compiler;  the modulefiles for
the various MPI libraries are simply not even available until a modulefile for a compiler is loaded, as
seen below:</text:p>
          <ns0:p ns0:style-name="rststyle-codeblock">mod4.3.1 (modulepath)&gt; module purge<ns0:line-break/>mod4.3.1 (modulepath)&gt; module load openmpi/3.1<ns0:line-break/>ERROR: Unable to locate a modulefile for 'openmpi/3.1'<ns0:line-break/>mod4.3.1 (modulepath)&gt; module list<ns0:line-break/>No Modulefiles Currently Loaded.<ns0:line-break/>mod4.3.1 (modulepath)&gt; module purge<ns0:line-break/>mod4.3.1 (modulepath)&gt; module load gcc/8.2.0<ns0:line-break/>mod4.3.1 (modulepath)&gt; module load openmpi<ns0:line-break/>mod4.3.1 (modulepath)&gt; module list<ns0:line-break/>Currently Loaded Modulefiles:<ns0:line-break/><ns0:s ns0:c="1"/>1) gcc/8.2.0 <ns0:s ns0:c="2"/>2) openmpi/3.1 <ns0:s ns0:c="1"/><ns0:line-break/>mod4.3.1 (modulepath)&gt; mpirun<ns0:line-break/>This is fake mpirun (openmpi/3.1, gcc/8.2.0)</ns0:p>
          <text:p text:style-name="rststyle-textbody">However, this could be somewhat mitigated by having the modulefile for the default compiler automatically
loaded for the user upon login (e.g. in their dot files).</text:p>
          <text:p text:style-name="rststyle-textbody">The situation is similar for foo:</text:p>
          <ns0:p ns0:style-name="rststyle-codeblock">mod4.3.1 (modulepath)&gt; module purge<ns0:line-break/>mod4.3.1 (modulepath)&gt; module load pgi/19.4<ns0:line-break/>mod4.3.1 (modulepath)&gt; module load foo/2.4<ns0:line-break/>mod4.3.1 (modulepath)&gt; module list<ns0:line-break/>Currently Loaded Modulefiles:<ns0:line-break/><ns0:s ns0:c="1"/>1) pgi/19.4 <ns0:s ns0:c="2"/>2) foo/2.4 <ns0:s ns0:c="1"/><ns0:line-break/>mod4.3.1 (modulepath)&gt; foo<ns0:line-break/>This is fake foo 2.4 (pgi/19.4, nompi)<ns0:line-break/>mod4.3.1 (modulepath)&gt; module unload foo<ns0:line-break/>mod4.3.1 (modulepath)&gt; module load openmpi/3.1<ns0:line-break/>mod4.3.1 (modulepath)&gt; module load foo/2.4<ns0:line-break/>mod4.3.1 (modulepath)&gt; module list<ns0:line-break/>Currently Loaded Modulefiles:<ns0:line-break/><ns0:s ns0:c="1"/>1) pgi/19.4 <ns0:s ns0:c="2"/>2) openmpi/3.1 <ns0:s ns0:c="2"/>3) foo/2.4 <ns0:s ns0:c="1"/><ns0:line-break/>mod4.3.1 (modulepath)&gt; foo<ns0:line-break/>This is fake foo 2.4 (pgi/19.4, openmpi/3.1)<ns0:line-break/>mod4.3.1 (modulepath)&gt; module unload foo<ns0:line-break/>mod4.3.1 (modulepath)&gt; module unload openmpi<ns0:line-break/>mod4.3.1 (modulepath)&gt; module switch --auto pgi intel/2019<ns0:line-break/>mod4.3.1 (modulepath)&gt; module load foo/2.4<ns0:line-break/>mod4.3.1 (modulepath)&gt; module list<ns0:line-break/>Currently Loaded Modulefiles:<ns0:line-break/><ns0:s ns0:c="1"/>1) intel/2019 <ns0:s ns0:c="2"/>2) foo/2.4 <ns0:s ns0:c="1"/><ns0:line-break/>mod4.3.1 (modulepath)&gt; foo<ns0:line-break/>This is fake foo 2.4 (intel/2019, nompi)<ns0:line-break/>mod4.3.1 (modulepath)&gt; module unload foo<ns0:line-break/>mod4.3.1 (modulepath)&gt; module load intelmpi<ns0:line-break/>mod4.3.1 (modulepath)&gt; module load foo/2.4<ns0:line-break/>mod4.3.1 (modulepath)&gt; module list<ns0:line-break/>Currently Loaded Modulefiles:<ns0:line-break/><ns0:s ns0:c="1"/>1) intel/2019 <ns0:s ns0:c="2"/>2) intelmpi/default <ns0:s ns0:c="2"/>3) foo/2.4 <ns0:s ns0:c="1"/><ns0:line-break/>mod4.3.1 (modulepath)&gt; foo<ns0:line-break/>This is fake foo 2.4 (intel/2019, intelmpi)<ns0:line-break/>mod4.3.1 (modulepath)&gt; module unload foo<ns0:line-break/>mod4.3.1 (modulepath)&gt; module switch --auto intelmpi mvapich/2.3.1<ns0:line-break/>mod4.3.1 (modulepath)&gt; module load foo/2.4<ns0:line-break/>mod4.3.1 (modulepath)&gt; module list<ns0:line-break/>Currently Loaded Modulefiles:<ns0:line-break/><ns0:s ns0:c="1"/>1) intel/2019 <ns0:s ns0:c="2"/>2) mvapich/2.3.1 <ns0:s ns0:c="2"/>3) foo/2.4 <ns0:s ns0:c="1"/><ns0:line-break/>mod4.3.1 (modulepath)&gt; foo<ns0:line-break/>This is fake foo 2.4 (intel/2019, mvapich/2.3.1)<ns0:line-break/>mod4.3.1 (modulepath)&gt; module unload foo<ns0:line-break/>mod4.3.1 (modulepath)&gt; module switch --auto mvapich openmpi/4.0<ns0:line-break/>mod4.3.1 (modulepath)&gt; module load foo/2.4<ns0:line-break/>mod4.3.1 (modulepath)&gt; module list<ns0:line-break/>Currently Loaded Modulefiles:<ns0:line-break/><ns0:s ns0:c="1"/>1) intel/2019 <ns0:s ns0:c="2"/>2) openmpi/4.0 <ns0:s ns0:c="2"/>3) foo/2.4 <ns0:s ns0:c="1"/><ns0:line-break/>mod4.3.1 (modulepath)&gt; foo<ns0:line-break/>This is fake foo 2.4 (intel/2019, openmpi/4.0)<ns0:line-break/>mod4.3.1 (modulepath)&gt; module unload foo<ns0:line-break/>mod4.3.1 (modulepath)&gt; module unload openmpi<ns0:line-break/>mod4.3.1 (modulepath)&gt; module switch --auto intel/2019 gcc/9.1.0<ns0:line-break/>mod4.3.1 (modulepath)&gt; module load foo/2.4<ns0:line-break/>mod4.3.1 (modulepath)&gt; module list<ns0:line-break/>Currently Loaded Modulefiles:<ns0:line-break/><ns0:s ns0:c="1"/>1) gcc/9.1.0 <ns0:s ns0:c="2"/>2) foo/2.4 <ns0:s ns0:c="1"/><ns0:line-break/>mod4.3.1 (modulepath)&gt; foo<ns0:line-break/>This is fake foo 2.4 (gcc/9.1.0, nompi)<ns0:line-break/>mod4.3.1 (modulepath)&gt; module unload foo<ns0:line-break/>mod4.3.1 (modulepath)&gt; module load mvapich/2.3.1<ns0:line-break/>mod4.3.1 (modulepath)&gt; module load foo/2.4<ns0:line-break/>mod4.3.1 (modulepath)&gt; module list<ns0:line-break/>Currently Loaded Modulefiles:<ns0:line-break/><ns0:s ns0:c="1"/>1) gcc/9.1.0 <ns0:s ns0:c="2"/>2) mvapich/2.3.1 <ns0:s ns0:c="2"/>3) foo/2.4 <ns0:s ns0:c="1"/><ns0:line-break/>mod4.3.1 (modulepath)&gt; foo<ns0:line-break/>This is fake foo 2.4 (gcc/9.1.0, mvapich/2.3.1)<ns0:line-break/>mod4.3.1 (modulepath)&gt; module unload foo<ns0:line-break/>mod4.3.1 (modulepath)&gt; module switch --auto mvapich openmpi/4.0<ns0:line-break/>mod4.3.1 (modulepath)&gt; module load foo/2.4<ns0:line-break/>mod4.3.1 (modulepath)&gt; module list<ns0:line-break/>Currently Loaded Modulefiles:<ns0:line-break/><ns0:s ns0:c="1"/>1) gcc/9.1.0 <ns0:s ns0:c="2"/>2) openmpi/4.0 <ns0:s ns0:c="2"/>3) foo/2.4 <ns0:s ns0:c="1"/><ns0:line-break/>mod4.3.1 (modulepath)&gt; foo<ns0:line-break/>This is fake foo 2.4 (gcc/9.1.0, openmpi/4.0)</ns0:p>
          <text:p text:style-name="rststyle-textbody">As expected, the correct version of foo is loaded depending on the previously
loaded compiler and MPI libraries.  Here again we use an <text:span text:style-name="rststyle-inlineliteral">intelmpi</text:span> modulefile
to indicate when we wish to use Intel MPI libraries, even though they are enabled
by the <text:span text:style-name="rststyle-inlineliteral">intel</text:span> module.  The <text:span text:style-name="rststyle-inlineliteral">intelmpi</text:span> modulefile basically just adds the modulepath
for the intel-compiler and intelmpi dependent modules.</text:p>
          <ns0:p ns0:style-name="rststyle-codeblock">mod4.3.1 (modulepath)&gt; module purge<ns0:line-break/>mod4.3.1 (modulepath)&gt; module load pgi/18.4<ns0:line-break/>mod4.3.1 (modulepath)&gt; module load openmpi/3.1<ns0:line-break/>mod4.3.1 (modulepath)&gt; module load foo/1.1<ns0:line-break/>mod4.3.1 (modulepath)&gt; module list<ns0:line-break/>Currently Loaded Modulefiles:<ns0:line-break/><ns0:s ns0:c="1"/>1) pgi/18.4 <ns0:s ns0:c="2"/>2) openmpi/3.1 <ns0:s ns0:c="2"/>3) foo/1.1 <ns0:s ns0:c="1"/><ns0:line-break/>mod4.3.1 (modulepath)&gt; foo<ns0:line-break/>This is fake foo 1.1 (pgi/18.4, openmpi/3.1)<ns0:line-break/>mod4.3.1 (modulepath)&gt; module switch --auto pgi intel/2018<ns0:line-break/>Switching from pgi/18.4 to intel/2018<ns0:line-break/><ns0:s ns0:c="2"/>Unloading dependent: foo/1.1 openmpi/3.1<ns0:line-break/><ns0:s ns0:c="2"/>Reloading dependent: openmpi/3.1 foo/1.1<ns0:line-break/>mod4.3.1 (modulepath)&gt; module list<ns0:line-break/>Currently Loaded Modulefiles:<ns0:line-break/><ns0:s ns0:c="1"/>1) intel/2018 <ns0:s ns0:c="2"/>2) openmpi/3.1 <ns0:s ns0:c="2"/>3) foo/1.1 <ns0:s ns0:c="1"/><ns0:line-break/>mod4.3.1 (modulepath)&gt; foo<ns0:line-break/>This is fake foo 1.1 (intel/2018, openmpi/3.1)<ns0:line-break/>mod4.3.1 (modulepath)&gt; mpirun<ns0:line-break/>This is fake mpirun (openmpi/3.1, intel/2018)<ns0:line-break/>mod4.3.1 (modulepath)&gt; module purge<ns0:line-break/>mod4.3.1 (modulepath)&gt; module load intel/2019<ns0:line-break/>mod4.3.1 (modulepath)&gt; module load foo<ns0:line-break/>mod4.3.1 (modulepath)&gt; module list<ns0:line-break/>Currently Loaded Modulefiles:<ns0:line-break/><ns0:s ns0:c="1"/>1) intel/2019 <ns0:s ns0:c="2"/>2) foo/2.4 <ns0:s ns0:c="1"/><ns0:line-break/>mod4.3.1 (modulepath)&gt; foo<ns0:line-break/>This is fake foo 2.4 (intel/2019, nompi)<ns0:line-break/>mod4.3.1 (modulepath)&gt; module load openmpi<ns0:line-break/>mod4.3.1 (modulepath)&gt; module list<ns0:line-break/>Currently Loaded Modulefiles:<ns0:line-break/><ns0:s ns0:c="1"/>1) intel/2019 <ns0:s ns0:c="2"/>2) foo/2.4 <ns0:s ns0:c="2"/>3) openmpi/4.0 <ns0:s ns0:c="1"/><ns0:line-break/>mod4.3.1 (modulepath)&gt; foo<ns0:line-break/>This is fake foo 2.4 (intel/2019, nompi)</ns0:p>
          <text:p text:style-name="rststyle-textbody">Note again the same deficiency in the switch report as the Homebrewed-flavours
strategy had; in the last case above wherein we loaded foo with intel/2019 loaded
but no MPI module.  As expected, a non-MPI build of foo was loaded.  However, when an
openmpi module is subsequently loaded, foo does not get reloaded and we still have
the non-MPI build of foo, as evidenced by the output of the foo command.  And that
this fact is not obvious from the module list output.</text:p>
          <text:p text:style-name="rststyle-textbody">The behavior when defaulting is nicer.  Without any compiler or MPI libraries
Here we note a deficiency in the switch support as compared to <text:span text:style-name="rststyle-inlineliteral">Flavours</text:span>.  In the last example
after loading intel/2019 and foo, we have the non-MPI build of foo as expected.  However, upon
subsequently loading the openmpi module, we still have the non-MPI version of foo loaded, as evidenced
by the output of the fake foo command.  I.e., the foo package was <text:span text:style-name="rststyle-emphasis">not</text:span> automatically reloaded, as
there was no prereq in the foo modulefile on an MPI library (as in the non-MPI build there is no MPI
library to prereq).  Also note that module list does not really inform one of this fact.</text:p>
          <text:p text:style-name="rststyle-textbody">The ability to default partial modulenames in this strategy is mixed.  Without any compiler loaded,
most modulefiles are not even visible/available.  However, once a compiler is loaded, trying to
load a module without specifying the version will end up loading the latest version compatible
with the loaded compiler (as no incompatible versions are visible) as seen below:</text:p>
          <ns0:p ns0:style-name="rststyle-codeblock">mod4.3.1 (modulepath)&gt; module purge<ns0:line-break/>mod4.3.1 (modulepath)&gt; module load foo<ns0:line-break/>ERROR: Unable to locate a modulefile for 'foo'<ns0:line-break/>mod4.3.1 (modulepath)&gt; module load gcc/8.2.0<ns0:line-break/>mod4.3.1 (modulepath)&gt; module load foo<ns0:line-break/>mod4.3.1 (modulepath)&gt; module list<ns0:line-break/>Currently Loaded Modulefiles:<ns0:line-break/><ns0:s ns0:c="1"/>1) gcc/8.2.0 <ns0:s ns0:c="2"/>2) foo/1.1 <ns0:s ns0:c="1"/><ns0:line-break/>mod4.3.1 (modulepath)&gt; foo<ns0:line-break/>This is fake foo 1.1 (gcc/8.2.0, nompi)<ns0:line-break/>mod4.3.1 (modulepath)&gt; module purge<ns0:line-break/>mod4.3.1 (modulepath)&gt; module load gcc/8.2.0<ns0:line-break/>mod4.3.1 (modulepath)&gt; module load openmpi<ns0:line-break/>mod4.3.1 (modulepath)&gt; module load foo<ns0:line-break/>mod4.3.1 (modulepath)&gt; module list<ns0:line-break/>Currently Loaded Modulefiles:<ns0:line-break/><ns0:s ns0:c="1"/>1) gcc/8.2.0 <ns0:s ns0:c="2"/>2) openmpi/3.1 <ns0:s ns0:c="2"/>3) foo/1.1 <ns0:s ns0:c="1"/><ns0:line-break/>mod4.3.1 (modulepath)&gt; foo<ns0:line-break/>This is fake foo 1.1 (gcc/8.2.0, openmpi/3.1)<ns0:line-break/>mod4.3.1 (modulepath)&gt; module purge<ns0:line-break/>mod4.3.1 (modulepath)&gt; module load foo/1.1<ns0:line-break/>ERROR: Unable to locate a modulefile for 'foo/1.1'<ns0:line-break/>mod4.3.1 (modulepath)&gt; module list<ns0:line-break/>No Modulefiles Currently Loaded.<ns0:line-break/>mod4.3.1 (modulepath)&gt; module purge<ns0:line-break/>mod4.3.1 (modulepath)&gt; module load pgi/18.4<ns0:line-break/>mod4.3.1 (modulepath)&gt; module load foo<ns0:line-break/>mod4.3.1 (modulepath)&gt; module list<ns0:line-break/>Currently Loaded Modulefiles:<ns0:line-break/><ns0:s ns0:c="1"/>1) pgi/18.4 <ns0:s ns0:c="2"/>2) foo/1.1 <ns0:s ns0:c="1"/><ns0:line-break/>mod4.3.1 (modulepath)&gt; foo<ns0:line-break/>This is fake foo 1.1 (pgi/18.4, nompi)</ns0:p>
          <text:p text:style-name="rststyle-textbody">This is better than in the Flavours or Homebrewed-flavors strategies.  If one were to use
this strategy in production, I would recommend having a default compiler module (and maybe even
an MPI library, etc) automatically loaded when the user logs in, thereby allowing for a reasonable defaulting
ability (and more reasonable module avail output).</text:p>
          <text:p text:style-name="rststyle-textbody">The situation with bar is similar.  We do not have a dummy simd module,
so the builds with different CPU vectorization support are specified by
appending /avx, etc. to the bar package name.  As with previous strategies,
if one attempts to load a simd variant which was not built for the compiler
loaded, an error will occur.</text:p>
          <ns0:p ns0:style-name="rststyle-codeblock">mod4.3.1 (modulepath)&gt; module purge<ns0:line-break/>mod4.3.1 (modulepath)&gt; module load gcc/9.1.0<ns0:line-break/>mod4.3.1 (modulepath)&gt; module load bar/5.4/avx2<ns0:line-break/>mod4.3.1 (modulepath)&gt; module list<ns0:line-break/>Currently Loaded Modulefiles:<ns0:line-break/><ns0:s ns0:c="1"/>1) gcc/9.1.0 <ns0:s ns0:c="2"/>2) bar/5.4/avx2 <ns0:s ns0:c="1"/><ns0:line-break/>mod4.3.1 (modulepath)&gt; bar<ns0:line-break/>This is fake bar 5.4 (gcc/9.1.0, avx2)<ns0:line-break/>mod4.3.1 (modulepath)&gt; module unload bar<ns0:line-break/>mod4.3.1 (modulepath)&gt; module load bar/5.4/avx<ns0:line-break/>mod4.3.1 (modulepath)&gt; module list<ns0:line-break/>Currently Loaded Modulefiles:<ns0:line-break/><ns0:s ns0:c="1"/>1) gcc/9.1.0 <ns0:s ns0:c="2"/>2) bar/5.4/avx(default) <ns0:s ns0:c="1"/><ns0:line-break/>mod4.3.1 (modulepath)&gt; bar<ns0:line-break/>This is fake bar 5.4 (gcc/9.1.0, avx)<ns0:line-break/>mod4.3.1 (modulepath)&gt; module unload bar<ns0:line-break/>mod4.3.1 (modulepath)&gt; module load bar/5.4/sse4.1<ns0:line-break/>ERROR: Unable to locate a modulefile for 'bar/5.4/sse4.1'<ns0:line-break/>mod4.3.1 (modulepath)&gt; module list<ns0:line-break/>Currently Loaded Modulefiles:<ns0:line-break/><ns0:s ns0:c="1"/>1) gcc/9.1.0 <ns0:s ns0:c="1"/></ns0:p>
          <text:p text:style-name="rststyle-textbody">Defaulting is handled well, as shown</text:p>
          <ns0:p ns0:style-name="rststyle-codeblock">mod4.3.1 (modulepath)&gt; module purge<ns0:line-break/>mod4.3.1 (modulepath)&gt; module load gcc/9.1.0<ns0:line-break/>mod4.3.1 (modulepath)&gt; module load bar<ns0:line-break/>mod4.3.1 (modulepath)&gt; module list<ns0:line-break/>Currently Loaded Modulefiles:<ns0:line-break/><ns0:s ns0:c="1"/>1) gcc/9.1.0 <ns0:s ns0:c="2"/>2) bar/5.4/avx(default) <ns0:s ns0:c="1"/><ns0:line-break/>mod4.3.1 (modulepath)&gt; bar<ns0:line-break/>This is fake bar 5.4 (gcc/9.1.0, avx)<ns0:line-break/>mod4.3.1 (modulepath)&gt; module purge<ns0:line-break/>mod4.3.1 (modulepath)&gt; module load gcc/8.2.0<ns0:line-break/>mod4.3.1 (modulepath)&gt; module load bar/4.7<ns0:line-break/>mod4.3.1 (modulepath)&gt; module list<ns0:line-break/>Currently Loaded Modulefiles:<ns0:line-break/><ns0:s ns0:c="1"/>1) gcc/8.2.0 <ns0:s ns0:c="2"/>2) bar/4.7/sse4.1(default) <ns0:s ns0:c="1"/><ns0:line-break/>mod4.3.1 (modulepath)&gt; bar<ns0:line-break/>This is fake bar 4.7 (gcc/8.2.0, sse4.1)</ns0:p>
          <text:p text:style-name="rststyle-textbody">In particular, one case specify bar/avx2 or bar/avx or bar/sse4.1 and the
latest version of bar consistent with the specification and any previously
loaded compiler (or default compiler) will be loaded</text:p>
        </text:section>
        <text:section text:name="Section21" text:style-name="Sect2">
          <text:h text:outline-level="2" text:style-name="rststyle-heading2">Summary of modulepath strategy</text:h>
          <text:list text:style-name="rststyle-bulletlist">
            <text:list-item>
              <text:p text:style-name="rststyle-bulletitem">It is quite difficult for an user to get an inconsistent environment,
at least when automatic module handling is used.  The modulepaths are
managed so that only modulefiles consistent with the previously loaded
compiler/MPI library are visible.</text:p>
            </text:list-item>
            <text:list-item>
              <text:p text:style-name="rststyle-bulletitem">With automatic module handling, the module switch command is very nicely
supported.</text:p>
            </text:list-item>
            <text:list-item>
              <text:p text:style-name="rststyle-bulletitem">The module command does not lend itself to readily seeing all the packages
which are installed on the system, nor seeing for which compiler/MPI combinations
a certain package is built.  The module avail command just does not show
any modules not compatible with the currently loaded compiler and/or MPI
libraries.  Lmod needed to add a <text:span text:style-name="rststyle-inlineliteral">module spider</text:span> command to address this,
but no such functionality currently exists in Environmental Modules.
If one were to use this in production, you would need to provide something
similar to the Lmod spider subcommand, or at least provide frequently
updated web pages or similar with this information.</text:p>
            </text:list-item>
            <text:list-item>
              <text:p text:style-name="rststyle-bulletitem">This strategy involves the use of many more modulepaths than the
previously examined strategies, having at least one modulepath per
compiler installed, and typically also one for each compiler/MPI library
combination.  If you add additional layers of dependency, things get even
more complicated, which can be limiting.  It is especially problematic if
you have two disjoint dependencies -- i.e. neither dependencies is dependent on
the other; in this case you might load one or the other, or both (in either
order).  If there are modulefiles dependent on both of these dependencies, the
last one loaded (and _only_ the last one) needs to handle adding the appropriate
modulepath for the modulefiles depending on both.</text:p>
            </text:list-item>
            <text:list-item>
              <text:p text:style-name="rststyle-bulletitem">In general, a module will fail to load with an error message
if any dependent module is not already loaded.  The error will actually
state that the module cannot be found, as the modulepath containing it will
not be added to the MODULEPATH until the modules depended on are loaded.
So if you need to default a compiler, etc., you will need to have the
user's initialization scripts automatically load the appropriate
modulefile upon login.</text:p>
            </text:list-item>
            <text:list-item>
              <text:p text:style-name="rststyle-bulletitem">However, what we have been referring to as "more intelligent defaulting" is
effectively supported.  I.e., if a user requests to load a package without
specifying the version desired, the version will be defaulted to the latest
version _compatible_ with the currently loaded compiler and other depencies.
This is because the incompatible versions are not visible in the module tree.
has loaded.</text:p>
            </text:list-item>
          </text:list>
        </text:section>
      </text:section>
      <text:section text:name="Section22" text:style-name="Sect1">
        <text:h text:outline-level="1" text:style-name="rststyle-heading1">Comparison of Strategies</text:h>
        <text:p text:style-name="rststyle-textbody">All of the strategies discussed above have their peculiar strengths and weaknesses.
The decision of which strategy to use will depend on how these strengths and weaknesses
impact your design goals.  I would advise playing around in the sandbox environments
a bit, as actual use tends to help make clear which downsides you are willing to accept
and which you are not.</text:p>
        <text:p text:style-name="rststyle-textbody">With the exception of the Flavours strategy, which works best with Environmental Modules
version 3.x, all of the other strategies work as well or better
on the newer 4.x versions of Environmental Modules.  This difference is most visible
in the discussion of features around the module switch command.  So in the following
discussions we will assume Environmental Modules version 3.x for the Flavours strategies,
as that is the version it works best with.  For all other strategies, we assume
Environmental Modules version 4.x, with automatic module handling enabled, as these
strategies work best in that scenario.</text:p>
        <text:p text:style-name="rststyle-textbody">The Homebrewed-flavors, Modulerc-based, and Modulepath-based strategies all
require a significant amount of "assembly" in order to get them working for a
production environment; the example scripts and procedures provided here should
hep significantly, but should not be construed as a polished product.  You will
likely need to customize and extend for your environment.  The
Flavours strategy, on the other hand, has been packaged to present as a finished product
and so requires less "assembly" to get working, but does not appear to be actively
maintained, so the reduced up-front work might be neutralized by the costs of
self support.</text:p>
        <text:section text:name="Section23" text:style-name="Sect2">
          <text:h text:outline-level="2" text:style-name="rststyle-heading2">Basic Dependency Handling</text:h>
          <text:p text:style-name="rststyle-textbody">All of the strategies discussed support a basic level of dependency
handling.  If a user attempts to load a package, they get the build of the
package appropriate for the previously loaded compiler or other dependencies,
or, if no appropriate build is found, an error message indicating such.
E.g, if the user does:</text:p>
          <ns0:p ns0:style-name="rststyle-codeblock">module load gcc/8.2.0<ns0:line-break/>module load foo/1.1</ns0:p>
          <text:p text:style-name="rststyle-textbody">their environment will be set up to run foo version 1.1 built
with gcc version 8.2.0.</text:p>
          <text:p text:style-name="rststyle-textbody">All of the strategies discussed meet this criterion, with both 3.x and 4.x versions
of Environmental Modules.</text:p>
        </text:section>
        <text:section text:name="Section24" text:style-name="Sect2">
          <text:h text:outline-level="2" text:style-name="rststyle-heading2">Advanced Dependency Handling (e.g. the module switch subcommand)</text:h>
          <text:p text:style-name="rststyle-textbody">Things are more complicated when we allow for the modules upon which
other loaded modules might depend to be changed.  This generally involves
the module switch command.</text:p>
          <text:p text:style-name="rststyle-textbody">While all of the strategies handle well the easy case, when we switch
a module upon which no other loaded modules depend, the trick comes
when one or more currently loaded modules depend on the module being
switched out.  E.g., if we assume that module foo depends on the
previously loaded compiler, then ideally, we would like for a sequence like:</text:p>
          <ns0:p ns0:style-name="rststyle-codeblock">module load intel/2019<ns0:line-break/>module load foo<ns0:line-break/>module switch intel pgi/18.4</ns0:p>
          <text:p text:style-name="rststyle-textbody">to have the same effective outcome as if the user issued the commands:</text:p>
          <ns0:p ns0:style-name="rststyle-codeblock">module load pgi/18.4<ns0:line-break/>module load foo</ns0:p>
          <text:p text:style-name="rststyle-textbody">I.e., switching out the compiler
will cause foo to be reloaded with the new compiler dependency.  And ideally
in this example we would have pgi/18.4 loaded along with the latest version
of foo compatible with that compiler.</text:p>
          <text:p text:style-name="rststyle-textbody">This is handled reasonably well with the Flavours (using Environmental Modules
3.x) and the Homebrewed-flavors and Modulepath-based (both using Environmental
Modules 4.x) strategies.  For the Homebrewed-flavors and Modulepath-based
strategies, this relies on the automatic module handling feature (As of
version 4.3.1, this is disabled by default.  It can be enabled in <text:span text:style-name="rststyle-inlineliteral">modulecmd.tcl</text:span>,
or by setting the environmental variable MODULES_AUTO_HANDLING to 1, or by adding the <text:span text:style-name="rststyle-inlineliteral">--auto</text:span> flag
to the modules command.)</text:p>
          <text:p text:style-name="rststyle-textbody">For these strategies, swapping out a compiler or other module upon which a loaded
module depends will cause the the module with a dependency to be unloaded, the
module being switched being swapped out, and the module that had a dependency being
reloaded.</text:p>
          <text:p text:style-name="rststyle-textbody">Our example sequence above actually exposes a subtle issue.  For the Flavours
and Homebrewed-flavors strategies, the sequence of loading pgi/18.4 followed
by foo (using our example software library) would fail, as foo would be defaulted to
version 2.4 and as there was no build of foo/2.4 for pgi/18.4, the module load foo
would fail.  And indeed, the switch sequence above would not be completely successful
under either strategy: for the Homebrewed-flavors strategy, the compiler would be
swapped out and the reload of foo would fail with an error (so effectively
equivalent to the second sequence).  For the Flavours strategy, it detects that
it would be unable to reload foo, and the switch command fails (i.e. the compiler
remains intel/2019).</text:p>
          <text:p text:style-name="rststyle-textbody">For the modulepath strategy, the second sequence (loading pgi/18.4 then foo) would
actually work, as the modulepath exposed by loading pgi/18.4 only has versions of
foo that are compatible with pgi/18.4.  But the switch command does not work
as well as would be desired.  This is because that as currently implemented, when the
automatic module handling code does the reload of the module that was unloaded
due to dependencis, it attempts to reload based on the fully qualified name of the
module that was loaded, and not based on the (possibly partial) name specified
when the module was originally loaded.  So, after the module load intel/2019,
the module load foo will result in foo/2.4 being loaded.  When we switch out intel/2019
for pgi/18.4, foo gets unloaded, but after the compiler swap, it tries to reload
foo/2.4.  As there is no build of foo/2.4 for pgi/18.4 (and thus no modulefile in
the current modulepath), the module is not found and is unable to be loaded.
As in the Homebrewed-flavors case, the compiler is switched but foo is left unloaded
(with an appropriate warning to that effect).</text:p>
          <text:p text:style-name="rststyle-textbody">This same issue prevents the automatic module handling feature as currently implemented
from being very useful with the Modulerc-based.  Basically, whenever you have a module
loaded that depends on another module, switching out the module depended upon will
fail to reload the other module.  This is true even in less pathological cases, like:</text:p>
          <ns0:p ns0:style-name="rststyle-codeblock">module load intel/2019<ns0:line-break/>module load foo<ns0:line-break/>module switch intel pgi/19.4</ns0:p>
          <text:p text:style-name="rststyle-textbody">which succeeds under the other three strategies (as foo/2.4 _is_ built for pgi/19.4).
This is because when foo is initially loaded in the above scenario, the actual modulename
loaded is foo/intel/2019/2.4.  With the switch command, foo gets unloaded, the compilers
are switched, and the automatic modules handling code tries to reload foo/intel/2019/2.4.
That modulename clearly depends on intel/2019, not pgi/19.4, and so will fail to load
(with an error message).  The net result is that the compiler gets switched, but any
modules depending on the compiler (or whatever module being switched) get unloaded
(with a warning to that effect).  It is hoped that a future version of the
automatic modules handling feature will have an option to reload the dependent
modules using the modulename they were loaded with; this should allow for the
switch command to work well in the Modulerc-based strategy, as well as make
edges case (like the pgi/18.4 example discussed above) work better with the Modulepath-based
strategy.</text:p>
          <text:p text:style-name="rststyle-textbody">There is another edge case which only the Flavours strategy handles well.  Consider a
scenario like:</text:p>
          <ns0:p ns0:style-name="rststyle-codeblock">module purge<ns0:line-break/>module load intel/2019<ns0:line-break/>module load foo<ns0:line-break/>foo # this should be <ns0:s ns0:c="1"/>foo/2.4 built for intel/2019 without MPI<ns0:line-break/>module load openmpi<ns0:line-break/>foo # What build is this, with or without MPI?</ns0:p>
          <text:p text:style-name="rststyle-textbody">With the Flavours strategy, the final foo will be built for intel/2019
with openmpi support; i.e. Flavours supports the concept of _optional_ prerequisites, and foo has
an optional prequisite on the MPI libraries, so when openmpi is loaded, any previously loaded modules
which depend on it (through a regular or optional prerequisite) get reloaded.</text:p>
          <text:p text:style-name="rststyle-textbody">All of the other strategies rely on automatic module handling for automatic reloads, and
in this case no reload of foo will be initiated as foo does not have
MPI libraries listed as a prerequisite (otherwise a no MPI version could not be loaded).  This is especially
problematic for the Homebrewed flavors and Modulepath-based strategies, since it is not easily to
tell from a module list or similar command which version of foo the environment is set for (for the
Modulerc-based strategy, the full modulename from module list will indicate that).</text:p>
          <text:p text:style-name="rststyle-textbody">However, despite some potential issues with some edge cases, the Flavours, Homebrewed-flavors, and
Modulepath-based strategies all handle this challenge well.  The Modulerc-based
approach has a poor showing (although at least the modules depending on the module switched
out will be unloaded, so the set of loaded modules is consistent).</text:p>
          <text:p text:style-name="rststyle-textbody">Note also that this topic shows the most dependence on the version of Environmental
Modules.  For the Flavours strategies, I could not get the switching of a module upon which
other modules depended to work (the wrapper script returned weird errors).  The
other strategies all rely on the automatic module handling feature to enable the unload
and reload of modules which depend on the module being switched out.  Thus for 3.x versions
of Environmental Modules (or even 4.x versions w/out automatic module handling enabled),
the switch of a compiler, etc. will only result in the compiler being replaced, and any
modules which depend on the compiler will not be reloaded.  This means they will still be
pointing to versions built for the old compiler, leading to an inconsistent set of
modules being loaded.  This is particularly bad in the Homebrewed-flavors case, as a module
load will not even inform one of that fact.</text:p>
        </text:section>
        <text:section text:name="Section25" text:style-name="Sect2">
          <text:h text:outline-level="2" text:style-name="rststyle-heading2">Visibility into what packages are available</text:h>
          <text:p text:style-name="rststyle-textbody">Another set of criteria to weigh has to do with visibility into the available
packages.  We are interested in</text:p>
          <text:list text:style-name="rststyle-enumlist-arabic">
            <text:list-item>
              <text:p text:style-name="rststyle-enumitem">Viewing all of the packages installed on a system</text:p>
            </text:list-item>
            <text:list-item>
              <text:p text:style-name="rststyle-enumitem">Determining what versions of a specific package are available for a
given compiler/MPI/etc combination.</text:p>
            </text:list-item>
            <text:list-item>
              <text:p text:style-name="rststyle-enumitem">Seeing what compiler/MPI/etc combinations a specific version of a
package</text:p>
            </text:list-item>
            <text:list-item>
              <text:p text:style-name="rststyle-enumitem">For packages that we have currently loaded, determining which compiler/MPI/etc
they were built for.</text:p>
            </text:list-item>
          </text:list>
          <text:p text:style-name="rststyle-textbody">In terms of seeing all of packages that are available, the Flavours and Homebrewed flavors strategies
are probably the best.  The <text:span text:style-name="rststyle-inlineliteral">module avail</text:span> command will list all modulefiles available, which will
typically just be a list of packagename/version for each installed version.  On a production system
with many packages installed, even this can be a bit overwhelming to the user.</text:p>
          <text:p text:style-name="rststyle-textbody">The <text:span text:style-name="rststyle-inlineliteral">module avail</text:span> command will also list all modulefiles for every installed package in the Modulerc-based
strategy, but here every build of every version of every package will have a distinct modulefile.  I.e.,
you will not just have foo/1.1 and foo/2.4 listings, but foo/1.1/gcc/8.2.0/nompi, foo/1.1/gcc/8.2.0/mvapich/2.1,
foo/1.1/gcc/8.2.0/openmpi/3.1, foo/1.1/intel/2018/nompi, foo/1.1/intel/2018/intelmpi, etc. modulefiles.
Actually, the situation is even worse than that, as in this strategy there are often multiple
modulefiles for the same build in order to ease navigation of the module tree, e.g. we could have
foo/1.1/gcc/8.2.0/nompi and foo/gcc/8.2.0/nompi/1.1 representing the same build of the same package.
Whereas an unqualified <text:span text:style-name="rststyle-inlineliteral">module avail</text:span> in the Flavours or Homebrewed flavors strategies can be a bit overwhelming
in a large environment, with the Modulerc-based strategy it can become practically unusable.</text:p>
          <text:p text:style-name="rststyle-textbody">While an unqualified <text:span text:style-name="rststyle-inlineliteral">module avail</text:span> in the Flavours, Homebrewed flavors, and especially Modulerc-based strategies
can inundate the user with modulenames, the Modulepath-based strategy has the opposite problem.  With the Modulepath-based
strategy, the modulefiles are split across multiple, often multually incompatible, modulepaths, so the module avail
command will never return a list of all modulefiles installed, only those available given the previously loaded
compiler/MPI libraries/etc.  E.g., if a package foobar is only installed for a particular compiler/MPI combination,
it will not appear in any module avail listing unless that particular compiler and MPI were previously loaded.</text:p>
          <text:p text:style-name="rststyle-textbody">While the number of modulefiles listed in an unqualified <text:span text:style-name="rststyle-inlineliteral">module avail</text:span> command in the Modulerc-based strategy
is unwieldy, if one adds a partial package specification argument, the number of modulefiles returned is greatly
reduced.  This smaller list can provide information about which compilers/MPI/etc. are compatible with
a specific version of a package.  For example, to see the compilers for which foo/2.4 is built, we can
do something like:</text:p>
          <ns0:p ns0:style-name="rststyle-codeblock">mod4.3.1 (modulerc)&gt; module purge<ns0:line-break/>mod4.3.1 (modulerc)&gt; module avail foo/2.4<ns0:line-break/>- $MOD_GIT_ROOTDIR/doc/example/compiler-etc-dependencies/modulerc4 -<ns0:line-break/>foo/2.4/gcc/(default) <ns0:s ns0:c="16"/>foo/2.4/intel/2019/mvapich/2.3.1 <ns0:s ns0:c="1"/><ns0:line-break/>foo/2.4/gcc/9.1.0/mvapich/2.3.1 <ns0:s ns0:c="6"/>foo/2.4/intel/2019/nompi <ns0:s ns0:c="9"/><ns0:line-break/>foo/2.4/gcc/9.1.0/nompi(default) <ns0:s ns0:c="5"/>foo/2.4/intel/2019/openmpi/4.0 <ns0:s ns0:c="3"/><ns0:line-break/>foo/2.4/gcc/9.1.0/openmpi/4.0 <ns0:s ns0:c="8"/>foo/2.4/pgi/19.4/nompi(default) <ns0:s ns0:c="2"/><ns0:line-break/>foo/2.4/intel/2019/intelmpi(default) <ns0:s ns0:c="1"/>foo/2.4/pgi/19.4/openmpi/3.1 <ns0:s ns0:c="5"/></ns0:p>
          <text:p text:style-name="rststyle-textbody">Similary, to see the builds of foo using gcc compilers, one can do something like:</text:p>
          <ns0:p ns0:style-name="rststyle-codeblock">mod4.3.1 (modulerc)&gt; module purge<ns0:line-break/>mod4.3.1 (modulerc)&gt; module avail foo/gcc<ns0:line-break/>- $MOD_GIT_ROOTDIR/doc/example/compiler-etc-dependencies/modulerc4 -<ns0:line-break/>foo/gcc/(default) <ns0:s ns0:c="13"/>foo/gcc/8.2.0/openmpi/3.1/1.1 <ns0:s ns0:c="3"/><ns0:line-break/>foo/gcc/8.2.0/(default) <ns0:s ns0:c="7"/>foo/gcc/9.1.0/mvapich/2.3.1/2.4 <ns0:s ns0:c="1"/><ns0:line-break/>foo/gcc/8.2.0/mvapich/2.1/1.1 <ns0:s ns0:c="1"/>foo/gcc/9.1.0/nompi/(default) <ns0:s ns0:c="3"/><ns0:line-break/>foo/gcc/8.2.0/nompi/(default) <ns0:s ns0:c="1"/>foo/gcc/9.1.0/nompi/2.4 <ns0:s ns0:c="9"/><ns0:line-break/>foo/gcc/8.2.0/nompi/1.1 <ns0:s ns0:c="7"/>foo/gcc/9.1.0/openmpi/4.0/2.4 <ns0:s ns0:c="3"/></ns0:p>
          <text:p text:style-name="rststyle-textbody">The other strategies do not readily provide that information.  The next best case is the Modulepath-based
strategies, because here at least a module avail will tell you what versions of a package are compatible
with the currently loaded compiler/MPI/etc, e.g.:</text:p>
          <ns0:p ns0:style-name="rststyle-codeblock">mod4.3.1 (modulepath)&gt; module purge<ns0:line-break/>mod4.3.1 (modulepath)&gt; module load intel/2019<ns0:line-break/>mod4.3.1 (modulepath)&gt; module avail foo/2.4<ns0:line-break/>- $MOD_GIT_ROOTDIR/doc/example/compiler-etc-dependencies/modulepath/Compiler/intel/2019 -<ns0:line-break/>foo/2.4 <ns0:s ns0:c="1"/></ns0:p>
          <text:p text:style-name="rststyle-textbody">But the Flavours and Homebrewed-flavors strategies do not readily show what versions of packages are built
for which compilers, etc.  You would need to load a compiler/MPI/etc combination, and then try loading
a particular version of a package.</text:p>
          <text:p text:style-name="rststyle-textbody">Lastly, with the Modulerc-based strategy, the module list command explicitly shows information
about the compiler/MPI/etc used to build the loaded modules, as that is part of the full modulename.
This information is not explicitly visible in the other three strategies, but that is usually not
a problem.  As long as the various user commands result in a set of modules wherein every module depending
on either a compiler or MPI library, etc. is built for the currently loaded compiler/MPI library/etc.,
that information is redundant.</text:p>
          <text:p text:style-name="rststyle-textbody">The only cases where this is potentially an issue are the sort of edge cases described in the previous
section, e.g. if one were to do something like:</text:p>
          <ns0:p ns0:style-name="rststyle-codeblock">module purge<ns0:line-break/>module load intel/2019<ns0:line-break/>module load foo<ns0:line-break/>foo # this should be <ns0:s ns0:c="1"/>foo/2.4 built for intel/2019 without MPI<ns0:line-break/>module load openmpi<ns0:line-break/>foo # What build is this, with or without MPI?</ns0:p>
          <text:p text:style-name="rststyle-textbody">In the above example, for the Flavours, Homebrewed-flavors, and Modulepath-based strategies a
module list at the end would simply list something like:</text:p>
          <ns0:p ns0:style-name="rststyle-codeblock">Currently Loaded Modulefiles:<ns0:line-break/>1) intel/2019 <ns0:s ns0:c="2"/>2) foo/2.4 <ns0:s ns0:c="2"/>3) openmpi/4.0</ns0:p>
          <text:p text:style-name="rststyle-textbody">For the Flavours strategy, foo would be built with MPI support, but for the other
two, foo would still be the non-MPI build, which is not readily apparent from the
above output (although possibly could be inferred by the ordering of the modules).</text:p>
        </text:section>
        <text:section text:name="Section26" text:style-name="Sect2">
          <text:h text:outline-level="2" text:style-name="rststyle-heading2">Ease of Navigating the Module Tree</text:h>
          <text:p text:style-name="rststyle-textbody">The final criterion to be discussed is the ease of navigating the module tree.
Ideally, we would like it so that when an user gives a partial modulename the
system resolves in a sensible manner.  Typically a partial modulename will be
a package name without a version, in which case ideally the latest version of
the package (compatible with previously loaded compiler, etc), should be loaded.
And indeed, for a simple case like:</text:p>
          <ns0:p ns0:style-name="rststyle-codeblock">module purge<ns0:line-break/>module load intel<ns0:line-break/>module load foo</ns0:p>
          <text:p text:style-name="rststyle-textbody">all the strategies do just that.  The intel module will default to intel/2019,
and foo to version 2.4 built for intel/2019.  However, with even a slight modification
things begin to diverge, e.g.:</text:p>
          <ns0:p ns0:style-name="rststyle-codeblock">module purge<ns0:line-break/>module load intel/2018<ns0:line-break/>module load foo</ns0:p>
          <text:p text:style-name="rststyle-textbody">In this second case, the Flavours and Homebrewed-flavors strategies still default
the version of foo to version 2.4, despite there being no build of foo/2.4 for intel/2018.
That is because they do not do intelligent defaulting, and will simply default
the version of foo to the highest version they see
even though it is not compatible with the loaded compiler.
Thus the load of foo will fail for Flavours and Homebrewed-flavors strategies.
However, for the Modulerc-based and Modulepath-based strategies, the module load of foo
will successfully load foo version 1.1 built for intel/2018.  For the Modulepath-based
strategy, this is because the only foo modules currently visible are compatible with the
loaded intel/2018 compiler, and it simply defaults to the highest version seen.  For
the Modulerc-based strategy, the .modulerc file directly under foo directs it down the
subdirectory for the intel compiler family, which has a .modulerc defaulting to the 2018 subdirectory
(as the currently loaded compiler version), which has a .modulerc defaulting to the nompi
subdirectory (the MPI family as no MPI library was loaded).  At this point, there is not
another .modulerc file, so the latest version will be defaulted to, and
foo/intel/2018/nompi/1.1 module will be loaded.</text:p>
          <text:p text:style-name="rststyle-textbody">The situation is analogous when there are chained dependencies (e.g. compiler and MPI
libraries); the Flavours and Homebrewed-flavors strategies will default to the latest
version of the package they know about, regardless of whether it is compatible with the
loaded environment.  If it is compatible, it will be loaded and all is well, if not the
load command will fail with an error message.  Not horrible; the set of loaded modules is
still consistent, but not terribly user-friendly either.</text:p>
          <text:p text:style-name="rststyle-textbody">For the Modulerc-based and Modulepath-based strategies, the latest build compatible with
the various dependencies will be loaded (or if no build is compatible, the load will fail
with an appropriate error).</text:p>
          <text:p text:style-name="rststyle-textbody">For the Flavours, Homebrewed-flavors, and Modulepath-based strategies, typically modulenames
only consist of the package name and version components, so generally only partial modulenames
seen are packages without a version.  The Modulerc-based strategy has much longer modulenames,
and therefore a greater variety of partial modulenames, which can allow for interesting
possibilities.  For example, one could do <text:span text:style-name="rststyle-inlineliteral">module load foo/pgi</text:span>, which (assuming no compiler
was previously loaded), would load the latest version of foo built with the latest version of
the pgi cmopiler.  The module command will start looking for a modulefile in the
foo/pgi subdirectory of the foo module structure,
where the .modulerc file will attempt to default to the version of pgi which was loaded, but as
no compiler was loaded, the modulerc file will terminate without setting a default, and the
modulecmd will default to the latest version, and descend into that directory (19.4).  Here,
the .modulerc will attempt to default to the MPI family, but since none is loaded (as that
would require a compiler to have been loaded), it defaults to the nompi directory, and then
to the latest version in the nompi subdirectory.  So the module foo/pgi/19.4/nompi/2.4 will
get loaded, which will also cause pgi/19.4 to get loaded.  Should we have issued that module
load after having loaded a non-pgi compiler, the same module file would get loaded, but it
would detect an incompatible previously loaded compiler and abort with an error.  Should a
pgi compiler have been previously loaded, we would have gotten the latest version of foo built
for that compiler (and possibly with any previously loaded MPI library).</text:p>
          <text:p text:style-name="rststyle-textbody">The above is supported because we create a PACKAGE/COMPILER_FAMILY/COMPILER_VERSION/.../PKGVERSION
tree in the package's modulefile directory for packages depending on the compiler.  Possibly
with additional components to the modulename for MPI libraries, etc.  These are created
to allow for the more basic <text:span text:style-name="rststyle-inlineliteral">module load foo</text:span> case, but because the module path is
descended component by component, it works if you jump in in the middle as well
(and will fail if you try something stupid like</text:p>
          <ns0:p ns0:style-name="rststyle-codeblock">module load intel/2019<ns0:line-break/>module load foo/pgi</ns0:p>
          <text:p text:style-name="rststyle-textbody">But a more interesting case is when there are somewhat disjoint options on the builds.
Consider the case of the bar package from the examples, which in addition to the compiler
and builds supporting different SIMD levels.  For the Flavours and Homebrewed-flavors
strategies, we handled this with a pseudo-simd package and modules.  This worked, and allowed
for one to select a build that matched both compiler and SIMD level, but you likely need to
manually select a bar version compatible with both of these, as these strategies will not
do intelligent defaulting of versions.</text:p>
          <text:p text:style-name="rststyle-textbody">For the Modulepath-based strategy, we added the SIMD label as a final component to the
modulename, but the defaulting was somewhat simple (e.g. alway default to lowest SIMD).</text:p>
          <text:p text:style-name="rststyle-textbody">With the Modulerc-based strategy, we added an additional naming scheme for the bar modulefiles,
so they can start with bar/BARVERSION, or bar/COMPILER_FAMILY, or bar/SIMD_LEVEL.  This not
only makes it easier to view which versions of bar for which compilers are built with support
for a given SIMD level (e.g. module avail bar/avx2), but also one can do something like:</text:p>
          <ns0:p ns0:style-name="rststyle-codeblock">module load pgi/19.4<ns0:line-break/>module load bar/avx</ns0:p>
          <text:p text:style-name="rststyle-textbody">to load the latest version of bar built for pgi/19.4 with AVX support.  While there is
overhead associated with adding a new naming scheme like that (you add another set of
modulefiles to bar and a new subdirectory tree), this can be done on a per package
basis and when done judiciously it can be convenient for the users.</text:p>
        </text:section>
      </text:section>
      <text:section text:name="Section27" text:style-name="Sect1">
        <text:h text:outline-level="1" text:style-name="rststyle-heading1">Conclusions</text:h>
        <text:p text:style-name="rststyle-textbody">We have presented four strategies for dealing with modulefiles for packages
with multiple builds depending on compiler, MPI, and/or other factors.  All
four strategies can deal with the basic requirement of loading of the correct build
of a package depending on the previously loaded dependencies, or failing with
a reasonable error message if no such build is available.  They all have their
own strengths and weaknesses beyond that, which I have tried to present objectively.
I hope this might be of use when you evaluate how to handle this issue at your
site.</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payerle</meta:initial-creator>
    <meta:creation-date>2019-12-20T10:30:04</meta:creation-date>
    <dc:creator>payerle</dc:creator>
    <dc:date>2019-12-20T10:30:04</dc:date>
    <dc:language>en-US</dc:language>
    <meta:editing-cycles>1</meta:editing-cycles>
    <meta:editing-duration>PT00M01S</meta:editing-duration>
    <dc:title>Handling Compiler and other Package Dependencies</dc:title>
  </office:meta>
</office:document-meta>
</file>